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5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media-type="application/vnd.oasis.opendocument.formula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size="14pt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normal" style:font-weight-asian="normal" style:font-weight-complex="normal"/>
    </style:style>
    <style:style style:name="P1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text-autospace="none"/>
      <style:text-properties style:font-name="Courier New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Times New Roman" fo:font-size="8pt" fo:font-style="normal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8pt" style:font-name-asian="Consolas" style:font-size-asian="8pt" style:font-name-complex="Consolas" style:font-size-complex="8pt"/>
    </style:style>
    <style:style style:name="P40" style:family="paragraph" style:parent-style-name="Standard">
      <style:paragraph-properties fo:text-align="start" style:justify-single-word="false" style:text-autospace="none"/>
      <style:text-properties style:use-window-font-color="true" style:font-name="Consolas" fo:font-size="8pt" fo:font-style="normal" fo:font-weight="bold" style:font-name-asian="Consolas" style:font-size-asian="8pt" style:font-style-asian="normal" style:font-weight-asian="bold" style:font-name-complex="Consolas" style:font-size-complex="8pt" style:font-style-complex="normal" style:font-weight-complex="bold"/>
    </style:style>
    <style:style style:name="P41" style:family="paragraph" style:parent-style-name="Standard">
      <style:paragraph-properties style:text-autospace="none"/>
      <style:text-properties fo:color="#008000" style:font-name="Consolas" fo:font-size="8pt" style:font-name-asian="Consolas" style:font-size-asian="8pt" style:font-name-complex="Consolas" style:font-size-complex="8pt"/>
    </style:style>
    <style:style style:name="P4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3" style:family="paragraph" style:parent-style-name="Standard">
      <style:paragraph-properties fo:text-align="start" style:justify-single-word="false" style:text-autospace="none"/>
      <style:text-properties fo:font-size="8pt" style:font-size-asian="8pt" style:font-size-complex="8pt"/>
    </style:style>
    <style:style style:name="P44" style:family="paragraph" style:parent-style-name="Standard">
      <style:paragraph-properties fo:text-align="center" style:justify-single-word="false" style:text-autospace="none"/>
      <style:text-properties fo:font-size="12pt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in" fo:margin-right="0in" style:line-height-at-least="0.15in" fo:orphans="2" fo:widows="2" fo:text-indent="0in" style:auto-text-indent="false"/>
      <style:text-properties fo:font-size="10pt" style:font-size-asian="10pt" style:font-size-complex="10pt"/>
    </style:style>
    <style:style style:name="P47" style:family="paragraph" style:parent-style-name="Text_20_body">
      <style:paragraph-properties fo:text-align="start" style:justify-single-word="false" style:text-autospace="none"/>
      <style:text-properties fo:font-size="10pt" style:font-size-asian="10pt" style:font-size-complex="10pt"/>
    </style:style>
    <style:style style:name="P48" style:family="paragraph" style:parent-style-name="Standard" style:master-page-name="First_20_Page">
      <style:paragraph-properties fo:text-align="center" style:justify-single-word="false" style:page-number="auto" fo:break-before="page"/>
      <style:text-properties fo:color="#000000" fo:font-size="18pt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size-complex="10pt" style:font-weight-complex="normal"/>
    </style:style>
    <style:style style:name="T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style:text-blinking="false" style:font-name-asian="Courier New" style:font-style-asian="normal" style:font-weight-asian="normal" style:font-name-complex="Courier New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letter-spacing="normal" fo:font-style="italic" style:text-underline-style="none" fo:font-weight="normal" style:text-blinking="false" style:font-name-asian="Courier New" style:font-style-asian="italic" style:font-weight-asian="normal" style:font-name-complex="Courier New" style:font-style-complex="italic" style:font-weight-complex="normal"/>
    </style:style>
    <style:style style:name="T5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6" style:family="text">
      <style:text-properties style:font-name="Times New Roman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" fo:font-size="8pt" style:font-name-asian="Courier New" style:font-size-asian="8pt" style:font-name-complex="Courier New" style:font-size-complex="8pt"/>
    </style:style>
    <style:style style:name="T10" style:family="text">
      <style:text-properties fo:font-style="normal" style:font-name-asian="Courier New" style:font-style-asian="normal" style:font-name-complex="Courier New" style:font-style-complex="normal"/>
    </style:style>
    <style:style style:name="T11" style:family="text">
      <style:text-properties style:use-window-font-color="true" style:font-name="Consolas" style:font-name-asian="Consolas" style:font-name-complex="Consolas"/>
    </style:style>
    <style:style style:name="T12" style:family="text">
      <style:text-properties style:use-window-font-color="true" style:font-name="Consolas" fo:language="zxx" fo:country="none" style:font-name-asian="Consolas" style:font-name-complex="Consolas"/>
    </style:style>
    <style:style style:name="T13" style:family="text">
      <style:text-properties style:use-window-font-color="true" fo:language="zxx" fo:country="none"/>
    </style:style>
    <style:style style:name="T14" style:family="text">
      <style:text-properties fo:color="#0000ff" style:font-name="Consolas" style:font-name-asian="Consolas" style:font-name-complex="Consolas"/>
    </style:style>
    <style:style style:name="T15" style:family="text">
      <style:text-properties fo:color="#0000ff" style:font-name="Consolas" fo:language="zxx" fo:country="none" style:font-name-asian="Consolas" style:font-name-complex="Consolas"/>
    </style:style>
    <style:style style:name="T16" style:family="text">
      <style:text-properties fo:color="#a31515" style:font-name="Consolas" style:font-name-asian="Consolas" style:font-name-complex="Consolas"/>
    </style:style>
    <style:style style:name="T17" style:family="text">
      <style:text-properties fo:color="#008000" style:font-name="Consolas" style:font-name-asian="Consolas" style:font-name-complex="Consolas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0799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omputing the Prime Counting Function with Linnik's Identity</text:p>
      <text:p text:style-name="P2"><text:s/>in <draw:frame draw:style-name="fr1" draw:name="Object271" text:anchor-type="as-char" svg:y="-0.4437in" svg:width="1.2366in" svg:height="0.4925in" draw:z-index="0"><draw:object xlink:href="./Object 72" xlink:type="simple" xlink:show="embed" xlink:actuate="onLoad"/><draw:image xlink:href="./ObjectReplacements/Object 72" xlink:type="simple" xlink:show="embed" xlink:actuate="onLoad"/><svg:desc>formula</svg:desc></draw:frame> Time and <draw:frame draw:style-name="fr1" draw:name="Object272" text:anchor-type="as-char" svg:y="-0.4437in" svg:width="1.2335in" svg:height="0.4925in" draw:z-index="1"><draw:object xlink:href="./Object 73" xlink:type="simple" xlink:show="embed" xlink:actuate="onLoad"/><draw:image xlink:href="./ObjectReplacements/Object 73" xlink:type="simple" xlink:show="embed" xlink:actuate="onLoad"/><svg:desc>formula</svg:desc></draw:frame> Space</text:p>
      <text:p text:style-name="P11"/>
      <text:p text:style-name="P12">Nathan McKenzie</text:p>
      <text:p text:style-name="P12">11-23-2011</text:p>
      <text:p text:style-name="P12"/>
      <text:p text:style-name="P10"/>
      <text:section text:style-name="Sect1" text:name="Section1">
        <text:p text:style-name="P45">1. Overview</text:p>
        <text:p text:style-name="P13"/>
        <text:p text:style-name="P14">This paper will describe an algorithm for counting primes in roughly<draw:frame draw:style-name="fr1" draw:name="Object32" text:anchor-type="as-char" svg:y="-0.2437in" svg:width="0.5035in" svg:height="0.2681in" draw:z-index="7"><draw:object xlink:href="./Object 8" xlink:type="simple" xlink:show="embed" xlink:actuate="onLoad"/><draw:image xlink:href="./ObjectReplacements/Object 8" xlink:type="simple" xlink:show="embed" xlink:actuate="onLoad"/></draw:frame>time and<draw:frame draw:style-name="fr1" draw:name="Object17" text:anchor-type="as-char" svg:y="-0.2437in" svg:width="0.5016in" svg:height="0.2681in" draw:z-index="8"><draw:object xlink:href="./Object 19" xlink:type="simple" xlink:show="embed" xlink:actuate="onLoad"/><draw:image xlink:href="./ObjectReplacements/Object 19" xlink:type="simple" xlink:show="embed" xlink:actuate="onLoad"/></draw:frame>space based on Linnik's identity.</text:p>
        <text:p text:style-name="P46"/>
        <text:p text:style-name="P14">The identity of Linnik[1] which we are interested in states, for our purposes,</text:p>
        <text:p text:style-name="P15"/>
        <text:p text:style-name="P15"><draw:frame draw:style-name="fr2" draw:name="Object18" text:anchor-type="as-char" svg:y="0in" svg:width="2.5602in" svg:height="0.3866in" draw:z-index="9"><draw:object xlink:href="./Object 20" xlink:type="simple" xlink:show="embed" xlink:actuate="onLoad"/><draw:image xlink:href="./ObjectReplacements/Object 20" xlink:type="simple" xlink:show="embed" xlink:actuate="onLoad"/></draw:frame></text:p>
        <text:p text:style-name="P21">(1.1)</text:p>
        <text:p text:style-name="P14"/>
        <text:p text:style-name="P14">where <text:span text:style-name="T8">p</text:span> is a prime number and<draw:frame draw:style-name="fr1" draw:name="Object26" text:anchor-type="as-char" svg:y="-0.1319in" svg:width="0.4638in" svg:height="0.1752in" draw:z-index="10"><draw:object xlink:href="./Object 28" xlink:type="simple" xlink:show="embed" xlink:actuate="onLoad"/><draw:image xlink:href="./ObjectReplacements/Object 28" xlink:type="simple" xlink:show="embed" xlink:actuate="onLoad"/></draw:frame>is the strict count of divisors function such that</text:p>
        <text:p text:style-name="P14"/>
        <text:p text:style-name="P15"><draw:frame draw:style-name="fr2" draw:name="Object107" text:anchor-type="as-char" svg:y="0in" svg:width="1.6717in" svg:height="0.3472in" draw:z-index="11"><draw:object xlink:href="./Object 34" xlink:type="simple" xlink:show="embed" xlink:actuate="onLoad"/><draw:image xlink:href="./ObjectReplacements/Object 34" xlink:type="simple" xlink:show="embed" xlink:actuate="onLoad"/></draw:frame></text:p>
        <text:p text:style-name="P16"/>
        <text:p text:style-name="P15"><draw:frame draw:style-name="fr2" draw:name="Object35" text:anchor-type="as-char" svg:y="-0.3272in" svg:width="1.2638in" svg:height="0.3472in" draw:z-index="12"><draw:object xlink:href="./Object 37" xlink:type="simple" xlink:show="embed" xlink:actuate="onLoad"/><draw:image xlink:href="./ObjectReplacements/Object 37" xlink:type="simple" xlink:show="embed" xlink:actuate="onLoad"/></draw:frame><draw:frame draw:style-name="fr2" draw:name="Object62" text:anchor-type="as-char" svg:y="-0.3272in" svg:width="1.2693in" svg:height="0.3472in" draw:z-index="13"><draw:object xlink:href="./Object 70" xlink:type="simple" xlink:show="embed" xlink:actuate="onLoad"/><draw:image xlink:href="./ObjectReplacements/Object 70" xlink:type="simple" xlink:show="embed" xlink:actuate="onLoad"/></draw:frame></text:p>
        <text:p text:style-name="P15"/>
        <text:p text:style-name="P16">Note that <draw:frame draw:style-name="fr1" draw:name="Object42" text:anchor-type="as-char" svg:y="-0.1319in" svg:width="0.6484in" svg:height="0.1752in" draw:z-index="14"><draw:object xlink:href="./Object 50" xlink:type="simple" xlink:show="embed" xlink:actuate="onLoad"/><draw:image xlink:href="./ObjectReplacements/Object 50" xlink:type="simple" xlink:show="embed" xlink:actuate="onLoad"/></draw:frame>when<draw:frame draw:style-name="fr1" draw:name="Object46" text:anchor-type="as-char" svg:y="-0.1319in" svg:width="0.3929in" svg:height="0.1736in" draw:z-index="15"><draw:object xlink:href="./Object 54" xlink:type="simple" xlink:show="embed" xlink:actuate="onLoad"/><draw:image xlink:href="./ObjectReplacements/Object 54" xlink:type="simple" xlink:show="embed" xlink:actuate="onLoad"/></draw:frame> The strict count of divisors function is connected to the standard count of divisors function by</text:p>
        <text:p text:style-name="P15"><draw:frame draw:style-name="fr2" draw:name="Object72" text:anchor-type="as-char" svg:y="0.0807in" svg:width="1.6209in" svg:height="0.3752in" draw:z-index="16"><draw:object xlink:href="./Object 38" xlink:type="simple" xlink:show="embed" xlink:actuate="onLoad"/><draw:image xlink:href="./ObjectReplacements/Object 38" xlink:type="simple" xlink:show="embed" xlink:actuate="onLoad"/></draw:frame></text:p>
        <text:p text:style-name="P21">(1.2)</text:p>
        <text:p text:style-name="P16">where <draw:frame draw:style-name="fr1" draw:name="Object73" text:anchor-type="as-char" svg:y="-0.1319in" svg:width="0.2102in" svg:height="0.1752in" draw:z-index="17"><draw:object xlink:href="./Object 39" xlink:type="simple" xlink:show="embed" xlink:actuate="onLoad"/><draw:image xlink:href="./ObjectReplacements/Object 39" xlink:type="simple" xlink:show="embed" xlink:actuate="onLoad"/></draw:frame> is the standard count of divisors function such that</text:p>
        <text:p text:style-name="P16"/>
        <text:p text:style-name="P15"><draw:frame draw:style-name="fr2" draw:name="Object202" text:anchor-type="as-char" svg:y="-0.3272in" svg:width="1.5in" svg:height="0.3472in" draw:z-index="18"><draw:object xlink:href="./Object 40" xlink:type="simple" xlink:show="embed" xlink:actuate="onLoad"/><draw:image xlink:href="./ObjectReplacements/Object 40" xlink:type="simple" xlink:show="embed" xlink:actuate="onLoad"/></draw:frame></text:p>
        <text:p text:style-name="P16">and</text:p>
        <text:p text:style-name="P15"><draw:frame draw:style-name="fr2" draw:name="Object930" text:anchor-type="as-char" svg:y="-0.3272in" svg:width="0.5811in" svg:height="0.1752in" draw:z-index="19"><draw:object xlink:href="./Object 41" xlink:type="simple" xlink:show="embed" xlink:actuate="onLoad"/><draw:image xlink:href="./ObjectReplacements/Object 41" xlink:type="simple" xlink:show="embed" xlink:actuate="onLoad"/></draw:frame><draw:frame draw:style-name="fr2" draw:name="Object63" text:anchor-type="as-char" svg:y="-0.4154in" svg:width="1.2126in" svg:height="0.3472in" draw:z-index="20"><draw:object xlink:href="./Object 71" xlink:type="simple" xlink:show="embed" xlink:actuate="onLoad"/><draw:image xlink:href="./ObjectReplacements/Object 71" xlink:type="simple" xlink:show="embed" xlink:actuate="onLoad"/></draw:frame></text:p>
        <text:p text:style-name="P16"/>
        <text:p text:style-name="P9"><text:span text:style-name="T18">The approach for prime counting here is closely related to the method for calculating Mertens function described by </text:span><text:span text:style-name="Strong_20_Emphasis"><text:span text:style-name="T1">Deléglise</text:span></text:span><text:span text:style-name="Strong_20_Emphasis"><text:span text:style-name="T2"> and Rivat</text:span></text:span><text:span text:style-name="T7"> in [2].</text:span></text:p>
        <text:p text:style-name="P23"/>
        <text:p text:style-name="P37">2. Counting Primes with the Strict Count of Divisors Summatory Functions </text:p>
        <text:p text:style-name="P14"/>
        <text:p text:style-name="P14">We begin by defining the strict count of divisors summatory function for <draw:frame draw:style-name="fr1" draw:name="Object816" text:anchor-type="as-char" svg:y="-0.1362in" svg:width="0.4654in" svg:height="0.1752in" draw:z-index="21"><draw:object xlink:href="./Object 42" xlink:type="simple" xlink:show="embed" xlink:actuate="onLoad"/><draw:image xlink:href="./ObjectReplacements/Object 42" xlink:type="simple" xlink:show="embed" xlink:actuate="onLoad"/></draw:frame>:</text:p>
        <text:p text:style-name="P14"/>
        <text:p text:style-name="P15"><draw:frame draw:style-name="fr2" draw:name="Object36" text:anchor-type="as-char" svg:y="0in" svg:width="1.172in" svg:height="0.3752in" draw:z-index="22"><draw:object xlink:href="./Object 43" xlink:type="simple" xlink:show="embed" xlink:actuate="onLoad"/><draw:image xlink:href="./ObjectReplacements/Object 43" xlink:type="simple" xlink:show="embed" xlink:actuate="onLoad"/></draw:frame></text:p>
        <text:p text:style-name="P21">(2.1)</text:p>
        <text:p text:style-name="P14"/>
        <text:p text:style-name="P14">Summing Linnik's identity, (1.1), from <text:span text:style-name="T8">1</text:span> to <text:span text:style-name="T8">n</text:span> then gives the following identity</text:p>
        <text:p text:style-name="P14"/>
        <text:p text:style-name="P15"><draw:frame draw:style-name="fr2" draw:name="Object37" text:anchor-type="as-char" svg:y="0in" svg:width="1.6035in" svg:height="0.3866in" draw:z-index="23"><draw:object xlink:href="./Object 44" xlink:type="simple" xlink:show="embed" xlink:actuate="onLoad"/><draw:image xlink:href="./ObjectReplacements/Object 44" xlink:type="simple" xlink:show="embed" xlink:actuate="onLoad"/></draw:frame></text:p>
        <text:p text:style-name="P20">(2.2)</text:p>
        <text:p text:style-name="P14"/>
        <text:p text:style-name="P14">where the right hand side is the prime power counting function.</text:p>
        <text:p text:style-name="P14"/>
        <text:p text:style-name="P14">If we rely on standard techniques, we can invert the prime power counting function like so</text:p>
        <text:p text:style-name="P14"/>
        <text:p text:style-name="P15"><draw:frame draw:style-name="fr2" draw:name="Object38" text:anchor-type="as-char" svg:y="0.0154in" svg:width="1.4063in" svg:height="0.3783in" draw:z-index="24"><draw:object xlink:href="./Object 45" xlink:type="simple" xlink:show="embed" xlink:actuate="onLoad"/><draw:image xlink:href="./ObjectReplacements/Object 45" xlink:type="simple" xlink:show="embed" xlink:actuate="onLoad"/></draw:frame></text:p>
        <text:p text:style-name="P20">(2.3)</text:p>
        <text:p text:style-name="P14"/>
        <text:p text:style-name="P14">where<draw:frame draw:style-name="fr1" draw:name="Object39" text:anchor-type="as-char" svg:y="-0.1362in" svg:width="0.3665in" svg:height="0.1583in" draw:z-index="25"><draw:object xlink:href="./Object 46" xlink:type="simple" xlink:show="embed" xlink:actuate="onLoad"/><draw:image xlink:href="./ObjectReplacements/Object 46" xlink:type="simple" xlink:show="embed" xlink:actuate="onLoad"/></draw:frame>is the prime counting function and <draw:frame draw:style-name="fr1" draw:name="Object619" text:anchor-type="as-char" svg:y="-0.1362in" svg:width="0.35in" svg:height="0.1583in" draw:z-index="26"><draw:object xlink:href="./Object 47" xlink:type="simple" xlink:show="embed" xlink:actuate="onLoad"/><draw:image xlink:href="./ObjectReplacements/Object 47" xlink:type="simple" xlink:show="embed" xlink:actuate="onLoad"/></draw:frame> is the Möbius function, and we finally arrive at our goal, which is the number of primes in terms of the strict count of divisors summatory functions.</text:p>
        <text:p text:style-name="P14"/>
        <text:p text:style-name="P15"><draw:frame draw:style-name="fr2" draw:name="Object40" text:anchor-type="as-char" svg:y="0.0154in" svg:width="1.952in" svg:height="0.3783in" draw:z-index="27"><draw:object xlink:href="./Object 48" xlink:type="simple" xlink:show="embed" xlink:actuate="onLoad"/><draw:image xlink:href="./ObjectReplacements/Object 48" xlink:type="simple" xlink:show="embed" xlink:actuate="onLoad"/></draw:frame></text:p>
        <text:p text:style-name="P20">(2.4)</text:p>
        <text:p text:style-name="P19"/>
        <text:p text:style-name="P14">One basic combinatorial propertiy of <draw:frame draw:style-name="fr1" draw:name="Object47" text:anchor-type="as-char" svg:y="-0.1362in" svg:width="0.4654in" svg:height="0.1752in" draw:z-index="28"><draw:object xlink:href="./Object 55" xlink:type="simple" xlink:show="embed" xlink:actuate="onLoad"/><draw:image xlink:href="./ObjectReplacements/Object 55" xlink:type="simple" xlink:show="embed" xlink:actuate="onLoad"/></draw:frame> and <draw:frame draw:style-name="fr1" draw:name="Object48" text:anchor-type="as-char" svg:y="-0.1362in" svg:width="0.489in" svg:height="0.1752in" draw:z-index="29"><draw:object xlink:href="./Object 56" xlink:type="simple" xlink:show="embed" xlink:actuate="onLoad"/><draw:image xlink:href="./ObjectReplacements/Object 56" xlink:type="simple" xlink:show="embed" xlink:actuate="onLoad"/></draw:frame> we will need is</text:p>
        <text:p text:style-name="P14"/>
        <text:p text:style-name="P15"><draw:frame draw:style-name="fr2" draw:name="Object41" text:anchor-type="as-char" svg:y="-0.3937in" svg:width="1.3508in" svg:height="0.5583in" draw:z-index="30"><draw:object xlink:href="./Object 49" xlink:type="simple" xlink:show="embed" xlink:actuate="onLoad"/><draw:image xlink:href="./ObjectReplacements/Object 49" xlink:type="simple" xlink:show="embed" xlink:actuate="onLoad"/></draw:frame></text:p>
        <text:p text:style-name="P20">(2.5)</text:p>
        <text:p text:style-name="P22"/>
        <text:p text:style-name="P38">3. The Core Strict Number of Divisors Summatory Identity</text:p>
        <text:p text:style-name="P23"/>
        <text:p text:style-name="P16"><text:soft-page-break/>The identity we will use to compute the summed version of Linnik's identity is this</text:p>
        <text:p text:style-name="P16"/>
        <text:p text:style-name="P24"><draw:frame draw:style-name="fr2" draw:name="Object483" text:anchor-type="as-char" svg:y="-1.1327in" svg:width="2.5783in" svg:height="1.5264in" draw:z-index="31"><draw:object xlink:href="./Object 1" xlink:type="simple" xlink:show="embed" xlink:actuate="onLoad"/><draw:image xlink:href="./ObjectReplacements/Object 1" xlink:type="simple" xlink:show="embed" xlink:actuate="onLoad"/></draw:frame></text:p>
        <text:p text:style-name="P21">(3.1)</text:p>
        <text:p text:style-name="P25">for<draw:frame draw:style-name="fr2" draw:name="Object61" text:anchor-type="as-char" svg:y="-0.1425in" svg:width="0.5402in" svg:height="0.1543in" draw:z-index="32"><draw:object xlink:href="./Object 69" xlink:type="simple" xlink:show="embed" xlink:actuate="onLoad"/><draw:image xlink:href="./ObjectReplacements/Object 69" xlink:type="simple" xlink:show="embed" xlink:actuate="onLoad"/></draw:frame>. The derivation of this will follow shortly.</text:p>
        <text:p text:style-name="P25"/>
        <text:p text:style-name="P25">We are going to be working with 3 core computational rules for the sake of efficiency in our final algorithm. <text:s/>First, <draw:frame draw:style-name="fr2" draw:name="Object1" text:anchor-type="as-char" svg:y="-0.1634in" svg:width="0.8547in" svg:height="0.1752in" draw:z-index="33"><draw:object xlink:href="./Object 2" xlink:type="simple" xlink:show="embed" xlink:actuate="onLoad"/><draw:image xlink:href="./ObjectReplacements/Object 2" xlink:type="simple" xlink:show="embed" xlink:actuate="onLoad"/></draw:frame>and so can be computed in constant time and memory. <text:s/>Second, <draw:frame draw:style-name="fr2" draw:name="Object2" text:anchor-type="as-char" svg:y="-0.1425in" svg:width="0.639in" svg:height="0.1752in" draw:z-index="34"><draw:object xlink:href="./Object 5" xlink:type="simple" xlink:show="embed" xlink:actuate="onLoad"/><draw:image xlink:href="./ObjectReplacements/Object 5" xlink:type="simple" xlink:show="embed" xlink:actuate="onLoad"/></draw:frame>and can also be computed in constant time and memory. <text:s/>Third, we will assume that our sieving process will let us look up <draw:frame draw:style-name="fr2" draw:name="Object3" text:anchor-type="as-char" svg:y="-0.1425in" svg:width="1.1398in" svg:height="0.1752in" draw:z-index="35"><draw:object xlink:href="./Object 10" xlink:type="simple" xlink:show="embed" xlink:actuate="onLoad"/><draw:image xlink:href="./ObjectReplacements/Object 10" xlink:type="simple" xlink:show="embed" xlink:actuate="onLoad"/></draw:frame>and <draw:frame draw:style-name="fr2" draw:name="Object9" text:anchor-type="as-char" svg:y="-0.2154in" svg:width="1.2272in" svg:height="0.3283in" draw:z-index="36"><draw:object xlink:href="./Object 11" xlink:type="simple" xlink:show="embed" xlink:actuate="onLoad"/><draw:image xlink:href="./ObjectReplacements/Object 11" xlink:type="simple" xlink:show="embed" xlink:actuate="onLoad"/></draw:frame>in constant time. <text:s/>Thus, the key to this identity is transforming <draw:frame draw:style-name="fr2" draw:name="Object10" text:anchor-type="as-char" svg:y="-0.1425in" svg:width="0.489in" svg:height="0.1752in" draw:z-index="46"><draw:object xlink:href="./Object 12" xlink:type="simple" xlink:show="embed" xlink:actuate="onLoad"/><draw:image xlink:href="./ObjectReplacements/Object 12" xlink:type="simple" xlink:show="embed" xlink:actuate="onLoad"/></draw:frame>into a form that only uses values of <draw:frame draw:style-name="fr2" draw:name="Object11" text:anchor-type="as-char" svg:y="-0.1425in" svg:width="0.4575in" svg:height="0.1752in" draw:z-index="47"><draw:object xlink:href="./Object 13" xlink:type="simple" xlink:show="embed" xlink:actuate="onLoad"/><draw:image xlink:href="./ObjectReplacements/Object 13" xlink:type="simple" xlink:show="embed" xlink:actuate="onLoad"/></draw:frame>, <draw:frame draw:style-name="fr2" draw:name="Object12" text:anchor-type="as-char" svg:y="-0.1425in" svg:width="0.4819in" svg:height="0.1752in" draw:z-index="48"><draw:object xlink:href="./Object 14" xlink:type="simple" xlink:show="embed" xlink:actuate="onLoad"/><draw:image xlink:href="./ObjectReplacements/Object 14" xlink:type="simple" xlink:show="embed" xlink:actuate="onLoad"/></draw:frame>, <draw:frame draw:style-name="fr2" draw:name="Object13" text:anchor-type="as-char" svg:y="-0.1425in" svg:width="1.252in" svg:height="0.1752in" draw:z-index="49"><draw:object xlink:href="./Object 15" xlink:type="simple" xlink:show="embed" xlink:actuate="onLoad"/><draw:image xlink:href="./ObjectReplacements/Object 15" xlink:type="simple" xlink:show="embed" xlink:actuate="onLoad"/></draw:frame>, and <draw:frame draw:style-name="fr2" draw:name="Object14" text:anchor-type="as-char" svg:y="-0.2047in" svg:width="1.2272in" svg:height="0.3283in" draw:z-index="50"><draw:object xlink:href="./Object 16" xlink:type="simple" xlink:show="embed" xlink:actuate="onLoad"/><draw:image xlink:href="./ObjectReplacements/Object 16" xlink:type="simple" xlink:show="embed" xlink:actuate="onLoad"/></draw:frame>. <text:s/>The right hand side of (3.1) usefully does exactly this.</text:p>
        <text:p text:style-name="P25"/>
        <text:p text:style-name="P25">To show why (3.1) works, we need to start with a simpler identity.</text:p>
        <text:p text:style-name="P25"/>
        <text:p text:style-name="P25"/>
        <text:p text:style-name="P24">Establishing the simpler identity</text:p>
        <text:p text:style-name="P25"/>
        <text:p text:style-name="P25">First, we need to show the following</text:p>
        <text:p text:style-name="P25"/>
        <text:p text:style-name="P26"><draw:frame draw:style-name="fr2" draw:name="Object20" text:anchor-type="as-char" svg:y="-0.0846in" svg:width="3.2354in" svg:height="0.8598in" draw:z-index="51"><draw:object xlink:href="./Object 22" xlink:type="simple" xlink:show="embed" xlink:actuate="onLoad"/><draw:image xlink:href="./ObjectReplacements/Object 22" xlink:type="simple" xlink:show="embed" xlink:actuate="onLoad"/></draw:frame></text:p>
        <text:p text:style-name="P21">(3.2)</text:p>
        <text:p text:style-name="P25">where <draw:frame draw:style-name="fr2" draw:name="Object21" text:anchor-type="as-char" svg:y="-0.1425in" svg:width="0.5402in" svg:height="0.1543in" draw:z-index="52"><draw:object xlink:href="./Object 23" xlink:type="simple" xlink:show="embed" xlink:actuate="onLoad"/><draw:image xlink:href="./ObjectReplacements/Object 23" xlink:type="simple" xlink:show="embed" xlink:actuate="onLoad"/></draw:frame>.</text:p>
        <text:p text:style-name="P25"/>
        <text:p text:style-name="P25">We begin with the left hand side of <text:s/>(3.2),</text:p>
        <text:p text:style-name="P25"/>
        <text:p text:style-name="P26"><text:s/><draw:frame draw:style-name="fr2" draw:name="Object25" text:anchor-type="as-char" svg:y="-0.2346in" svg:width="1.5236in" svg:height="0.3752in" draw:z-index="53"><draw:object xlink:href="./Object 27" xlink:type="simple" xlink:show="embed" xlink:actuate="onLoad"/><draw:image xlink:href="./ObjectReplacements/Object 27" xlink:type="simple" xlink:show="embed" xlink:actuate="onLoad"/></draw:frame></text:p>
        <text:p text:style-name="P21">(3.3)</text:p>
        <text:p text:style-name="P25">One basic property of<draw:frame draw:style-name="fr2" draw:name="Object23" text:anchor-type="as-char" svg:y="-0.1425in" svg:width="0.489in" svg:height="0.1752in" draw:z-index="54"><draw:object xlink:href="./Object 25" xlink:type="simple" xlink:show="embed" xlink:actuate="onLoad"/><draw:image xlink:href="./ObjectReplacements/Object 25" xlink:type="simple" xlink:show="embed" xlink:actuate="onLoad"/></draw:frame>is</text:p>
        <text:p text:style-name="P25"/>
        <text:p text:style-name="P26"><draw:frame draw:style-name="fr2" draw:name="Object24" text:anchor-type="as-char" svg:y="-0.5937in" svg:width="1.5902in" svg:height="0.4516in" draw:z-index="55"><draw:object xlink:href="./Object 26" xlink:type="simple" xlink:show="embed" xlink:actuate="onLoad"/><draw:image xlink:href="./ObjectReplacements/Object 26" xlink:type="simple" xlink:show="embed" xlink:actuate="onLoad"/></draw:frame></text:p>
        <text:p text:style-name="P25">and so we can rewrite (3.3) as</text:p>
        <text:p text:style-name="P3"><draw:frame draw:style-name="fr2" draw:name="Object22" text:anchor-type="as-char" svg:y="0.0484in" svg:width="1.8681in" svg:height="0.4783in" draw:z-index="56"><draw:object xlink:href="./Object 24" xlink:type="simple" xlink:show="embed" xlink:actuate="onLoad"/><draw:image xlink:href="./ObjectReplacements/Object 24" xlink:type="simple" xlink:show="embed" xlink:actuate="onLoad"/></draw:frame></text:p>
        <text:p text:style-name="P3"/>
        <text:p text:style-name="P4">We can separate the inner sum into two pieces, giving us</text:p>
        <text:p text:style-name="P4"/>
        <text:p text:style-name="P3"><draw:frame draw:style-name="fr2" draw:name="Object29" text:anchor-type="as-char" svg:y="0.0484in" svg:width="3.5256in" svg:height="0.5827in" draw:z-index="57"><draw:object xlink:href="./Object 31" xlink:type="simple" xlink:show="embed" xlink:actuate="onLoad"/><draw:image xlink:href="./ObjectReplacements/Object 31" xlink:type="simple" xlink:show="embed" xlink:actuate="onLoad"/></draw:frame></text:p>
        <text:p text:style-name="P8">(3.4)</text:p>
        <text:p text:style-name="P8"/>
        <text:p text:style-name="P25">Now, another basic combinatorial property of<draw:frame draw:style-name="fr2" draw:name="Object28" text:anchor-type="as-char" svg:y="-0.1425in" svg:width="0.4638in" svg:height="0.1752in" draw:z-index="58"><draw:object xlink:href="./Object 30" xlink:type="simple" xlink:show="embed" xlink:actuate="onLoad"/><draw:image xlink:href="./ObjectReplacements/Object 30" xlink:type="simple" xlink:show="embed" xlink:actuate="onLoad"/></draw:frame>is</text:p>
        <text:p text:style-name="P25"/>
        <text:p text:style-name="P3"><draw:frame draw:style-name="fr2" draw:name="Object27" text:anchor-type="as-char" svg:y="0in" svg:width="2.3689in" svg:height="0.4783in" draw:z-index="59"><draw:object xlink:href="./Object 29" xlink:type="simple" xlink:show="embed" xlink:actuate="onLoad"/><draw:image xlink:href="./ObjectReplacements/Object 29" xlink:type="simple" xlink:show="embed" xlink:actuate="onLoad"/></draw:frame></text:p>
        <text:p text:style-name="P21">(3.5)</text:p>
        <text:p text:style-name="P25"/>
        <text:p text:style-name="P25">Looking at (3.4), we should be able to see that our first double sum exhibits the pattern in (3.5). <text:s/>So, we can replace it like so</text:p>
        <text:p text:style-name="P25"/>
        <text:p text:style-name="P3"><draw:frame draw:style-name="fr2" draw:name="Object57" text:anchor-type="as-char" svg:y="0.0484in" svg:width="3.4547in" svg:height="0.5827in" draw:z-index="60"><draw:object xlink:href="./Object 65" xlink:type="simple" xlink:show="embed" xlink:actuate="onLoad"/><draw:image xlink:href="./ObjectReplacements/Object 65" xlink:type="simple" xlink:show="embed" xlink:actuate="onLoad"/></draw:frame></text:p>
        <text:p text:style-name="P25"/>
        <text:p text:style-name="P25">thus establishing our identity from (3.2)</text:p>
        <text:p text:style-name="P25"/>
        <text:p text:style-name="P5"><draw:frame draw:style-name="fr2" draw:name="Object30" text:anchor-type="as-char" svg:y="-0.0846in" svg:width="3.2882in" svg:height="0.8598in" draw:z-index="6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<text:p text:style-name="P25"/>
        <text:p text:style-name="P25">Now we have the tool we need to show (3.1).</text:p>
        <text:p text:style-name="P25"/>
        <text:p text:style-name="P25"/>
        <text:p text:style-name="P24">The Broader Identity</text:p>
        <text:p text:style-name="P25"/>
        <text:p text:style-name="P25">We begin with </text:p>
        <text:p text:style-name="P26"><draw:frame draw:style-name="fr2" draw:name="Object15" text:anchor-type="as-char" svg:y="-0.3937in" svg:width="0.8307in" svg:height="0.1752in" draw:z-index="62"><draw:object xlink:href="./Object 9" xlink:type="simple" xlink:show="embed" xlink:actuate="onLoad"/><draw:image xlink:href="./ObjectReplacements/Object 9" xlink:type="simple" xlink:show="embed" xlink:actuate="onLoad"/></draw:frame></text:p>
        <text:p text:style-name="P25"><text:s/>Our identity from (2.5) lets us express this as </text:p>
        <text:p text:style-name="P25"/>
        <text:p text:style-name="P26"><draw:frame draw:style-name="fr2" draw:name="Object58" text:anchor-type="as-char" svg:y="-0.5937in" svg:width="1.2126in" svg:height="0.3752in" draw:z-index="63"><draw:object xlink:href="./Object 66" xlink:type="simple" xlink:show="embed" xlink:actuate="onLoad"/><draw:image xlink:href="./ObjectReplacements/Object 66" xlink:type="simple" xlink:show="embed" xlink:actuate="onLoad"/></draw:frame></text:p>
        <text:p text:style-name="P25">We can obvious split this sum into the following two <text:soft-page-break/>pieces</text:p>
        <text:p text:style-name="P15"/>
        <text:p text:style-name="P15"><draw:frame draw:style-name="fr2" draw:name="Object5" text:anchor-type="as-char" svg:y="-0.5937in" svg:width="2.172in" svg:height="0.3752in" draw:z-index="64"><draw:object xlink:href="./Object 17" xlink:type="simple" xlink:show="embed" xlink:actuate="onLoad"/><draw:image xlink:href="./ObjectReplacements/Object 17" xlink:type="simple" xlink:show="embed" xlink:actuate="onLoad"/></draw:frame></text:p>
        <text:p text:style-name="P15"/>
        <text:p text:style-name="P17"><text:span text:style-name="T5">Based on our core three computational rules, we can look up each of the </text:span><text:span text:style-name="T5"><draw:frame draw:style-name="fr2" draw:name="Object16" text:anchor-type="as-char" svg:y="-0.1425in" svg:width="0.489in" svg:height="0.1752in" draw:z-index="65"><draw:object xlink:href="./Object 18" xlink:type="simple" xlink:show="embed" xlink:actuate="onLoad"/><draw:image xlink:href="./ObjectReplacements/Object 18" xlink:type="simple" xlink:show="embed" xlink:actuate="onLoad"/></draw:frame></text:span><text:span text:style-name="T5">values in the second sum in constant time, and so we are left with</text:span></text:p>
        <text:p text:style-name="P15"/>
        <text:p text:style-name="P15"><draw:frame draw:style-name="fr2" draw:name="Object8" text:anchor-type="as-char" svg:y="-0.5937in" svg:width="1.289in" svg:height="0.3752in" draw:z-index="66"><draw:object xlink:href="./Object 21" xlink:type="simple" xlink:show="embed" xlink:actuate="onLoad"/><draw:image xlink:href="./ObjectReplacements/Object 21" xlink:type="simple" xlink:show="embed" xlink:actuate="onLoad"/></draw:frame></text:p>
        <text:p text:style-name="P25"/>
        <text:p text:style-name="P25">Because <draw:frame draw:style-name="fr2" draw:name="Object59" text:anchor-type="as-char" svg:y="-0.1425in" svg:width="0.639in" svg:height="0.1752in" draw:z-index="67"><draw:object xlink:href="./Object 67" xlink:type="simple" xlink:show="embed" xlink:actuate="onLoad"/><draw:image xlink:href="./ObjectReplacements/Object 67" xlink:type="simple" xlink:show="embed" xlink:actuate="onLoad"/></draw:frame>, we can rewrite this as </text:p>
        <text:p text:style-name="P25"/>
        <text:p text:style-name="P26"><draw:frame draw:style-name="fr2" draw:name="Object19" text:anchor-type="as-char" svg:y="-0.5937in" svg:width="1.678in" svg:height="0.3752in" draw:z-index="68"><draw:object xlink:href="./Object 4" xlink:type="simple" xlink:show="embed" xlink:actuate="onLoad"/><draw:image xlink:href="./ObjectReplacements/Object 4" xlink:type="simple" xlink:show="embed" xlink:actuate="onLoad"/></draw:frame></text:p>
        <text:p text:style-name="P25"/>
        <text:p text:style-name="P25">The identity is now in the form that (3.2) expects, and so this sum must equal</text:p>
        <text:p text:style-name="P25"/>
        <text:p text:style-name="P26"><draw:frame draw:style-name="fr2" draw:name="Object31" text:anchor-type="as-char" svg:y="-0.5937in" svg:width="3.3339in" svg:height="0.4783in" draw:z-index="69"><draw:object xlink:href="./Object 33" xlink:type="simple" xlink:show="embed" xlink:actuate="onLoad"/><draw:image xlink:href="./ObjectReplacements/Object 33" xlink:type="simple" xlink:show="embed" xlink:actuate="onLoad"/></draw:frame></text:p>
        <text:p text:style-name="P25"/>
        <text:p text:style-name="P25">The double sum here satisfies our core computational rules, and so we can look up all of those values of <draw:frame draw:style-name="fr2" draw:name="Object33" text:anchor-type="as-char" svg:y="-0.1425in" svg:width="0.4638in" svg:height="0.1752in" draw:z-index="70"><draw:object xlink:href="./Object 35" xlink:type="simple" xlink:show="embed" xlink:actuate="onLoad"/><draw:image xlink:href="./ObjectReplacements/Object 35" xlink:type="simple" xlink:show="embed" xlink:actuate="onLoad"/></draw:frame>and <draw:frame draw:style-name="fr2" draw:name="Object34" text:anchor-type="as-char" svg:y="-0.1425in" svg:width="0.489in" svg:height="0.1752in" draw:z-index="71"><draw:object xlink:href="./Object 36" xlink:type="simple" xlink:show="embed" xlink:actuate="onLoad"/><draw:image xlink:href="./ObjectReplacements/Object 36" xlink:type="simple" xlink:show="embed" xlink:actuate="onLoad"/></draw:frame>in constant time and never think of them again. <text:s/>Not so with the single sum. <text:s/>So, we are left with computing</text:p>
        <text:p text:style-name="P25"/>
        <text:p text:style-name="P5"><draw:frame draw:style-name="fr2" draw:name="Object4" text:anchor-type="as-char" svg:y="-0.5937in" svg:width="1.6846in" svg:height="0.3752in" draw:z-index="72"><draw:object xlink:href="./Object 3" xlink:type="simple" xlink:show="embed" xlink:actuate="onLoad"/><draw:image xlink:href="./ObjectReplacements/Object 3" xlink:type="simple" xlink:show="embed" xlink:actuate="onLoad"/></draw:frame></text:p>
        <text:p text:style-name="P4"/>
        <text:p text:style-name="P4">This sum is in a form that can work with (3.2), however. <text:s/>So, we can repeat the process again, yielding</text:p>
        <text:p text:style-name="P4"/>
        <text:p text:style-name="P5"><draw:frame draw:style-name="fr2" draw:name="Object6" text:anchor-type="as-char" svg:y="-0.5937in" svg:width="3.3319in" svg:height="0.4783in" draw:z-index="73"><draw:object xlink:href="./Object 6" xlink:type="simple" xlink:show="embed" xlink:actuate="onLoad"/><draw:image xlink:href="./ObjectReplacements/Object 6" xlink:type="simple" xlink:show="embed" xlink:actuate="onLoad"/></draw:frame></text:p>
        <text:p text:style-name="P5"/>
        <text:p text:style-name="P4">Once again, we can look up the values in the double sum, and we're left with a single sum we can apply (3.2) to.</text:p>
        <text:p text:style-name="P4"/>
        <text:p text:style-name="P4">If we repeat this process k-1 times, we are left with</text:p>
        <text:p text:style-name="P4"/>
        <text:p text:style-name="P5"><draw:frame draw:style-name="fr2" draw:name="Object7" text:anchor-type="as-char" svg:y="-0.5937in" svg:width="1.7917in" svg:height="0.3752in" draw:z-index="74"><draw:object xlink:href="./Object 7" xlink:type="simple" xlink:show="embed" xlink:actuate="onLoad"/><draw:image xlink:href="./ObjectReplacements/Object 7" xlink:type="simple" xlink:show="embed" xlink:actuate="onLoad"/></draw:frame></text:p>
        <text:p text:style-name="P4">Our three rules of computation say both of the terms inside the sum can be evaluated in constant time. <text:s/>And so we are done. <text:s/>If we go back through this process and collect all terms that were actually calculated along the way, we will find that we have (3.1).</text:p>
        <text:p text:style-name="P6"/>
        <text:p text:style-name="P7">4. Using the Core Number of Divisors Summatory Identity to Count Primes</text:p>
        <text:p text:style-name="P6"/>
        <text:p text:style-name="P32">If we take <text:span text:style-name="T10">(3.1), and we combine it with our summed version of Linnik's identity,</text:span></text:p>
        <text:p text:style-name="P27"/>
        <text:p text:style-name="P28"><draw:frame draw:style-name="fr2" draw:name="Object43" text:anchor-type="as-char" svg:y="-0.6937in" svg:width="1.6035in" svg:height="0.3866in" draw:z-index="75"><draw:object xlink:href="./Object 51" xlink:type="simple" xlink:show="embed" xlink:actuate="onLoad"/><draw:image xlink:href="./ObjectReplacements/Object 51" xlink:type="simple" xlink:show="embed" xlink:actuate="onLoad"/></draw:frame></text:p>
        <text:p text:style-name="P27">and keep in mind that </text:p>
        <text:p text:style-name="P27"/>
        <text:p text:style-name="P28"><draw:frame draw:style-name="fr2" draw:name="Object44" text:anchor-type="as-char" svg:y="-0.0854in" svg:width="0.9429in" svg:height="0.1752in" draw:z-index="76"><draw:object xlink:href="./Object 52" xlink:type="simple" xlink:show="embed" xlink:actuate="onLoad"/><draw:image xlink:href="./ObjectReplacements/Object 52" xlink:type="simple" xlink:show="embed" xlink:actuate="onLoad"/></draw:frame></text:p>
        <text:p text:style-name="P27"/>
        <text:p text:style-name="P27">then, as a first pass, we can compute the prime power counting function with</text:p>
        <text:p text:style-name="P27"/>
        <text:p text:style-name="P24"><draw:frame draw:style-name="fr2" draw:name="Object93" text:anchor-type="as-char" svg:y="-1.1409in" svg:width="3.2201in" svg:height="1.5346in" draw:z-index="77"><draw:object xlink:href="./Object 106" xlink:type="simple" xlink:show="embed" xlink:actuate="onLoad"/><draw:image xlink:href="./ObjectReplacements/Object 106" xlink:type="simple" xlink:show="embed" xlink:actuate="onLoad"/></draw:frame></text:p>
        <text:p text:style-name="P20">(4.2)</text:p>
        <text:p text:style-name="P19"/>
        <text:p text:style-name="P27">There are two subsequent steps required for turning this equation into its final form for our purposes.</text:p>
        <text:p text:style-name="P27"/>
        <text:p text:style-name="P27">First, for any sum of the form <text:s text:c="66"/></text:p>
        <text:p text:style-name="P28"><draw:frame draw:style-name="fr2" draw:name="Object49" text:anchor-type="as-char" svg:y="-0.4445in" svg:width="0.7957in" svg:height="0.4484in" draw:z-index="78"><draw:object xlink:href="./Object 57" xlink:type="simple" xlink:show="embed" xlink:actuate="onLoad"/><draw:image xlink:href="./ObjectReplacements/Object 57" xlink:type="simple" xlink:show="embed" xlink:actuate="onLoad"/></draw:frame></text:p>
        <text:p text:style-name="P16">only has<draw:frame draw:style-name="fr1" draw:name="Object50" text:anchor-type="as-char" svg:y="-0.2398in" svg:width="0.3047in" svg:height="0.2673in" draw:z-index="79"><draw:object xlink:href="./Object 58" xlink:type="simple" xlink:show="embed" xlink:actuate="onLoad"/><draw:image xlink:href="./ObjectReplacements/Object 58" xlink:type="simple" xlink:show="embed" xlink:actuate="onLoad"/></draw:frame>terms we are concerned with and can be split into</text:p>
        <text:p text:style-name="P16"/>
        <text:p text:style-name="P28"><draw:frame draw:style-name="fr2" draw:name="Object51" text:anchor-type="as-char" svg:y="0in" svg:width="2.2154in" svg:height="0.5492in" draw:z-index="80"><draw:object xlink:href="./Object 59" xlink:type="simple" xlink:show="embed" xlink:actuate="onLoad"/><draw:image xlink:href="./ObjectReplacements/Object 59" xlink:type="simple" xlink:show="embed" xlink:actuate="onLoad"/></draw:frame></text:p>
        <text:p text:style-name="P20">(4.3)</text:p>
        <text:p text:style-name="P27">We also have to choose a suitable value for <text:span text:style-name="T8">a</text:span>. For this paper, <text:span text:style-name="T8">a</text:span> will be <draw:frame draw:style-name="fr1" draw:name="Object52" text:anchor-type="as-char" svg:y="-0.2492in" svg:width="0.2138in" svg:height="0.2661in" draw:z-index="81"><draw:object xlink:href="./Object 60" xlink:type="simple" xlink:show="embed" xlink:actuate="onLoad"/><draw:image xlink:href="./ObjectReplacements/Object 60" xlink:type="simple" xlink:show="embed" xlink:actuate="onLoad"/></draw:frame>, so we will need to calculate <draw:frame draw:style-name="fr1" draw:name="Object53" text:anchor-type="as-char" svg:y="-0.1362in" svg:width="0.4138in" svg:height="0.1583in" draw:z-index="82"><draw:object xlink:href="./Object 61" xlink:type="simple" xlink:show="embed" xlink:actuate="onLoad"/><draw:image xlink:href="./ObjectReplacements/Object 61" xlink:type="simple" xlink:show="embed" xlink:actuate="onLoad"/></draw:frame>up <text:soft-page-break/>to<draw:frame draw:style-name="fr3" draw:name="Object54" text:anchor-type="as-char" svg:y="-0.2437in" svg:width="0.2146in" svg:height="0.2673in" draw:z-index="83"><draw:object xlink:href="./Object 62" xlink:type="simple" xlink:show="embed" xlink:actuate="onLoad"/><draw:image xlink:href="./ObjectReplacements/Object 62" xlink:type="simple" xlink:show="embed" xlink:actuate="onLoad"/></draw:frame>and <draw:frame draw:style-name="fr1" draw:name="Object55" text:anchor-type="as-char" svg:y="-0.1362in" svg:width="0.439in" svg:height="0.1583in" draw:z-index="84"><draw:object xlink:href="./Object 63" xlink:type="simple" xlink:show="embed" xlink:actuate="onLoad"/><draw:image xlink:href="./ObjectReplacements/Object 63" xlink:type="simple" xlink:show="embed" xlink:actuate="onLoad"/></draw:frame>up to <draw:frame draw:style-name="fr1" draw:name="Object56" text:anchor-type="as-char" svg:y="-0.2437in" svg:width="0.2165in" svg:height="0.2673in" draw:z-index="85"><draw:object xlink:href="./Object 64" xlink:type="simple" xlink:show="embed" xlink:actuate="onLoad"/><draw:image xlink:href="./ObjectReplacements/Object 64" xlink:type="simple" xlink:show="embed" xlink:actuate="onLoad"/></draw:frame>. <text:s/>That task will be covered in the next section. <text:s/>Our final identity for the prime power counting function is thus</text:p>
        <text:p text:style-name="P27"/>
        <text:p text:style-name="P24"><draw:frame draw:style-name="fr2" draw:name="Object45" text:anchor-type="as-char" svg:y="-0.6209in" svg:width="4.0083in" svg:height="3.1339in" draw:z-index="86"><draw:object xlink:href="./Object 53" xlink:type="simple" xlink:show="embed" xlink:actuate="onLoad"/><draw:image xlink:href="./ObjectReplacements/Object 53" xlink:type="simple" xlink:show="embed" xlink:actuate="onLoad"/></draw:frame></text:p>
        <text:p text:style-name="P29"><text:s text:c="4"/><text:span text:style-name="T19"><text:s/></text:span><text:span text:style-name="T9"><text:s/></text:span><text:span text:style-name="T19"><text:s text:c="2"/></text:span><text:span text:style-name="T9"><text:s/>(4.4)</text:span></text:p>
        <text:p text:style-name="P18"><text:span text:style-name="T5">Obviously calculating</text:span><text:span text:style-name="T5"><draw:frame draw:style-name="fr1" draw:name="Object67" text:anchor-type="as-char" svg:y="-0.1402in" svg:width="0.4138in" svg:height="0.1583in" draw:z-index="87"><draw:object xlink:href="./Object 74" xlink:type="simple" xlink:show="embed" xlink:actuate="onLoad"/><draw:image xlink:href="./ObjectReplacements/Object 74" xlink:type="simple" xlink:show="embed" xlink:actuate="onLoad"/></draw:frame></text:span><text:span text:style-name="T5">up to </text:span><text:span text:style-name="T5"><draw:frame draw:style-name="fr1" draw:name="Object68" text:anchor-type="as-char" svg:y="-0.2547in" svg:width="0.2146in" svg:height="0.2673in" draw:z-index="88"><draw:object xlink:href="./Object 75" xlink:type="simple" xlink:show="embed" xlink:actuate="onLoad"/><draw:image xlink:href="./ObjectReplacements/Object 75" xlink:type="simple" xlink:show="embed" xlink:actuate="onLoad"/></draw:frame></text:span><text:span text:style-name="T5">can be done relatively quickly. <text:s text:c="2"/>Thus, if you can calculate</text:span><text:span text:style-name="T5"><draw:frame draw:style-name="fr1" draw:name="Object66" text:anchor-type="as-char" svg:y="-0.1417in" svg:width="0.439in" svg:height="0.1583in" draw:z-index="89"><draw:object xlink:href="./Object 76" xlink:type="simple" xlink:show="embed" xlink:actuate="onLoad"/><draw:image xlink:href="./ObjectReplacements/Object 76" xlink:type="simple" xlink:show="embed" xlink:actuate="onLoad"/></draw:frame></text:span><text:span text:style-name="T5">up to</text:span><text:span text:style-name="T5"><draw:frame draw:style-name="fr1" draw:name="Object69" text:anchor-type="as-char" svg:y="-0.2382in" svg:width="0.2165in" svg:height="0.2673in" draw:z-index="90"><draw:object xlink:href="./Object 77" xlink:type="simple" xlink:show="embed" xlink:actuate="onLoad"/><draw:image xlink:href="./ObjectReplacements/Object 77" xlink:type="simple" xlink:show="embed" xlink:actuate="onLoad"/></draw:frame></text:span><text:span text:style-name="T5">in roughly</text:span><text:span text:style-name="T5"><draw:frame draw:style-name="fr1" draw:name="Object70" text:anchor-type="as-char" svg:y="-0.2382in" svg:width="0.4339in" svg:height="0.272in" draw:z-index="91"><draw:object xlink:href="./Object 78" xlink:type="simple" xlink:show="embed" xlink:actuate="onLoad"/><draw:image xlink:href="./ObjectReplacements/Object 78" xlink:type="simple" xlink:show="embed" xlink:actuate="onLoad"/></draw:frame></text:span><text:span text:style-name="T5">time, the above equation can be computed in something like </text:span><text:span text:style-name="T5"><draw:frame draw:style-name="fr1" draw:name="Object71" text:anchor-type="as-char" svg:y="-0.2492in" svg:width="0.7228in" svg:height="0.272in" draw:z-index="92"><draw:object xlink:href="./Object 79" xlink:type="simple" xlink:show="embed" xlink:actuate="onLoad"/><draw:image xlink:href="./ObjectReplacements/Object 79" xlink:type="simple" xlink:show="embed" xlink:actuate="onLoad"/></draw:frame></text:span><text:span text:style-name="T5">steps because of the final two lines in the equation (in actual practice, with some slight term rearrangement in the two small inner sums and sensible memoization, <text:s/>they can be flattened to a log n-sized sum).</text:span></text:p>
        <text:p text:style-name="P30"/>
        <text:p text:style-name="P44"><text:span text:style-name="T6">5. Calculating </text:span><text:span text:style-name="T6"><draw:frame draw:style-name="fr1" draw:name="Object77" text:anchor-type="as-char" svg:y="-0.1472in" svg:width="0.4866in" svg:height="0.1752in" draw:z-index="93"><draw:object xlink:href="./Object 83" xlink:type="simple" xlink:show="embed" xlink:actuate="onLoad"/><draw:image xlink:href="./ObjectReplacements/Object 83" xlink:type="simple" xlink:show="embed" xlink:actuate="onLoad"/></draw:frame></text:span><text:span text:style-name="T6">Up to </text:span><text:span text:style-name="T6"><draw:frame draw:style-name="fr1" draw:name="Object78" text:anchor-type="as-char" svg:y="-0.2492in" svg:width="0.2165in" svg:height="0.2673in" draw:z-index="94"><draw:object xlink:href="./Object 84" xlink:type="simple" xlink:show="embed" xlink:actuate="onLoad"/><draw:image xlink:href="./ObjectReplacements/Object 84" xlink:type="simple" xlink:show="embed" xlink:actuate="onLoad"/></draw:frame></text:span></text:p>
        <text:p text:style-name="P25"/>
        <text:p text:style-name="P33"><text:span text:style-name="T10">To compute </text:span><text:span text:style-name="T10"><draw:frame draw:style-name="fr1" draw:name="Object79" text:anchor-type="as-char" svg:y="-0.1528in" svg:width="0.4866in" svg:height="0.1752in" draw:z-index="95"><draw:object xlink:href="./Object 85" xlink:type="simple" xlink:show="embed" xlink:actuate="onLoad"/><draw:image xlink:href="./ObjectReplacements/Object 85" xlink:type="simple" xlink:show="embed" xlink:actuate="onLoad"/></draw:frame></text:span><text:span text:style-name="T10">up to </text:span><text:span text:style-name="T10"><draw:frame draw:style-name="fr1" draw:name="Object80" text:anchor-type="as-char" svg:y="-0.2437in" svg:width="0.2165in" svg:height="0.2673in" draw:z-index="96"><draw:object xlink:href="./Object 86" xlink:type="simple" xlink:show="embed" xlink:actuate="onLoad"/><draw:image xlink:href="./ObjectReplacements/Object 86" xlink:type="simple" xlink:show="embed" xlink:actuate="onLoad"/></draw:frame></text:span><text:span text:style-name="T10">in roughly </text:span><text:span text:style-name="T10"><draw:frame draw:style-name="fr1" draw:name="Object81" text:anchor-type="as-char" svg:y="-0.2382in" svg:width="0.7228in" svg:height="0.272in" draw:z-index="97"><draw:object xlink:href="./Object 87" xlink:type="simple" xlink:show="embed" xlink:actuate="onLoad"/><draw:image xlink:href="./ObjectReplacements/Object 87" xlink:type="simple" xlink:show="embed" xlink:actuate="onLoad"/></draw:frame></text:span><text:span text:style-name="T10">time and </text:span><text:span text:style-name="T10"><draw:frame draw:style-name="fr1" draw:name="Object82" text:anchor-type="as-char" svg:y="-0.2437in" svg:width="0.7217in" svg:height="0.272in" draw:z-index="98"><draw:object xlink:href="./Object 88" xlink:type="simple" xlink:show="embed" xlink:actuate="onLoad"/><draw:image xlink:href="./ObjectReplacements/Object 88" xlink:type="simple" xlink:show="embed" xlink:actuate="onLoad"/></draw:frame></text:span><text:span text:style-name="T10">space, we will turn to sieving. <text:s/>First, we compute primes up to</text:span><text:span text:style-name="T10"><draw:frame draw:style-name="fr1" draw:name="Object83" text:anchor-type="as-char" svg:y="-0.2382in" svg:width="0.2138in" svg:height="0.2661in" draw:z-index="99"><draw:object xlink:href="./Object 89" xlink:type="simple" xlink:show="embed" xlink:actuate="onLoad"/><draw:image xlink:href="./ObjectReplacements/Object 89" xlink:type="simple" xlink:show="embed" xlink:actuate="onLoad"/></draw:frame></text:span><text:span text:style-name="T10"> - the largest primes needed to sieve numbers </text:span><text:span text:style-name="T10"><draw:frame draw:style-name="fr1" draw:name="Object84" text:anchor-type="as-char" svg:y="-0.2437in" svg:width="0.3929in" svg:height="0.2681in" draw:z-index="100"><draw:object xlink:href="./Object 90" xlink:type="simple" xlink:show="embed" xlink:actuate="onLoad"/><draw:image xlink:href="./ObjectReplacements/Object 90" xlink:type="simple" xlink:show="embed" xlink:actuate="onLoad"/></draw:frame></text:span><text:span text:style-name="T10">. <text:s/>We then sieve in blocks of size</text:span><text:span text:style-name="T10"><draw:frame draw:style-name="fr1" draw:name="Object85" text:anchor-type="as-char" svg:y="-0.2437in" svg:width="0.2138in" svg:height="0.2661in" draw:z-index="101"><draw:object xlink:href="./Object 91" xlink:type="simple" xlink:show="embed" xlink:actuate="onLoad"/><draw:image xlink:href="./ObjectReplacements/Object 91" xlink:type="simple" xlink:show="embed" xlink:actuate="onLoad"/></draw:frame></text:span><text:span text:style-name="T10">, establishing our memory boundary. <text:s/>This process is repeated </text:span><text:span text:style-name="T10"><draw:frame draw:style-name="fr1" draw:name="Object86" text:anchor-type="as-char" svg:y="-0.2492in" svg:width="0.2138in" svg:height="0.2661in" draw:z-index="102"><draw:object xlink:href="./Object 92" xlink:type="simple" xlink:show="embed" xlink:actuate="onLoad"/><draw:image xlink:href="./ObjectReplacements/Object 92" xlink:type="simple" xlink:show="embed" xlink:actuate="onLoad"/></draw:frame></text:span><text:span text:style-name="T10">times. <text:s/>We sieve in such a way that we have the full prime factorization of all entries in each block, with each entry in this form:</text:span></text:p>
        <text:p text:style-name="P25"/>
        <text:p text:style-name="P26"><draw:frame draw:style-name="fr2" draw:name="Object87" text:anchor-type="as-char" svg:y="-0.372in" svg:width="1.0563in" svg:height="0.1965in" draw:z-index="37"><draw:object xlink:href="./Object 93" xlink:type="simple" xlink:show="embed" xlink:actuate="onLoad"/><draw:image xlink:href="./ObjectReplacements/Object 93" xlink:type="simple" xlink:show="embed" xlink:actuate="onLoad"/></draw:frame></text:p>
        <text:p text:style-name="P25">We will need the power signature of each entry.</text:p>
        <text:p text:style-name="P25"/>
        <text:p text:style-name="P25">The number of divisors function, given the above power signature, is</text:p>
        <text:p text:style-name="P25"/>
        <text:p text:style-name="P26"><draw:frame draw:style-name="fr2" draw:name="Object88" text:anchor-type="as-char" svg:y="-0.4445in" svg:width="2.5516in" svg:height="0.3571in" draw:z-index="38"><draw:object xlink:href="./Object 94" xlink:type="simple" xlink:show="embed" xlink:actuate="onLoad"/><draw:image xlink:href="./ObjectReplacements/Object 94" xlink:type="simple" xlink:show="embed" xlink:actuate="onLoad"/></draw:frame></text:p>
        <text:p text:style-name="P21">(5.1)</text:p>
        <text:p text:style-name="P25">This gives us the strict number of divisor functions by</text:p>
        <text:p text:style-name="P26"><draw:frame draw:style-name="fr2" draw:name="Object89" text:anchor-type="as-char" svg:y="0.0807in" svg:width="1.6209in" svg:height="0.3752in" draw:z-index="39"><draw:object xlink:href="./Object 95" xlink:type="simple" xlink:show="embed" xlink:actuate="onLoad"/><draw:image xlink:href="./ObjectReplacements/Object 95" xlink:type="simple" xlink:show="embed" xlink:actuate="onLoad"/></draw:frame></text:p>
        <text:p text:style-name="P21">(5.2)</text:p>
        <text:p text:style-name="P26"/>
        <text:p text:style-name="P25">So, we use our sieve information to calculate the strict number of divisor function for each entry in the sieve. <text:s/>Since</text:p>
        <text:p text:style-name="P25"/>
        <text:p text:style-name="P26"><draw:frame draw:style-name="fr2" draw:name="Object817" text:anchor-type="as-char" svg:y="0.0807in" svg:width="1.6925in" svg:height="0.1752in" draw:z-index="40"><draw:object xlink:href="./Object 96" xlink:type="simple" xlink:show="embed" xlink:actuate="onLoad"/><draw:image xlink:href="./ObjectReplacements/Object 96" xlink:type="simple" xlink:show="embed" xlink:actuate="onLoad"/></draw:frame></text:p>
        <text:p text:style-name="P25"/>
        <text:p text:style-name="P33"><text:span text:style-name="T10">we can then calculate all values of </text:span><text:span text:style-name="T10"><draw:frame draw:style-name="fr1" draw:name="Object90" text:anchor-type="as-char" svg:y="-0.1472in" svg:width="0.4866in" svg:height="0.1752in" draw:z-index="41"><draw:object xlink:href="./Object 97" xlink:type="simple" xlink:show="embed" xlink:actuate="onLoad"/><draw:image xlink:href="./ObjectReplacements/Object 97" xlink:type="simple" xlink:show="embed" xlink:actuate="onLoad"/></draw:frame></text:span><text:span text:style-name="T10">in each block. <text:s/>We will have to store off the final values of the </text:span><text:span text:style-name="T10"><draw:frame draw:style-name="fr1" draw:name="Object91" text:anchor-type="as-char" svg:y="-0.1472in" svg:width="0.4866in" svg:height="0.1752in" draw:z-index="42"><draw:object xlink:href="./Object 98" xlink:type="simple" xlink:show="embed" xlink:actuate="onLoad"/><draw:image xlink:href="./ObjectReplacements/Object 98" xlink:type="simple" xlink:show="embed" xlink:actuate="onLoad"/></draw:frame></text:span><text:span text:style-name="T10">functions at the end of each block to use as the starting values for the next block.</text:span></text:p>
        <text:p text:style-name="P25"/>
        <text:p text:style-name="P33"><text:span text:style-name="T10">As mentioned, this process runs in something like </text:span><text:span text:style-name="T10"><draw:frame draw:style-name="fr1" draw:name="Object92" text:anchor-type="as-char" svg:y="-0.2437in" svg:width="0.7228in" svg:height="0.272in" draw:z-index="43"><draw:object xlink:href="./Object 99" xlink:type="simple" xlink:show="embed" xlink:actuate="onLoad"/><draw:image xlink:href="./ObjectReplacements/Object 99" xlink:type="simple" xlink:show="embed" xlink:actuate="onLoad"/></draw:frame></text:span><text:span text:style-name="T10">time.</text:span></text:p>
        <text:p text:style-name="P31"/>
        <text:p text:style-name="P36">6. Conclusion for this Algorithm</text:p>
        <text:p text:style-name="P31"/>
        <text:p text:style-name="P25">The trick to implementing this algorithm is to interleave the sieving described in section 5 with a gradual computation of the sums from (4.4). <text:s/>Essentially, the sums from (4.4) need to be evaluated in order from smallest terms of <draw:frame draw:style-name="fr1" draw:name="Object818" text:anchor-type="as-char" svg:y="-0.1472in" svg:width="0.4866in" svg:height="0.1752in" draw:z-index="44"><draw:object xlink:href="./Object 100" xlink:type="simple" xlink:show="embed" xlink:actuate="onLoad"/><draw:image xlink:href="./ObjectReplacements/Object 100" xlink:type="simple" xlink:show="embed" xlink:actuate="onLoad"/></draw:frame> to greatest, more or less as a queue. <text:s/>What this means in practice is that for the first two lines,</text:p>
        <text:p text:style-name="P25"/>
        <text:p text:style-name="P26"><draw:frame draw:style-name="fr2" draw:name="Object819" text:anchor-type="as-char" svg:y="0in" svg:width="3.6201in" svg:height="1.0717in" draw:z-index="45"><draw:object xlink:href="./Object 101" xlink:type="simple" xlink:show="embed" xlink:actuate="onLoad"/><draw:image xlink:href="./ObjectReplacements/Object 101" xlink:type="simple" xlink:show="embed" xlink:actuate="onLoad"/></draw:frame></text:p>
        <text:p text:style-name="P26"/>
        <text:p text:style-name="P25">the second sum will be evaluated first (again, interleaved with the sieving of blocks of <draw:frame draw:style-name="fr1" draw:name="Object820" text:anchor-type="as-char" svg:y="-0.1472in" svg:width="0.489in" svg:height="0.1752in" draw:z-index="2"><draw:object xlink:href="./Object 102" xlink:type="simple" xlink:show="embed" xlink:actuate="onLoad"/><draw:image xlink:href="./ObjectReplacements/Object 102" xlink:type="simple" xlink:show="embed" xlink:actuate="onLoad"/></draw:frame> <text:s/><draw:frame draw:style-name="fr1" draw:name="Object821" text:anchor-type="as-char" svg:y="-0.2472in" svg:width="0.2146in" svg:height="0.2673in" draw:z-index="3"><draw:object xlink:href="./Object 103" xlink:type="simple" xlink:show="embed" xlink:actuate="onLoad"/><draw:image xlink:href="./ObjectReplacements/Object 103" xlink:type="simple" xlink:show="embed" xlink:actuate="onLoad"/></draw:frame> <text:s/>in size), and, once finished, the first sum will be evaluated with j starting with the value of <draw:frame draw:style-name="fr1" draw:name="Object822" text:anchor-type="as-char" svg:y="-0.2472in" svg:width="0.2165in" svg:height="0.2673in" draw:z-index="4"><draw:object xlink:href="./Object 104" xlink:type="simple" xlink:show="embed" xlink:actuate="onLoad"/><draw:image xlink:href="./ObjectReplacements/Object 104" xlink:type="simple" xlink:show="embed" xlink:actuate="onLoad"/></draw:frame> and then decreasing until it is <draw:frame draw:style-name="fr1" draw:name="Object823" text:anchor-type="as-char" svg:y="-0.2472in" svg:width="0.4917in" svg:height="0.2717in" draw:z-index="5"><draw:object xlink:href="./Object 105" xlink:type="simple" xlink:show="embed" xlink:actuate="onLoad"/><draw:image xlink:href="./ObjectReplacements/Object 105" xlink:type="simple" xlink:show="embed" xlink:actuate="onLoad"/></draw:frame>, all interleaved with the sieving. <text:s/>In the C code, you can see this process manually worked through in the function <text:span text:style-name="T13">calcS1().</text:span></text:p>
        <text:p text:style-name="P25"/>
        <text:p text:style-name="P25">A similar process is necessary for the double sums one the <text:soft-page-break/>last two lines of (4.4). <text:s/>In the C code, you can see this process worked through in the function <text:span text:style-name="T13">calcS3().</text:span></text:p>
        <text:p text:style-name="P25"/>
        <text:p text:style-name="P25">This algorithm can be sped up by using a wheel, which decreases the amount of operations involved in sieving, <text:s/>the double sums calculated in (4.4), and potentially a constant factor in the memory usage as well. <text:s/>C source code for the algorithm is present in an Appendix, but it doesn't implement a wheel and doesn't run as fast as it could.</text:p>
        <text:p text:style-name="P25"/>
        <text:p text:style-name="P4">If anything is too unclear in this description, hopefully browsing the source code in the Appendix will help. <text:s/>Alternatively, the paper in [2] covers many of the same ideas and might be a useful reference for another description of an extremely similar process.</text:p>
        <text:p text:style-name="P4"/>
        <text:p text:style-name="P4"/>
        <text:p text:style-name="P7">7. <text:s/>Further Uses of This Algorithm</text:p>
        <text:p text:style-name="P6"/>
        <text:p text:style-name="P4">Within (4.4) is our final identity for calculating <draw:frame draw:style-name="fr1" draw:name="Object132" text:anchor-type="as-char" svg:y="-0.1472in" svg:width="0.489in" svg:height="0.1752in" draw:z-index="103"><draw:object xlink:href="./Object 147" xlink:type="simple" xlink:show="embed" xlink:actuate="onLoad"/><draw:image xlink:href="./ObjectReplacements/Object 147" xlink:type="simple" xlink:show="embed" xlink:actuate="onLoad"/><svg:desc>formula</svg:desc></draw:frame>, </text:p>
        <text:p text:style-name="P4"/>
        <text:p text:style-name="P4"><draw:frame draw:style-name="fr2" draw:name="Object131" text:anchor-type="as-char" svg:y="-0.6209in" svg:width="3.7382in" svg:height="2.7571in" draw:z-index="104"><draw:object xlink:href="./Object 146" xlink:type="simple" xlink:show="embed" xlink:actuate="onLoad"/><draw:image xlink:href="./ObjectReplacements/Object 146" xlink:type="simple" xlink:show="embed" xlink:actuate="onLoad"/><svg:desc>formula</svg:desc></draw:frame></text:p>
        <text:p text:style-name="P8">(7.1)</text:p>
        <text:p text:style-name="P4"/>
        <text:p text:style-name="P4">Using the methods described in sections 4 and 5 lets us calculate values for <draw:frame draw:style-name="fr1" draw:name="Object76" text:anchor-type="as-char" svg:y="-0.1472in" svg:width="0.489in" svg:height="0.1752in" draw:z-index="105"><draw:object xlink:href="./Object 107" xlink:type="simple" xlink:show="embed" xlink:actuate="onLoad"/><draw:image xlink:href="./ObjectReplacements/Object 107" xlink:type="simple" xlink:show="embed" xlink:actuate="onLoad"/><svg:desc>formula</svg:desc></draw:frame> in <draw:frame draw:style-name="fr1" draw:name="Object74" text:anchor-type="as-char" svg:y="-0.2437in" svg:width="0.7228in" svg:height="0.272in" draw:z-index="106"><draw:object xlink:href="./Object 108" xlink:type="simple" xlink:show="embed" xlink:actuate="onLoad"/><draw:image xlink:href="./ObjectReplacements/Object 108" xlink:type="simple" xlink:show="embed" xlink:actuate="onLoad"/><svg:desc>formula</svg:desc></draw:frame>time and<draw:frame draw:style-name="fr1" draw:name="Object75" text:anchor-type="as-char" svg:y="-0.2437in" svg:width="0.7217in" svg:height="0.272in" draw:z-index="107"><draw:object xlink:href="./Object 109" xlink:type="simple" xlink:show="embed" xlink:actuate="onLoad"/><draw:image xlink:href="./ObjectReplacements/Object 109" xlink:type="simple" xlink:show="embed" xlink:actuate="onLoad"/><svg:desc>formula</svg:desc></draw:frame>space.</text:p>
        <text:p text:style-name="P4"/>
        <text:p text:style-name="P4">It turns out that these specific strict divisor sums, once computed, can be used to express, exactly, a variety of other potentially interesting number theoretic sums, all as polynomials of <draw:frame draw:style-name="fr1" draw:name="Object95" text:anchor-type="as-char" svg:y="-0.1472in" svg:width="0.489in" svg:height="0.1752in" draw:z-index="112"><draw:object xlink:href="./Object 111" xlink:type="simple" xlink:show="embed" xlink:actuate="onLoad"/><draw:image xlink:href="./ObjectReplacements/Object 111" xlink:type="simple" xlink:show="embed" xlink:actuate="onLoad"/><svg:desc>formula</svg:desc></draw:frame> with at most <draw:frame draw:style-name="fr1" draw:name="Object94" text:anchor-type="as-char" svg:y="-0.15in" svg:width="0.3972in" svg:height="0.1752in" draw:z-index="113"><draw:object xlink:href="./Object 110" xlink:type="simple" xlink:show="embed" xlink:actuate="onLoad"/><draw:image xlink:href="./ObjectReplacements/Object 110" xlink:type="simple" xlink:show="embed" xlink:actuate="onLoad"/><svg:desc>formula</svg:desc></draw:frame>terms.</text:p>
        <text:p text:style-name="P4"/>
        <text:p text:style-name="P4">Linnik's identity is actually just one of many, many power series-style identities that connect <draw:frame draw:style-name="fr1" draw:name="Object60" text:anchor-type="as-char" svg:y="-0.1654in" svg:width="0.2752in" svg:height="0.1752in" draw:z-index="108"><draw:object xlink:href="./Object 68" xlink:type="simple" xlink:show="embed" xlink:actuate="onLoad"/><draw:image xlink:href="./ObjectReplacements/Object 68" xlink:type="simple" xlink:show="embed" xlink:actuate="onLoad"/><svg:desc>formula</svg:desc></draw:frame> and <draw:frame draw:style-name="fr1" draw:name="Object64" text:anchor-type="as-char" svg:y="-0.2252in" svg:width="0.3957in" svg:height="0.3335in" draw:z-index="109"><draw:object xlink:href="./Object 81" xlink:type="simple" xlink:show="embed" xlink:actuate="onLoad"/><draw:image xlink:href="./ObjectReplacements/Object 81" xlink:type="simple" xlink:show="embed" xlink:actuate="onLoad"/><svg:desc>formula</svg:desc></draw:frame>, and, in fact, the mobius function as well, which can be expressed as</text:p>
        <text:p text:style-name="P5"><draw:frame draw:style-name="fr2" draw:name="Object65" text:anchor-type="as-char" svg:y="0in" svg:width="1.4071in" svg:height="0.3866in" draw:z-index="110"><draw:object xlink:href="./Object 82" xlink:type="simple" xlink:show="embed" xlink:actuate="onLoad"/><draw:image xlink:href="./ObjectReplacements/Object 82" xlink:type="simple" xlink:show="embed" xlink:actuate="onLoad"/><svg:desc>formula</svg:desc></draw:frame></text:p>
        <text:p text:style-name="P4"/>
        <text:p text:style-name="P4">These two identities, coupled with (2.5), are roughly enough to find the following relationships.</text:p>
        <text:p text:style-name="P4"/>
        <text:p text:style-name="P4"/>
        <text:p text:style-name="P5"><draw:frame draw:style-name="fr2" draw:name="Object97" text:anchor-type="as-char" svg:y="0in" svg:width="1.8134in" svg:height="0.3866in" draw:z-index="114"><draw:object xlink:href="./Object 113" xlink:type="simple" xlink:show="embed" xlink:actuate="onLoad"/><draw:image xlink:href="./ObjectReplacements/Object 113" xlink:type="simple" xlink:show="embed" xlink:actuate="onLoad"/><svg:desc>formula</svg:desc></draw:frame></text:p>
        <text:p text:style-name="P8">(7.2)</text:p>
        <text:p text:style-name="P5"><draw:frame draw:style-name="fr2" draw:name="Object98" text:anchor-type="as-char" svg:y="0in" svg:width="2.072in" svg:height="0.4783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p>
        <text:p text:style-name="P8">(7.3)</text:p>
        <text:p text:style-name="P4">and more generally</text:p>
        <text:p text:style-name="P5"/>
        <text:p text:style-name="P5"><draw:frame draw:style-name="fr2" draw:name="Object99" text:anchor-type="as-char" svg:y="0in" svg:width="2.2744in" svg:height="0.3866in" draw:z-index="122"><draw:object xlink:href="./Object 115" xlink:type="simple" xlink:show="embed" xlink:actuate="onLoad"/><draw:image xlink:href="./ObjectReplacements/Object 115" xlink:type="simple" xlink:show="embed" xlink:actuate="onLoad"/><svg:desc>formula</svg:desc></draw:frame></text:p>
        <text:p text:style-name="P8">(7.4)</text:p>
        <text:p text:style-name="P8"/>
        <text:p text:style-name="P4">where the coefficients of<draw:frame draw:style-name="fr1" draw:name="Object109" text:anchor-type="as-char" svg:y="-0.1472in" svg:width="0.489in" svg:height="0.1752in" draw:z-index="123"><draw:object xlink:href="./Object 124" xlink:type="simple" xlink:show="embed" xlink:actuate="onLoad"/><draw:image xlink:href="./ObjectReplacements/Object 124" xlink:type="simple" xlink:show="embed" xlink:actuate="onLoad"/><svg:desc>formula</svg:desc></draw:frame>are the same as found in the Taylor series</text:p>
        <text:p text:style-name="P4"/>
        <text:p text:style-name="P5"><draw:frame draw:style-name="fr2" draw:name="Object110" text:anchor-type="as-char" svg:y="0in" svg:width="1.3382in" svg:height="0.2839in" draw:z-index="124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<text:p text:style-name="P5"/>
        <text:p text:style-name="P4">Below, <draw:frame draw:style-name="fr1" draw:name="Object100" text:anchor-type="as-char" svg:y="-0.15in" svg:width="0.4154in" svg:height="0.1591in" draw:z-index="125"><draw:object xlink:href="./Object 116" xlink:type="simple" xlink:show="embed" xlink:actuate="onLoad"/><draw:image xlink:href="./ObjectReplacements/Object 116" xlink:type="simple" xlink:show="embed" xlink:actuate="onLoad"/><svg:desc>formula</svg:desc></draw:frame>will be the Mertens function.</text:p>
        <text:p text:style-name="P5"/>
        <text:p text:style-name="P5"><draw:frame draw:style-name="fr2" draw:name="Object96" text:anchor-type="as-char" svg:y="0in" svg:width="1.9472in" svg:height="0.3866in" draw:z-index="111"><draw:object xlink:href="./Object 112" xlink:type="simple" xlink:show="embed" xlink:actuate="onLoad"/><draw:image xlink:href="./ObjectReplacements/Object 112" xlink:type="simple" xlink:show="embed" xlink:actuate="onLoad"/><svg:desc>formula</svg:desc></draw:frame></text:p>
        <text:p text:style-name="P8">(7.5)</text:p>
        <text:p text:style-name="P5"><draw:frame draw:style-name="fr2" draw:name="Object111" text:anchor-type="as-char" svg:y="0in" svg:width="1.989in" svg:height="0.3866in" draw:z-index="126"><draw:object xlink:href="./Object 126" xlink:type="simple" xlink:show="embed" xlink:actuate="onLoad"/><draw:image xlink:href="./ObjectReplacements/Object 126" xlink:type="simple" xlink:show="embed" xlink:actuate="onLoad"/><svg:desc>formula</svg:desc></draw:frame></text:p>
        <text:p text:style-name="P8">(7.6)</text:p>
        <text:p text:style-name="P5"><draw:frame draw:style-name="fr2" draw:name="Object112" text:anchor-type="as-char" svg:y="0in" svg:width="2.1346in" svg:height="0.4783in" draw:z-index="128"><draw:object xlink:href="./Object 127" xlink:type="simple" xlink:show="embed" xlink:actuate="onLoad"/><draw:image xlink:href="./ObjectReplacements/Object 127" xlink:type="simple" xlink:show="embed" xlink:actuate="onLoad"/><svg:desc>formula</svg:desc></draw:frame></text:p>
        <text:p text:style-name="P8">(7.7)</text:p>
        <text:p text:style-name="P4">And, more generally,</text:p>
        <text:p text:style-name="P4"/>
        <text:p text:style-name="P5"><draw:frame draw:style-name="fr2" draw:name="Object113" text:anchor-type="as-char" svg:y="0in" svg:width="2.4929in" svg:height="0.3866in" draw:z-index="129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<text:p text:style-name="P8">(7.8)</text:p>
        <text:p text:style-name="P8"/>
        <text:p text:style-name="P4">where the coefficients for <draw:frame draw:style-name="fr1" draw:name="Object114" text:anchor-type="as-char" svg:y="-0.1472in" svg:width="0.489in" svg:height="0.1752in" draw:z-index="135"><draw:object xlink:href="./Object 129" xlink:type="simple" xlink:show="embed" xlink:actuate="onLoad"/><draw:image xlink:href="./ObjectReplacements/Object 129" xlink:type="simple" xlink:show="embed" xlink:actuate="onLoad"/><svg:desc>formula</svg:desc></draw:frame>are the same as for the power series</text:p>
        <text:p text:style-name="P5"/>
        <text:p text:style-name="P5"><draw:frame draw:style-name="fr2" draw:name="Object115" text:anchor-type="as-char" svg:y="0in" svg:width="1.1028in" svg:height="0.3445in" draw:z-index="138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<text:p text:style-name="P5"/>
        <text:p text:style-name="P4">We also have</text:p>
        <text:p text:style-name="P5"/>
        <text:p text:style-name="P5"><draw:frame draw:style-name="fr2" draw:name="Object101" text:anchor-type="as-char" svg:y="0in" svg:width="2.3646in" svg:height="0.3866in" draw:z-index="116"><draw:object xlink:href="./Object 117" xlink:type="simple" xlink:show="embed" xlink:actuate="onLoad"/><draw:image xlink:href="./ObjectReplacements/Object 117" xlink:type="simple" xlink:show="embed" xlink:actuate="onLoad"/><svg:desc>formula</svg:desc></draw:frame></text:p>
        <text:p text:style-name="P8"><text:soft-page-break/>(7.9)</text:p>
        <text:p text:style-name="P4">If by close analogy to <draw:frame draw:style-name="fr1" draw:name="Object103" text:anchor-type="as-char" svg:y="-0.1472in" svg:width="0.489in" svg:height="0.1752in" draw:z-index="117"><draw:object xlink:href="./Object 119" xlink:type="simple" xlink:show="embed" xlink:actuate="onLoad"/><draw:image xlink:href="./ObjectReplacements/Object 119" xlink:type="simple" xlink:show="embed" xlink:actuate="onLoad"/><svg:desc>formula</svg:desc></draw:frame>, we have</text:p>
        <text:p text:style-name="P4"/>
        <text:p text:style-name="P5"><draw:frame draw:style-name="fr2" draw:name="Object102" text:anchor-type="as-char" svg:y="-0.1217in" svg:width="1.1425in" svg:height="0.1752in" draw:z-index="118"><draw:object xlink:href="./Object 118" xlink:type="simple" xlink:show="embed" xlink:actuate="onLoad"/><draw:image xlink:href="./ObjectReplacements/Object 118" xlink:type="simple" xlink:show="embed" xlink:actuate="onLoad"/></draw:frame></text:p>
        <text:p text:style-name="P4">and </text:p>
        <text:p text:style-name="P5"><draw:frame draw:style-name="fr2" draw:name="Object104" text:anchor-type="as-char" svg:y="-0.1335in" svg:width="1.6772in" svg:height="0.3752in" draw:z-index="119"><draw:object xlink:href="./Object 120" xlink:type="simple" xlink:show="embed" xlink:actuate="onLoad"/><draw:image xlink:href="./ObjectReplacements/Object 120" xlink:type="simple" xlink:show="embed" xlink:actuate="onLoad"/></draw:frame></text:p>
        <text:p text:style-name="P4">then</text:p>
        <text:p text:style-name="P4"/>
        <text:p text:style-name="P5"><draw:frame draw:style-name="fr2" draw:name="Object105" text:anchor-type="as-char" svg:y="0in" svg:width="2.3083in" svg:height="0.3866in" draw:z-index="120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<text:p text:style-name="P8">(7.10)</text:p>
        <text:p text:style-name="P4">where the coefficients for <draw:frame draw:style-name="fr1" draw:name="Object108" text:anchor-type="as-char" svg:y="-0.1472in" svg:width="0.489in" svg:height="0.1752in" draw:z-index="127"><draw:object xlink:href="./Object 123" xlink:type="simple" xlink:show="embed" xlink:actuate="onLoad"/><draw:image xlink:href="./ObjectReplacements/Object 123" xlink:type="simple" xlink:show="embed" xlink:actuate="onLoad"/><svg:desc>formula</svg:desc></draw:frame>are the same coefficients as would be found in the Taylor series expansion</text:p>
        <text:p text:style-name="P4"/>
        <text:p text:style-name="P5"><draw:frame draw:style-name="fr2" draw:name="Object106" text:anchor-type="as-char" svg:y="0in" svg:width="1.0783in" svg:height="0.3717in" draw:z-index="121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<text:p text:style-name="P4"/>
        <text:p text:style-name="P4">We can also combine sums of Linnik's identity and the mobius function, producing sums like</text:p>
        <text:p text:style-name="P4"/>
        <text:p text:style-name="P5"><draw:frame draw:style-name="fr2" draw:name="Object116" text:anchor-type="as-char" svg:y="0in" svg:width="1.752in" svg:height="0.3866in" draw:z-index="130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<text:p text:style-name="P8">(7.11)</text:p>
        <text:p text:style-name="P5"/>
        <text:p text:style-name="P4">where <draw:frame draw:style-name="fr1" draw:name="Object117" text:anchor-type="as-char" svg:y="-0.2138in" svg:width="1.6008in" svg:height="0.3283in" draw:z-index="131"><draw:object xlink:href="./Object 132" xlink:type="simple" xlink:show="embed" xlink:actuate="onLoad"/><draw:image xlink:href="./ObjectReplacements/Object 132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18" text:anchor-type="as-char" svg:y="0in" svg:width="1.3602in" svg:height="0.3492in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<text:p text:style-name="P5"/>
        <text:p text:style-name="P4">If, in closely analogy to <draw:frame draw:style-name="fr1" draw:name="Object119" text:anchor-type="as-char" svg:y="-0.1472in" svg:width="0.489in" svg:height="0.1752in" draw:z-index="133"><draw:object xlink:href="./Object 134" xlink:type="simple" xlink:show="embed" xlink:actuate="onLoad"/><draw:image xlink:href="./ObjectReplacements/Object 134" xlink:type="simple" xlink:show="embed" xlink:actuate="onLoad"/><svg:desc>formula</svg:desc></draw:frame>, we have</text:p>
        <text:p text:style-name="P4"/>
        <text:p text:style-name="P5"><draw:frame draw:style-name="fr2" draw:name="Object121" text:anchor-type="as-char" svg:y="-0.1217in" svg:width="0.8839in" svg:height="0.1752in" draw:z-index="140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<text:p text:style-name="P4">and </text:p>
        <text:p text:style-name="P5"><draw:frame draw:style-name="fr2" draw:name="Object120" text:anchor-type="as-char" svg:y="-0.1335in" svg:width="1.6417in" svg:height="0.3752in" draw:z-index="134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<text:p text:style-name="P5"/>
        <text:p text:style-name="P4">which can be regarded as a prime power equivalent of the strict divisor function, then we have</text:p>
        <text:p text:style-name="P5"/>
        <text:p text:style-name="P5"><draw:frame draw:style-name="fr2" draw:name="Object122" text:anchor-type="as-char" svg:y="0in" svg:width="1.3484in" svg:height="0.3866in" draw:z-index="136"><draw:object xlink:href="./Object 137" xlink:type="simple" xlink:show="embed" xlink:actuate="onLoad"/><draw:image xlink:href="./ObjectReplacements/Object 137" xlink:type="simple" xlink:show="embed" xlink:actuate="onLoad"/><svg:desc>formula</svg:desc></draw:frame></text:p>
        <text:p text:style-name="P8">(7.12)</text:p>
        <text:p text:style-name="P4">where <draw:frame draw:style-name="fr1" draw:name="Object124" text:anchor-type="as-char" svg:y="-0.2138in" svg:width="1.7854in" svg:height="0.3283in" draw:z-index="141"><draw:object xlink:href="./Object 139" xlink:type="simple" xlink:show="embed" xlink:actuate="onLoad"/><draw:image xlink:href="./ObjectReplacements/Object 139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3" text:anchor-type="as-char" svg:y="0in" svg:width="1.2543in" svg:height="0.2839in" draw:z-index="137"><draw:object xlink:href="./Object 138" xlink:type="simple" xlink:show="embed" xlink:actuate="onLoad"/><draw:image xlink:href="./ObjectReplacements/Object 138" xlink:type="simple" xlink:show="embed" xlink:actuate="onLoad"/><svg:desc>formula</svg:desc></draw:frame></text:p>
        <text:p text:style-name="P4">we have</text:p>
        <text:p text:style-name="P5"><draw:frame draw:style-name="fr2" draw:name="Object126" text:anchor-type="as-char" svg:y="0in" svg:width="1.3465in" svg:height="0.3866in" draw:z-index="143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<text:p text:style-name="P8">(7.13)</text:p>
        <text:p text:style-name="P4">where <draw:frame draw:style-name="fr1" draw:name="Object127" text:anchor-type="as-char" svg:y="-0.2138in" svg:width="1.9654in" svg:height="0.3283in" draw:z-index="144"><draw:object xlink:href="./Object 142" xlink:type="simple" xlink:show="embed" xlink:actuate="onLoad"/><draw:image xlink:href="./ObjectReplacements/Object 142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5" text:anchor-type="as-char" svg:y="0in" svg:width="1.252in" svg:height="0.2839in" draw:z-index="139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4"/>
        <text:p text:style-name="P4">and, more generally, of course,</text:p>
        <text:p text:style-name="P4"/>
        <text:p text:style-name="P5"><draw:frame draw:style-name="fr2" draw:name="Object129" text:anchor-type="as-char" svg:y="0in" svg:width="1.348in" svg:height="0.3866in" draw:z-index="145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<text:p text:style-name="P8">(7.14)</text:p>
        <text:p text:style-name="P4">where <draw:frame draw:style-name="fr1" draw:name="Object130" text:anchor-type="as-char" svg:y="-0.2138in" svg:width="0.2063in" svg:height="0.1752in" draw:z-index="146"><draw:object xlink:href="./Object 145" xlink:type="simple" xlink:show="embed" xlink:actuate="onLoad"/><draw:image xlink:href="./ObjectReplacements/Object 145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28" text:anchor-type="as-char" svg:y="0in" svg:width="1.2535in" svg:height="0.2839in" draw:z-index="142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<text:p text:style-name="P5"/>
        <text:p text:style-name="P4">More exotic coefficients can let us calculate other values as well. <text:s/>For example, if the Dirichlet Inverse of <draw:frame draw:style-name="fr1" draw:name="Object133" text:anchor-type="as-char" svg:y="-0.2252in" svg:width="0.3957in" svg:height="0.3335in" draw:z-index="147"><draw:object xlink:href="./Object 148" xlink:type="simple" xlink:show="embed" xlink:actuate="onLoad"/><draw:image xlink:href="./ObjectReplacements/Object 148" xlink:type="simple" xlink:show="embed" xlink:actuate="onLoad"/><svg:desc>formula</svg:desc></draw:frame> summatory function, which we will call <draw:frame draw:style-name="fr1" draw:name="Object134" text:anchor-type="as-char" svg:y="-0.1339in" svg:width="0.3654in" svg:height="0.1591in" draw:z-index="148"><draw:object xlink:href="./Object 149" xlink:type="simple" xlink:show="embed" xlink:actuate="onLoad"/><draw:image xlink:href="./ObjectReplacements/Object 149" xlink:type="simple" xlink:show="embed" xlink:actuate="onLoad"/><svg:desc>formula</svg:desc></draw:frame>, is defined recursively by</text:p>
        <text:p text:style-name="P4"/>
        <text:p text:style-name="P5"><draw:frame draw:style-name="fr2" draw:name="Object135" text:anchor-type="as-char" svg:y="0in" svg:width="1.8244in" svg:height="0.3772in" draw:z-index="149"><draw:object xlink:href="./Object 150" xlink:type="simple" xlink:show="embed" xlink:actuate="onLoad"/><draw:image xlink:href="./ObjectReplacements/Object 150" xlink:type="simple" xlink:show="embed" xlink:actuate="onLoad"/><svg:desc>formula</svg:desc></draw:frame></text:p>
        <text:p text:style-name="P5"/>
        <text:p text:style-name="P4">then we can also calculate it as</text:p>
        <text:p text:style-name="P4"/>
        <text:p text:style-name="P5"><draw:frame draw:style-name="fr2" draw:name="Object137" text:anchor-type="as-char" svg:y="0in" svg:width="1.2409in" svg:height="0.3866in" draw:z-index="150"><draw:object xlink:href="./Object 152" xlink:type="simple" xlink:show="embed" xlink:actuate="onLoad"/><draw:image xlink:href="./ObjectReplacements/Object 152" xlink:type="simple" xlink:show="embed" xlink:actuate="onLoad"/><svg:desc>formula</svg:desc></draw:frame></text:p>
        <text:p text:style-name="P8">(7.15)</text:p>
        <text:p text:style-name="P4">where <draw:frame draw:style-name="fr1" draw:name="Object138" text:anchor-type="as-char" svg:y="-0.2in" svg:width="1.8575in" svg:height="0.3283in" draw:z-index="151"><draw:object xlink:href="./Object 153" xlink:type="simple" xlink:show="embed" xlink:actuate="onLoad"/><draw:image xlink:href="./ObjectReplacements/Object 153" xlink:type="simple" xlink:show="embed" xlink:actuate="onLoad"/><svg:desc>formula</svg:desc></draw:frame>, the coefficients to the Taylor expansion of</text:p>
        <text:p text:style-name="P4"/>
        <text:p text:style-name="P5"><draw:frame draw:style-name="fr2" draw:name="Object136" text:anchor-type="as-char" svg:y="0in" svg:width="1.4228in" svg:height="0.3445in" draw:z-index="152"><draw:object xlink:href="./Object 151" xlink:type="simple" xlink:show="embed" xlink:actuate="onLoad"/><draw:image xlink:href="./ObjectReplacements/Object 151" xlink:type="simple" xlink:show="embed" xlink:actuate="onLoad"/><svg:desc>formula</svg:desc></draw:frame></text:p>
        <text:p text:style-name="P5"/>
        <text:p text:style-name="P7">8. References</text:p>
        <text:p text:style-name="P6"/>
        <text:p text:style-name="P25">[1] J. B. Friedlander and H. Iwaniec, <text:span text:style-name="T8">Opera de Cribro</text:span>, 346-347</text:p>
        <text:p text:style-name="P25">[2] Deleglise, Marc and Rivat, Joel, Computing the summation of the Mobius function. Experiment. Math. 5 (1996), no. 4, 291-295.</text:p>
        <text:p text:style-name="P6"/>
        <text:p text:style-name="P7">Appendix</text:p>
        <text:p text:style-name="P6"/>
        <text:p text:style-name="P47"><text:span text:style-name="T3">This is a C implementation of the algorithm described in this paper. Owing to precision issues , it actually stops returning valid values at relatively low values, say around </text:span><text:soft-page-break/><text:span text:style-name="T4"><draw:frame draw:style-name="fr1" draw:name="Object843" text:anchor-type="as-char" svg:y="-0.139in" svg:width="0.3028in" svg:height="0.1736in" draw:z-index="6"><draw:object xlink:href="./Object 80" xlink:type="simple" xlink:show="embed" xlink:actuate="onLoad"/><draw:image xlink:href="./ObjectReplacements/Object 80" xlink:type="simple" xlink:show="embed" xlink:actuate="onLoad"/></draw:frame></text:span><text:span text:style-name="T4"> </text:span><text:span text:style-name="T3">, an eminently fixable problem. This code can be sped up quite a bit, at least in constant terms, by implementing a wheel. There are almost certainly other bits and pieces of this code (particularly in the functions d1 and d2) that can be sped up quite a bit as well, in constant terms.</text:span></text:p>
        <text:p text:style-name="P4"/>
        <text:p text:style-name="P4"/>
        <text:p text:style-name="P34"><text:span text:style-name="T14">#include</text:span><text:span text:style-name="T11"> </text:span><text:span text:style-name="T16">"stdio.h"</text:span></text:p>
        <text:p text:style-name="P42"><text:span text:style-name="T14">#include</text:span><text:span text:style-name="T11"> </text:span><text:span text:style-name="T16">"stdlib.h"</text:span></text:p>
        <text:p text:style-name="P42"><text:span text:style-name="T14">#include</text:span><text:span text:style-name="T11"> </text:span><text:span text:style-name="T16">"math.h"</text:span></text:p>
        <text:p text:style-name="P42"><text:span text:style-name="T14">#include</text:span><text:span text:style-name="T11"> </text:span><text:span text:style-name="T16">"conio.h"</text:span></text:p>
        <text:p text:style-name="P42"><text:span text:style-name="T14">#include</text:span><text:span text:style-name="T11"> </text:span><text:span text:style-name="T16">"time.h"</text:span></text:p>
        <text:p text:style-name="P39"/>
        <text:p text:style-name="P35"/>
        <text:p text:style-name="P43"><text:span text:style-name="T15">typedef</text:span><text:span text:style-name="T12"> </text:span><text:span text:style-name="T15">long</text:span><text:span text:style-name="T12"> </text:span><text:span text:style-name="T15">long</text:span><text:span text:style-name="T12"> BigInt;</text:span></text:p>
        <text:p text:style-name="P39"/>
        <text:p text:style-name="P42"><text:span text:style-name="T14">static</text:span><text:span text:style-name="T11"> BigInt mu[] = { 0, 1, -1, -1, 0, -1, 1, -1, 0, 0, 1, -1, 0, -1, 1, 1, 0, -1, 0, -1, 0, 1, 1, -1, 0, 0, 1, 0, 0, -1, -1, -1, </text:span></text:p>
        <text:p text:style-name="P39"><text:s text:c="4"/>0, 1, 1, 1, 0, -1, 1, 1, 0, -1, -1, -1, 0, 0, 1, -1, 0, 0, 0, 1, 0, -1, 0, 1, 0, 1, 1, -1, 0, -1, 1, 0, 0, 1, -1, -1, 0, 1, -1, </text:p>
        <text:p text:style-name="P39"><text:s text:c="4"/>-1, 0, -1, 1, 0, 0, 1, -1, -1, 0, 0 };</text:p>
        <text:p text:style-name="P39"/>
        <text:p text:style-name="P42"><text:span text:style-name="T14">static</text:span><text:span text:style-name="T11"> BigInt* binomials;<text:tab/><text:tab/></text:span><text:span text:style-name="T17">/* This is used as a doubly subscripted array, 128x128. <text:s/>Indexing is done manually.*/</text:span></text:p>
        <text:p text:style-name="P42"><text:span text:style-name="T14">static</text:span><text:span text:style-name="T11"> BigInt nToTheThird;</text:span></text:p>
        <text:p text:style-name="P42"><text:span text:style-name="T14">static</text:span><text:span text:style-name="T11"> BigInt logn;</text:span></text:p>
        <text:p text:style-name="P39"/>
        <text:p text:style-name="P42"><text:span text:style-name="T14">static</text:span><text:span text:style-name="T11"> BigInt numPrimes;</text:span></text:p>
        <text:p text:style-name="P42"><text:span text:style-name="T14">static</text:span><text:span text:style-name="T11"> BigInt* primes;</text:span></text:p>
        <text:p text:style-name="P39"/>
        <text:p text:style-name="P42"><text:span text:style-name="T14">static</text:span><text:span text:style-name="T11"> BigInt* factorsMultiplied;</text:span></text:p>
        <text:p text:style-name="P42"><text:span text:style-name="T14">static</text:span><text:span text:style-name="T11"> BigInt* totalFactors;</text:span></text:p>
        <text:p text:style-name="P42"><text:span text:style-name="T14">static</text:span><text:span text:style-name="T11"> BigInt* factors;<text:tab/><text:tab/><text:tab/></text:span><text:span text:style-name="T17">/* This is used as a doubly subscripted array, n^1/3 x ln n. <text:s/>Indexing is done manually.*/</text:span></text:p>
        <text:p text:style-name="P42"><text:span text:style-name="T14">static</text:span><text:span text:style-name="T11"> BigInt* numPrimeBases;</text:span></text:p>
        <text:p text:style-name="P39"/>
        <text:p text:style-name="P42"><text:span text:style-name="T14">static</text:span><text:span text:style-name="T11"> BigInt* DPrime;<text:tab/><text:tab/><text:tab/></text:span><text:span text:style-name="T17">/* This is used as a doubly subscripted array, n^1/3 x ln n. <text:s/>Indexing is done manually.*/</text:span></text:p>
        <text:p text:style-name="P39"/>
        <text:p text:style-name="P42"><text:span text:style-name="T14">static</text:span><text:span text:style-name="T11"> BigInt curBlockBase;</text:span></text:p>
        <text:p text:style-name="P39"/>
        <text:p text:style-name="P42"><text:span text:style-name="T14">static</text:span><text:span text:style-name="T11"> </text:span><text:span text:style-name="T14">double</text:span><text:span text:style-name="T11"> t;</text:span></text:p>
        <text:p text:style-name="P39"/>
        <text:p text:style-name="P42"><text:span text:style-name="T14">static</text:span><text:span text:style-name="T11"> BigInt nToTheHalf;</text:span></text:p>
        <text:p text:style-name="P42"><text:span text:style-name="T14">static</text:span><text:span text:style-name="T11"> BigInt numDPowers;</text:span></text:p>
        <text:p text:style-name="P42"><text:span text:style-name="T14">static</text:span><text:span text:style-name="T11"> </text:span><text:span text:style-name="T14">double</text:span><text:span text:style-name="T11">* dPrime;</text:span></text:p>
        <text:p text:style-name="P39"/>
        <text:p text:style-name="P42"><text:span text:style-name="T14">static</text:span><text:span text:style-name="T11"> BigInt S1Val;</text:span></text:p>
        <text:p text:style-name="P42"><text:span text:style-name="T14">static</text:span><text:span text:style-name="T11"> BigInt S1Mode;</text:span></text:p>
        <text:p text:style-name="P42"><text:span text:style-name="T14">static</text:span><text:span text:style-name="T11"> BigInt* S3Vals;</text:span></text:p>
        <text:p text:style-name="P42"><text:span text:style-name="T14">static</text:span><text:span text:style-name="T11"> BigInt* S3Modes;</text:span></text:p>
        <text:p text:style-name="P39"/>
        <text:p text:style-name="P42"><text:span text:style-name="T14">static</text:span><text:span text:style-name="T11"> </text:span><text:span text:style-name="T14">bool</text:span><text:span text:style-name="T11"> ended;</text:span></text:p>
        <text:p text:style-name="P42"><text:span text:style-name="T14">static</text:span><text:span text:style-name="T11"> BigInt maxSieveValue;</text:span></text:p>
        <text:p text:style-name="P39"/>
        <text:p text:style-name="P42"><text:span text:style-name="T14">static</text:span><text:span text:style-name="T11"> BigInt ceilval;</text:span></text:p>
        <text:p text:style-name="P39"/>
        <text:p text:style-name="P42"><text:span text:style-name="T14">static</text:span><text:span text:style-name="T11"> BigInt n;</text:span></text:p>
        <text:p text:style-name="P39"/>
        <text:p text:style-name="P42"><text:span text:style-name="T11">BigInt binomial( </text:span><text:span text:style-name="T14">double</text:span><text:span text:style-name="T11"> n, </text:span><text:span text:style-name="T14">int</text:span><text:span text:style-name="T11"> k ){</text:span></text:p>
        <text:p text:style-name="P42"><text:span text:style-name="T11"><text:s text:c="4"/></text:span><text:span text:style-name="T14">double</text:span><text:span text:style-name="T11"> t = 1;</text:span></text:p>
        <text:p text:style-name="P42"><text:span text:style-name="T11"><text:s text:c="4"/></text:span><text:span text:style-name="T14">for</text:span><text:span text:style-name="T11">( </text:span><text:span text:style-name="T14">int</text:span><text:span text:style-name="T11"> i = 1; i &lt;= k; i++ ){</text:span></text:p>
        <text:p text:style-name="P39"><text:s text:c="8"/>t *= ( n - ( k - i ) ) / i;</text:p>
        <text:p text:style-name="P39"><text:s text:c="4"/>}</text:p>
        <text:p text:style-name="P42"><text:span text:style-name="T11"><text:s text:c="4"/></text:span><text:span text:style-name="T14">return</text:span><text:span text:style-name="T11"> BigInt( t + .1 );</text:span></text:p>
        <text:p text:style-name="P39">}</text:p>
        <text:p text:style-name="P39"/>
        <text:p text:style-name="P42"><text:span text:style-name="T14">static</text:span><text:span text:style-name="T11"> BigInt invpow(</text:span><text:span text:style-name="T14">double</text:span><text:span text:style-name="T11"> n, </text:span><text:span text:style-name="T14">double</text:span><text:span text:style-name="T11"> k) {</text:span></text:p>
        <text:p text:style-name="P42"><text:span text:style-name="T11"><text:s text:c="4"/></text:span><text:span text:style-name="T14">return</text:span><text:span text:style-name="T11"> (BigInt)(pow(n, 1.0 / k) + .00000001);</text:span></text:p>
        <text:p text:style-name="P39">}</text:p>
        <text:p text:style-name="P39"/>
        <text:p text:style-name="P41">/* See http://www.icecreambreakfast.com/primecount/primecounting.html#ch5 for a description of</text:p>
        <text:p text:style-name="P41">calculating d_k'(n) from a complete factorization of a number n.*/</text:p>
        <text:p text:style-name="P42"><text:span text:style-name="T14">static</text:span><text:span text:style-name="T11"> BigInt d1(BigInt* a, BigInt o, BigInt k, BigInt l){</text:span></text:p>
        <text:p text:style-name="P39"><text:s text:c="4"/>BigInt t = 1;</text:p>
        <text:p text:style-name="P42"><text:span text:style-name="T11"><text:s text:c="4"/></text:span><text:span text:style-name="T14">for</text:span><text:span text:style-name="T11"> (BigInt j = 0; j &lt; l; j++) t *= binomials[(a[o*logn+ j] - 1 + k)*128 + a[o*logn+ j]];</text:span></text:p>
        <text:p text:style-name="P42"><text:span text:style-name="T11"><text:s text:c="4"/></text:span><text:span text:style-name="T14">return</text:span><text:span text:style-name="T11"> t;</text:span></text:p>
        <text:p text:style-name="P39">}</text:p>
        <text:p text:style-name="P39"/>
        <text:p text:style-name="P41">/* See http://www.icecreambreakfast.com/primecount/primecounting.html#ch5 for a description of</text:p>
        <text:p text:style-name="P41">calculating d_k'(n) from a complete factorization of a number n.*/</text:p>
        <text:p text:style-name="P42"><text:span text:style-name="T14">static</text:span><text:span text:style-name="T11"> BigInt d2(BigInt* a, BigInt o, BigInt k, BigInt l, BigInt numfacts ){</text:span></text:p>
        <text:p text:style-name="P42"><text:span text:style-name="T11"><text:s text:c="4"/></text:span><text:span text:style-name="T14">if</text:span><text:span text:style-name="T11"> (numfacts &lt; k) </text:span><text:span text:style-name="T14">return</text:span><text:span text:style-name="T11"> 0;</text:span></text:p>
        <text:p text:style-name="P39"><text:s text:c="4"/>BigInt t = 0;</text:p>
        <text:p text:style-name="P42"><text:span text:style-name="T11"><text:s text:c="4"/></text:span><text:span text:style-name="T14">for</text:span><text:span text:style-name="T11"> (BigInt j = 1; j &lt;= k; j++) t += ( ( k - j ) % 2 == 1 ? -1:1 ) * binomials[k * 128 + j] * d1(a, o, j, l);</text:span></text:p>
        <text:p text:style-name="P42"><text:span text:style-name="T11"><text:s text:c="4"/></text:span><text:span text:style-name="T14">if</text:span><text:span text:style-name="T11">( t &lt; 0 ){</text:span></text:p>
        <text:p text:style-name="P42"><text:span text:style-name="T11"><text:s text:c="8"/></text:span><text:span text:style-name="T14">int</text:span><text:span text:style-name="T11"> asdf <text:s/>= 9;</text:span></text:p>
        <text:p text:style-name="P39"><text:s text:c="4"/>}</text:p>
        <text:p text:style-name="P42"><text:span text:style-name="T11"><text:s text:c="4"/></text:span><text:span text:style-name="T14">return</text:span><text:span text:style-name="T11"> (BigInt)t;</text:span></text:p>
        <text:p text:style-name="P39">}</text:p>
        <text:p text:style-name="P39"/>
        <text:p text:style-name="P42"><text:span text:style-name="T14">static</text:span><text:span text:style-name="T11"> </text:span><text:span text:style-name="T14">void</text:span><text:span text:style-name="T11"> allocPools( BigInt n ){</text:span></text:p>
        <text:p text:style-name="P39"><text:s text:c="4"/>nToTheThird = (BigInt)pow(n, 1.0 / 3);</text:p>
        <text:p text:style-name="P39"/>
        <text:p text:style-name="P39"><text:s text:c="4"/>logn = (BigInt)(log(pow(n, 2.00001 / 3)) / log(2.0)) + 1;</text:p>
        <text:p text:style-name="P42"><text:span text:style-name="T11"><text:s text:c="4"/>factorsMultiplied = </text:span><text:span text:style-name="T14">new</text:span><text:span text:style-name="T11"> BigInt[nToTheThird];</text:span></text:p>
        <text:p text:style-name="P42"><text:span text:style-name="T11"><text:s text:c="4"/>totalFactors = </text:span><text:span text:style-name="T14">new</text:span><text:span text:style-name="T11"> BigInt[nToTheThird];</text:span></text:p>
        <text:p text:style-name="P42"><text:span text:style-name="T11"><text:s text:c="4"/>factors = </text:span><text:span text:style-name="T14">new</text:span><text:span text:style-name="T11"> BigInt[nToTheThird * logn];</text:span></text:p>
        <text:p text:style-name="P42"><text:span text:style-name="T11"><text:s text:c="4"/>numPrimeBases = </text:span><text:span text:style-name="T14">new</text:span><text:span text:style-name="T11"> BigInt[nToTheThird];</text:span></text:p>
        <text:p text:style-name="P42"><text:span text:style-name="T11"><text:s text:c="4"/>DPrime = </text:span><text:span text:style-name="T14">new</text:span><text:span text:style-name="T11"> BigInt[(nToTheThird + 1) * logn];</text:span></text:p>
        <text:p text:style-name="P42"><text:span text:style-name="T11"><text:s text:c="4"/>binomials = </text:span><text:span text:style-name="T14">new</text:span><text:span text:style-name="T11"> BigInt[128*128+ 128];</text:span></text:p>
        <text:p text:style-name="P42"><text:span text:style-name="T11"><text:s text:c="4"/></text:span><text:span text:style-name="T14">for</text:span><text:span text:style-name="T11"> (BigInt j = 0; j &lt; 128; j++) </text:span><text:span text:style-name="T14">for</text:span><text:span text:style-name="T11"> (BigInt k = 0; k &lt;= j; k++)binomials[j * 128 + k] = binomial(j, k);</text:span></text:p>
        <text:p text:style-name="P42"><text:span text:style-name="T11"><text:s text:c="4"/></text:span><text:span text:style-name="T14">for</text:span><text:span text:style-name="T11"> (BigInt j = 0; j &lt; logn; j++) DPrime[j] = 0;</text:span></text:p>
        <text:p text:style-name="P39"><text:s text:c="4"/>curBlockBase = 0;</text:p>
        <text:p text:style-name="P39"/>
        <text:p text:style-name="P39"><text:s text:c="4"/>t = n - 1;</text:p>
        <text:p text:style-name="P39"/>
        <text:p text:style-name="P39"><text:s text:c="4"/>nToTheHalf = (BigInt)pow(n, 1.0 / 2);</text:p>
        <text:p text:style-name="P39"><text:s text:c="4"/>numDPowers = (BigInt)(log(pow(n, 2.00001 / 3)) / log(2.0)) + 1;</text:p>
        <text:p text:style-name="P42"><text:span text:style-name="T11"><text:s text:c="4"/>dPrime = </text:span><text:span text:style-name="T14">new</text:span><text:span text:style-name="T11"> </text:span><text:span text:style-name="T14">double</text:span><text:span text:style-name="T11">[(nToTheThird + 1) * (numDPowers + 1)];</text:span></text:p>
        <text:p text:style-name="P39"/>
        <text:p text:style-name="P39"><text:s text:c="4"/>S1Val = 1;</text:p>
        <text:p text:style-name="P39"><text:s text:c="4"/>S1Mode = 0;</text:p>
        <text:p text:style-name="P42"><text:soft-page-break/><text:span text:style-name="T11"><text:s text:c="4"/>S3Vals = </text:span><text:span text:style-name="T14">new</text:span><text:span text:style-name="T11"> BigInt[nToTheThird + 1];</text:span></text:p>
        <text:p text:style-name="P42"><text:span text:style-name="T11"><text:s text:c="4"/>S3Modes = </text:span><text:span text:style-name="T14">new</text:span><text:span text:style-name="T11"> BigInt[nToTheThird + 1];</text:span></text:p>
        <text:p text:style-name="P39"/>
        <text:p text:style-name="P42"><text:span text:style-name="T11"><text:s text:c="4"/>ended = </text:span><text:span text:style-name="T14">false</text:span><text:span text:style-name="T11">;</text:span></text:p>
        <text:p text:style-name="P39"><text:s text:c="4"/>maxSieveValue = (BigInt)(pow(n, 2.00001 / 3));</text:p>
        <text:p text:style-name="P39"/>
        <text:p text:style-name="P42"><text:span text:style-name="T11"><text:s text:c="4"/></text:span><text:span text:style-name="T14">for</text:span><text:span text:style-name="T11"> (BigInt j = 2; j &lt; nToTheThird + 1; j++){</text:span></text:p>
        <text:p text:style-name="P39"><text:s text:c="8"/>S3Modes[j] = 0;</text:p>
        <text:p text:style-name="P39"><text:s text:c="8"/>S3Vals[j] = 1;</text:p>
        <text:p text:style-name="P39"><text:s text:c="4"/>}</text:p>
        <text:p text:style-name="P39">}</text:p>
        <text:p text:style-name="P39"/>
        <text:p text:style-name="P42"><text:span text:style-name="T14">static</text:span><text:span text:style-name="T11"> </text:span><text:span text:style-name="T14">void</text:span><text:span text:style-name="T11"> deallocPools(){</text:span></text:p>
        <text:p text:style-name="P42"><text:span text:style-name="T11"><text:s text:c="4"/></text:span><text:span text:style-name="T14">delete</text:span><text:span text:style-name="T11"> factorsMultiplied;</text:span></text:p>
        <text:p text:style-name="P42"><text:span text:style-name="T11"><text:s text:c="4"/></text:span><text:span text:style-name="T14">delete</text:span><text:span text:style-name="T11"> totalFactors;</text:span></text:p>
        <text:p text:style-name="P42"><text:span text:style-name="T11"><text:s text:c="4"/></text:span><text:span text:style-name="T14">delete</text:span><text:span text:style-name="T11"> factors;</text:span></text:p>
        <text:p text:style-name="P42"><text:span text:style-name="T11"><text:s text:c="4"/></text:span><text:span text:style-name="T14">delete</text:span><text:span text:style-name="T11"> numPrimeBases;</text:span></text:p>
        <text:p text:style-name="P42"><text:span text:style-name="T11"><text:s text:c="4"/></text:span><text:span text:style-name="T14">delete</text:span><text:span text:style-name="T11"> DPrime;</text:span></text:p>
        <text:p text:style-name="P42"><text:span text:style-name="T11"><text:s text:c="4"/></text:span><text:span text:style-name="T14">delete</text:span><text:span text:style-name="T11"> binomials;</text:span></text:p>
        <text:p text:style-name="P42"><text:span text:style-name="T11"><text:s text:c="4"/></text:span><text:span text:style-name="T14">delete</text:span><text:span text:style-name="T11"> dPrime;</text:span></text:p>
        <text:p text:style-name="P42"><text:span text:style-name="T11"><text:s text:c="4"/></text:span><text:span text:style-name="T14">delete</text:span><text:span text:style-name="T11"> S3Vals;</text:span></text:p>
        <text:p text:style-name="P42"><text:span text:style-name="T11"><text:s text:c="4"/></text:span><text:span text:style-name="T14">delete</text:span><text:span text:style-name="T11"> S3Modes;</text:span></text:p>
        <text:p text:style-name="P42"><text:span text:style-name="T11"><text:s text:c="4"/></text:span><text:span text:style-name="T14">delete</text:span><text:span text:style-name="T11"> primes;</text:span></text:p>
        <text:p text:style-name="P39">}</text:p>
        <text:p text:style-name="P39"/>
        <text:p text:style-name="P41">/* This finds all the primes less than n^1/3, which will be used for sieving and generating complete factorizations of numbers up to n^2/3*/</text:p>
        <text:p text:style-name="P42"><text:span text:style-name="T14">static</text:span><text:span text:style-name="T11"> </text:span><text:span text:style-name="T14">void</text:span><text:span text:style-name="T11"> fillPrimes(){</text:span></text:p>
        <text:p text:style-name="P42"><text:span text:style-name="T11"><text:s text:c="4"/>BigInt* primesieve = </text:span><text:span text:style-name="T14">new</text:span><text:span text:style-name="T11"> BigInt[nToTheThird + 1];</text:span></text:p>
        <text:p text:style-name="P42"><text:span text:style-name="T11"><text:s text:c="4"/>primes = </text:span><text:span text:style-name="T14">new</text:span><text:span text:style-name="T11"> BigInt[nToTheThird + 1];</text:span></text:p>
        <text:p text:style-name="P39"><text:s text:c="4"/>numPrimes = 0;</text:p>
        <text:p text:style-name="P42"><text:span text:style-name="T11"><text:s text:c="4"/></text:span><text:span text:style-name="T14">for</text:span><text:span text:style-name="T11"> (BigInt j = 0; j &lt;= nToTheThird; j++) primesieve[j] = 1;</text:span></text:p>
        <text:p text:style-name="P42"><text:span text:style-name="T11"><text:s text:c="4"/></text:span><text:span text:style-name="T14">for</text:span><text:span text:style-name="T11"> (BigInt k = 2; k &lt;= nToTheThird; k++){</text:span></text:p>
        <text:p text:style-name="P39"><text:s text:c="8"/>BigInt cur = k;</text:p>
        <text:p text:style-name="P42"><text:span text:style-name="T11"><text:s text:c="8"/></text:span><text:span text:style-name="T14">if</text:span><text:span text:style-name="T11"> (primesieve[k] == 1){</text:span></text:p>
        <text:p text:style-name="P39"><text:s text:c="12"/>primes[numPrimes] = k;</text:p>
        <text:p text:style-name="P39"><text:s text:c="12"/>numPrimes++;</text:p>
        <text:p text:style-name="P42"><text:span text:style-name="T11"><text:s text:c="12"/></text:span><text:span text:style-name="T14">while</text:span><text:span text:style-name="T11"> (cur &lt;= nToTheThird){</text:span></text:p>
        <text:p text:style-name="P39"><text:s text:c="16"/>primesieve[cur] = 0;</text:p>
        <text:p text:style-name="P39"><text:s text:c="16"/>cur += k;</text:p>
        <text:p text:style-name="P39"><text:s text:c="12"/>}</text:p>
        <text:p text:style-name="P39"><text:s text:c="8"/>}</text:p>
        <text:p text:style-name="P39"><text:s text:c="4"/>}</text:p>
        <text:p text:style-name="P42"><text:span text:style-name="T11"><text:s text:c="4"/></text:span><text:span text:style-name="T14">delete</text:span><text:span text:style-name="T11"> primesieve;</text:span></text:p>
        <text:p text:style-name="P39">}</text:p>
        <text:p text:style-name="P39"/>
        <text:p text:style-name="P41">/* This resets some state used for the sieving and factoring process.*/</text:p>
        <text:p text:style-name="P42"><text:span text:style-name="T14">static</text:span><text:span text:style-name="T11"> </text:span><text:span text:style-name="T14">void</text:span><text:span text:style-name="T11"> clearPools(){</text:span></text:p>
        <text:p text:style-name="P42"><text:span text:style-name="T11"><text:s text:c="4"/></text:span><text:span text:style-name="T14">for</text:span><text:span text:style-name="T11"> (BigInt j = 0; j &lt; nToTheThird; j++){</text:span></text:p>
        <text:p text:style-name="P39"><text:s text:c="8"/>numPrimeBases[j] = -1;</text:p>
        <text:p text:style-name="P39"><text:s text:c="8"/>factorsMultiplied[j] = 1;</text:p>
        <text:p text:style-name="P39"><text:s text:c="8"/>totalFactors[j] = 0;</text:p>
        <text:p text:style-name="P39"><text:s text:c="4"/>}</text:p>
        <text:p text:style-name="P39">}</text:p>
        <text:p text:style-name="P39"/>
        <text:p text:style-name="P41">/* We can use sieving on our current n^1/3 sized block of numbers to</text:p>
        <text:p text:style-name="P41">get their complete prime factorization signatures, with which we can then</text:p>
        <text:p text:style-name="P41">quickly compute d_k' values.*/</text:p>
        <text:p text:style-name="P42"><text:span text:style-name="T14">static</text:span><text:span text:style-name="T11"> </text:span><text:span text:style-name="T14">void</text:span><text:span text:style-name="T11"> factorRange(){</text:span></text:p>
        <text:p text:style-name="P42"><text:span text:style-name="T11"><text:s text:c="4"/></text:span><text:span text:style-name="T14">for</text:span><text:span text:style-name="T11"> (BigInt j = 0; j &lt; numPrimes; j++){</text:span></text:p>
        <text:p text:style-name="P42"><text:span text:style-name="T11"><text:s text:c="8"/></text:span><text:span text:style-name="T17">// mark everything divided by each prime, adding a new entry.</text:span></text:p>
        <text:p text:style-name="P39"><text:s text:c="8"/>BigInt curPrime = primes[j];</text:p>
        <text:p text:style-name="P42"><text:span text:style-name="T11"><text:s text:c="8"/></text:span><text:span text:style-name="T14">if</text:span><text:span text:style-name="T11"> (curPrime * curPrime &gt; curBlockBase + nToTheThird) </text:span><text:span text:style-name="T14">break</text:span><text:span text:style-name="T11">;</text:span></text:p>
        <text:p text:style-name="P39"><text:s text:c="8"/>BigInt curEntry = ( curBlockBase % curPrime == 0 ) ? 0:curPrime - (curBlockBase % curPrime);</text:p>
        <text:p text:style-name="P42"><text:span text:style-name="T11"><text:s text:c="8"/></text:span><text:span text:style-name="T14">while</text:span><text:span text:style-name="T11"> (curEntry &lt; nToTheThird){</text:span></text:p>
        <text:p text:style-name="P42"><text:span text:style-name="T11"><text:s text:c="12"/></text:span><text:span text:style-name="T14">if</text:span><text:span text:style-name="T11">( curEntry+curBlockBase != 0 ){</text:span></text:p>
        <text:p text:style-name="P39"><text:s text:c="16"/>factorsMultiplied[curEntry] *= curPrime;</text:p>
        <text:p text:style-name="P39"><text:s text:c="16"/>totalFactors[curEntry]++;</text:p>
        <text:p text:style-name="P39"><text:s text:c="16"/>numPrimeBases[curEntry]++;</text:p>
        <text:p text:style-name="P39"><text:s text:c="16"/>factors[curEntry*logn+ numPrimeBases[curEntry]] = 1;</text:p>
        <text:p text:style-name="P39"><text:s text:c="12"/>}</text:p>
        <text:p text:style-name="P39"><text:s text:c="12"/>curEntry += curPrime;</text:p>
        <text:p text:style-name="P39"><text:s text:c="8"/>}</text:p>
        <text:p text:style-name="P42"><text:span text:style-name="T11"><text:s text:c="8"/></text:span><text:span text:style-name="T17">// mark everything divided by each prime power</text:span></text:p>
        <text:p text:style-name="P42"><text:span text:style-name="T11"><text:s text:c="8"/>BigInt cap = (BigInt)( log((</text:span><text:span text:style-name="T14">double</text:span><text:span text:style-name="T11">)(nToTheThird+curBlockBase)) / log((</text:span><text:span text:style-name="T14">double</text:span><text:span text:style-name="T11">)curPrime) + 1 );</text:span></text:p>
        <text:p text:style-name="P39"><text:s text:c="8"/>BigInt curbase = curPrime;</text:p>
        <text:p text:style-name="P42"><text:span text:style-name="T11"><text:s text:c="8"/></text:span><text:span text:style-name="T14">for</text:span><text:span text:style-name="T11"> (BigInt k = 2; k &lt; cap; k++){</text:span></text:p>
        <text:p text:style-name="P39"><text:s text:c="12"/>curPrime *= curbase;</text:p>
        <text:p text:style-name="P39"><text:s text:c="12"/>curEntry = (curBlockBase % curPrime == 0) ? 0 : curPrime - (curBlockBase % curPrime);</text:p>
        <text:p text:style-name="P42"><text:span text:style-name="T11"><text:s text:c="12"/></text:span><text:span text:style-name="T14">while</text:span><text:span text:style-name="T11"> (curEntry &lt; nToTheThird){</text:span></text:p>
        <text:p text:style-name="P39"><text:s text:c="16"/>factorsMultiplied[curEntry] *= curbase;</text:p>
        <text:p text:style-name="P39"><text:s text:c="16"/>totalFactors[curEntry]++;</text:p>
        <text:p text:style-name="P42"><text:span text:style-name="T11"><text:s text:c="16"/></text:span><text:span text:style-name="T14">if</text:span><text:span text:style-name="T11"> (curEntry + curBlockBase != 0)factors[curEntry*logn+ numPrimeBases[curEntry]] = k;</text:span></text:p>
        <text:p text:style-name="P39"><text:s text:c="16"/>curEntry += curPrime;</text:p>
        <text:p text:style-name="P39"><text:s text:c="12"/>}</text:p>
        <text:p text:style-name="P39"><text:s text:c="8"/>}</text:p>
        <text:p text:style-name="P39"><text:s text:c="4"/>}</text:p>
        <text:p text:style-name="P42"><text:span text:style-name="T11"><text:s text:c="4"/></text:span><text:span text:style-name="T17">// account for prime factors &gt; n^1/3</text:span></text:p>
        <text:p text:style-name="P42"><text:span text:style-name="T11"><text:s text:c="4"/></text:span><text:span text:style-name="T14">for</text:span><text:span text:style-name="T11"> (BigInt j = 0; j &lt; nToTheThird; j++){</text:span></text:p>
        <text:p text:style-name="P42"><text:span text:style-name="T11"><text:s text:c="8"/></text:span><text:span text:style-name="T14">if</text:span><text:span text:style-name="T11"> (factorsMultiplied[j] &lt; j+curBlockBase){</text:span></text:p>
        <text:p text:style-name="P39"><text:s text:c="12"/>numPrimeBases[j]++;</text:p>
        <text:p text:style-name="P39"><text:s text:c="12"/>totalFactors[j]++;</text:p>
        <text:p text:style-name="P39"><text:s text:c="12"/>factors[j*logn+ numPrimeBases[j]] = 1;</text:p>
        <text:p text:style-name="P39"><text:s text:c="8"/>}</text:p>
        <text:p text:style-name="P39"><text:s text:c="4"/>}</text:p>
        <text:p text:style-name="P39">}</text:p>
        <text:p text:style-name="P39"/>
        <text:p text:style-name="P41">/* By this point, we have already factored, through sieving, all the numbers in the current n^1/3 sized block we are looking at.</text:p>
        <text:p text:style-name="P41">With a complete factorization, we can calculate d_k'(n) for a number.</text:p>
        <text:p text:style-name="P41">Then, D_k'(n) = d_k'(n) + D_k'(n-1).*/</text:p>
        <text:p text:style-name="P42"><text:span text:style-name="T14">static</text:span><text:span text:style-name="T11"> </text:span><text:span text:style-name="T14">void</text:span><text:span text:style-name="T11"> buildDivisorSums(){</text:span></text:p>
        <text:p text:style-name="P42"><text:span text:style-name="T11"><text:s text:c="4"/></text:span><text:span text:style-name="T14">for</text:span><text:span text:style-name="T11"> (BigInt j = 1; j &lt; nToTheThird+1; j++){</text:span></text:p>
        <text:p text:style-name="P42"><text:span text:style-name="T11"><text:s text:c="8"/></text:span><text:span text:style-name="T14">if</text:span><text:span text:style-name="T11"> (j + curBlockBase == 1 || j + curBlockBase == 2) </text:span><text:span text:style-name="T14">continue</text:span><text:span text:style-name="T11">;</text:span></text:p>
        <text:p text:style-name="P42"><text:span text:style-name="T11"><text:s text:c="8"/></text:span><text:span text:style-name="T14">for</text:span><text:span text:style-name="T11"> (BigInt k = 0; k &lt; logn; k++){</text:span></text:p>
        <text:p text:style-name="P39"><text:s text:c="12"/>DPrime[j * logn + k] = DPrime[(j - 1) * logn + k] + d2(factors, j - 1, k, numPrimeBases[j - 1] + 1, totalFactors[j - 1]);</text:p>
        <text:p text:style-name="P39"><text:s text:c="8"/>}</text:p>
        <text:p text:style-name="P39"><text:s text:c="4"/>}</text:p>
        <text:p text:style-name="P42"><text:span text:style-name="T11"><text:s text:c="4"/></text:span><text:span text:style-name="T14">for</text:span><text:span text:style-name="T11"> (BigInt j = 0; j &lt; logn; j++) DPrime[j] = DPrime[nToTheThird*logn+ j];</text:span></text:p>
        <text:p text:style-name="P39">}</text:p>
        <text:p text:style-name="P39"/>
        <text:p text:style-name="P41">/* This general algorithm relies on values of D_k' &lt;= n^2/3 and d_k' &lt;= n^1/3. <text:s/>This function calculates those values of d_k'.*/</text:p>
        <text:p text:style-name="P42"><text:span text:style-name="T14">static</text:span><text:span text:style-name="T11"> </text:span><text:span text:style-name="T14">void</text:span><text:span text:style-name="T11"> find_dVals(){</text:span></text:p>
        <text:p text:style-name="P39"><text:s text:c="4"/>curBlockBase = 1;</text:p>
        <text:p text:style-name="P39"><text:s text:c="4"/>clearPools();</text:p>
        <text:p text:style-name="P39"><text:soft-page-break/><text:s text:c="4"/>factorRange();</text:p>
        <text:p text:style-name="P39"><text:s text:c="4"/>buildDivisorSums();</text:p>
        <text:p text:style-name="P39"/>
        <text:p text:style-name="P42"><text:span text:style-name="T11"><text:s text:c="4"/></text:span><text:span text:style-name="T14">for</text:span><text:span text:style-name="T11"> (BigInt j = 2; j &lt;= nToTheThird; j++){</text:span></text:p>
        <text:p text:style-name="P42"><text:span text:style-name="T11"><text:s text:c="8"/></text:span><text:span text:style-name="T14">for</text:span><text:span text:style-name="T11"> (BigInt m = 1; m &lt; numDPowers; m++){</text:span></text:p>
        <text:p text:style-name="P42"><text:span text:style-name="T11"><text:s text:c="12"/></text:span><text:span text:style-name="T14">double</text:span><text:span text:style-name="T11"> s = 0;</text:span></text:p>
        <text:p text:style-name="P42"><text:span text:style-name="T11"><text:s text:c="12"/></text:span><text:span text:style-name="T14">for</text:span><text:span text:style-name="T11"> (BigInt r = 1; r &lt; numDPowers; r++) s += pow(-1.0, (</text:span><text:span text:style-name="T14">double</text:span><text:span text:style-name="T11">)( r + m )) * (1.0 / (r + m + 1)) * (DPrime[j * logn + r] - DPrime[(j - 1) * logn + r]);</text:span></text:p>
        <text:p text:style-name="P39"><text:s text:c="12"/>dPrime[j*(numDPowers + 1)+ m] = s;</text:p>
        <text:p text:style-name="P39"><text:s text:c="8"/>}</text:p>
        <text:p text:style-name="P39"><text:s text:c="4"/>}</text:p>
        <text:p text:style-name="P39">}</text:p>
        <text:p text:style-name="P39"/>
        <text:p text:style-name="P42"><text:span text:style-name="T14">static</text:span><text:span text:style-name="T11"> </text:span><text:span text:style-name="T14">void</text:span><text:span text:style-name="T11"> resetDPrimeVals(){</text:span></text:p>
        <text:p text:style-name="P39"><text:s text:c="4"/>curBlockBase = 0;</text:p>
        <text:p text:style-name="P42"><text:span text:style-name="T11"><text:s text:c="4"/></text:span><text:span text:style-name="T14">for</text:span><text:span text:style-name="T11"> (BigInt k = 0; k &lt; nToTheThird + 1; k++)</text:span></text:p>
        <text:p text:style-name="P42"><text:span text:style-name="T11"><text:s text:c="8"/></text:span><text:span text:style-name="T14">for</text:span><text:span text:style-name="T11"> (BigInt j = 0; j &lt; logn; j++)</text:span></text:p>
        <text:p text:style-name="P39"><text:s text:c="12"/>DPrime[k * logn + j] = 0;</text:p>
        <text:p text:style-name="P39">}</text:p>
        <text:p text:style-name="P39"/>
        <text:p text:style-name="P41">/* This function is calculating the first two sums of http://www.icecreambreakfast.com/primecount/primecounting.html#4_4</text:p>
        <text:p text:style-name="P41">It is written to rely on values of D_k' from smallest to greatest, to use the segmented sieve.*/</text:p>
        <text:p text:style-name="P42"><text:span text:style-name="T14">static</text:span><text:span text:style-name="T11"> </text:span><text:span text:style-name="T14">void</text:span><text:span text:style-name="T11"> calcS1(){</text:span></text:p>
        <text:p text:style-name="P42"><text:span text:style-name="T11"><text:s text:c="4"/></text:span><text:span text:style-name="T14">if</text:span><text:span text:style-name="T11"> (S1Mode == 0){</text:span></text:p>
        <text:p text:style-name="P42"><text:span text:style-name="T11"><text:s text:c="8"/></text:span><text:span text:style-name="T14">while</text:span><text:span text:style-name="T11"> (S1Val &lt;= ceilval){</text:span></text:p>
        <text:p text:style-name="P39"><text:s text:c="12"/>BigInt cnt = (n / S1Val - n / (S1Val + 1));</text:p>
        <text:p text:style-name="P42"><text:span text:style-name="T11"><text:s text:c="12"/></text:span><text:span text:style-name="T14">for</text:span><text:span text:style-name="T11"> (BigInt m = 1; m &lt; numDPowers; m++) t += cnt * (m % 2 == 1 ? -1 : 1) * (1.0 / (m + 1)) * DPrime[(S1Val - curBlockBase + 1) * logn + m];</text:span></text:p>
        <text:p text:style-name="P39"><text:s text:c="12"/>S1Val++;</text:p>
        <text:p text:style-name="P42"><text:span text:style-name="T11"><text:s text:c="12"/></text:span><text:span text:style-name="T14">if</text:span><text:span text:style-name="T11"> (S1Val &gt;= n / nToTheHalf){</text:span></text:p>
        <text:p text:style-name="P39"><text:s text:c="16"/>S1Mode = 1;</text:p>
        <text:p text:style-name="P39"><text:s text:c="16"/>S1Val = nToTheHalf;</text:p>
        <text:p text:style-name="P42"><text:span text:style-name="T11"><text:s text:c="16"/></text:span><text:span text:style-name="T14">break</text:span><text:span text:style-name="T11">;</text:span></text:p>
        <text:p text:style-name="P39"><text:s text:c="12"/>}</text:p>
        <text:p text:style-name="P39"><text:s text:c="8"/>}</text:p>
        <text:p text:style-name="P39"><text:s text:c="4"/>}</text:p>
        <text:p text:style-name="P42"><text:span text:style-name="T11"><text:s text:c="4"/></text:span><text:span text:style-name="T14">if</text:span><text:span text:style-name="T11"> (S1Mode == 1){</text:span></text:p>
        <text:p text:style-name="P42"><text:span text:style-name="T11"><text:s text:c="8"/></text:span><text:span text:style-name="T14">while</text:span><text:span text:style-name="T11"> (n / S1Val &lt;= ceilval){</text:span></text:p>
        <text:p text:style-name="P42"><text:span text:style-name="T11"><text:s text:c="12"/></text:span><text:span text:style-name="T14">for</text:span><text:span text:style-name="T11"> (BigInt m = 1; m &lt; numDPowers; m++) t += (m % 2 == 1 ? -1 : 1) * (1.0 / (m + 1)) * DPrime[(n / S1Val - curBlockBase + 1) * logn + m];</text:span></text:p>
        <text:p text:style-name="P39"><text:s text:c="12"/>S1Val--;</text:p>
        <text:p text:style-name="P42"><text:span text:style-name="T11"><text:s text:c="12"/></text:span><text:span text:style-name="T14">if</text:span><text:span text:style-name="T11"> (S1Val &lt; nToTheThird + 1){</text:span></text:p>
        <text:p text:style-name="P39"><text:s text:c="16"/>S1Mode = 2;</text:p>
        <text:p text:style-name="P42"><text:span text:style-name="T11"><text:s text:c="16"/></text:span><text:span text:style-name="T14">break</text:span><text:span text:style-name="T11">;</text:span></text:p>
        <text:p text:style-name="P39"><text:s text:c="12"/>}</text:p>
        <text:p text:style-name="P39"><text:s text:c="8"/>}</text:p>
        <text:p text:style-name="P39"><text:s text:c="4"/>}</text:p>
        <text:p text:style-name="P39">}</text:p>
        <text:p text:style-name="P39"/>
        <text:p text:style-name="P41">/* This loop is calculating the 3rd term that runs from 2 to n^1/3 in http://www.icecreambreakfast.com/primecount/primecounting.html#4_4*/</text:p>
        <text:p text:style-name="P42"><text:span text:style-name="T14">static</text:span><text:span text:style-name="T11"> </text:span><text:span text:style-name="T14">void</text:span><text:span text:style-name="T11"> calcS2(){</text:span></text:p>
        <text:p text:style-name="P42"><text:span text:style-name="T11"><text:s text:c="4"/></text:span><text:span text:style-name="T14">for</text:span><text:span text:style-name="T11"> (BigInt j = 2; j &lt;= nToTheThird; j++)</text:span></text:p>
        <text:p text:style-name="P42"><text:span text:style-name="T11"><text:s text:c="8"/></text:span><text:span text:style-name="T14">for</text:span><text:span text:style-name="T11"> (BigInt k = 1; k &lt; numDPowers; k++)</text:span></text:p>
        <text:p text:style-name="P42"><text:span text:style-name="T11"><text:s text:c="12"/>t += (n / j - 1) * pow(-1.0, (</text:span><text:span text:style-name="T14">double</text:span><text:span text:style-name="T11">)k) * (1.0 / (k + 1)) * (DPrime[j * logn + k] - DPrime[(j - 1) * logn + k]);</text:span></text:p>
        <text:p text:style-name="P39">}</text:p>
        <text:p text:style-name="P39"/>
        <text:p text:style-name="P41">/* This loop is calculating the two double sums in http://www.icecreambreakfast.com/primecount/primecounting.html#4_4</text:p>
        <text:p text:style-name="P41">It is written to rely on values of D_k' from smallest to greatest, to use the segmented sieve.*/</text:p>
        <text:p text:style-name="P42"><text:span text:style-name="T14">static</text:span><text:span text:style-name="T11"> </text:span><text:span text:style-name="T14">void</text:span><text:span text:style-name="T11"> calcS3(){</text:span></text:p>
        <text:p text:style-name="P42"><text:span text:style-name="T11"><text:s text:c="4"/></text:span><text:span text:style-name="T14">for</text:span><text:span text:style-name="T11"> (BigInt j = 2; j &lt;= nToTheThird; j++){</text:span></text:p>
        <text:p text:style-name="P42"><text:span text:style-name="T11"><text:s text:c="8"/></text:span><text:span text:style-name="T14">if</text:span><text:span text:style-name="T11"> (S3Modes[j] == 0){</text:span></text:p>
        <text:p text:style-name="P39"><text:s text:c="12"/>BigInt endsq = (BigInt)(pow(n / j, .5));</text:p>
        <text:p text:style-name="P39"><text:s text:c="12"/>BigInt endVal = (n / j) / endsq;</text:p>
        <text:p text:style-name="P42"><text:span text:style-name="T11"><text:s text:c="12"/></text:span><text:span text:style-name="T14">while</text:span><text:span text:style-name="T11"> (S3Vals[j] &lt;= ceilval){</text:span></text:p>
        <text:p text:style-name="P39"><text:s text:c="16"/>BigInt cnt = (n / (j * S3Vals[j]) - n / (j * (S3Vals[j] + 1)));</text:p>
        <text:p text:style-name="P42"><text:span text:style-name="T11"><text:s text:c="16"/></text:span><text:span text:style-name="T14">for</text:span><text:span text:style-name="T11"> (BigInt m = 1; m &lt; numDPowers; m++) t += cnt * DPrime[(S3Vals[j] - curBlockBase + 1) * logn + m] * dPrime[j*(numDPowers + 1)+ m];</text:span></text:p>
        <text:p text:style-name="P39"><text:s text:c="16"/>S3Vals[j]++;</text:p>
        <text:p text:style-name="P42"><text:span text:style-name="T11"><text:s text:c="16"/></text:span><text:span text:style-name="T14">if</text:span><text:span text:style-name="T11"> (S3Vals[j] &gt;= endVal){</text:span></text:p>
        <text:p text:style-name="P39"><text:s text:c="20"/>S3Modes[j] = 1;</text:p>
        <text:p text:style-name="P39"><text:s text:c="20"/>S3Vals[j] = endsq;</text:p>
        <text:p text:style-name="P42"><text:span text:style-name="T11"><text:s text:c="20"/></text:span><text:span text:style-name="T14">break</text:span><text:span text:style-name="T11">;</text:span></text:p>
        <text:p text:style-name="P39"><text:s text:c="16"/>}</text:p>
        <text:p text:style-name="P39"><text:s text:c="12"/>}</text:p>
        <text:p text:style-name="P39"><text:s text:c="8"/>}</text:p>
        <text:p text:style-name="P42"><text:span text:style-name="T11"><text:s text:c="8"/></text:span><text:span text:style-name="T14">if</text:span><text:span text:style-name="T11"> (S3Modes[j] == 1){</text:span></text:p>
        <text:p text:style-name="P42"><text:span text:style-name="T11"><text:s text:c="12"/></text:span><text:span text:style-name="T14">while</text:span><text:span text:style-name="T11"> (n / (j * S3Vals[j]) &lt;= ceilval){</text:span></text:p>
        <text:p text:style-name="P42"><text:span text:style-name="T11"><text:s text:c="16"/></text:span><text:span text:style-name="T14">for</text:span><text:span text:style-name="T11"> (BigInt m = 1; m &lt; numDPowers; m++) t += DPrime[(n / (j * S3Vals[j]) - curBlockBase + 1) * logn + m] * dPrime[j * (numDPowers + 1) + m];</text:span></text:p>
        <text:p text:style-name="P39"><text:s text:c="16"/>S3Vals[j]--;</text:p>
        <text:p text:style-name="P42"><text:span text:style-name="T11"><text:s text:c="16"/></text:span><text:span text:style-name="T14">if</text:span><text:span text:style-name="T11"> (S3Vals[j] &lt; nToTheThird / j + 1){</text:span></text:p>
        <text:p text:style-name="P39"><text:s text:c="20"/>S3Modes[j] = 2;</text:p>
        <text:p text:style-name="P42"><text:span text:style-name="T11"><text:s text:c="20"/></text:span><text:span text:style-name="T14">break</text:span><text:span text:style-name="T11">;</text:span></text:p>
        <text:p text:style-name="P39"><text:s text:c="16"/>}</text:p>
        <text:p text:style-name="P39"><text:s text:c="12"/>}</text:p>
        <text:p text:style-name="P39"><text:s text:c="8"/>}</text:p>
        <text:p text:style-name="P39"><text:s text:c="4"/>}</text:p>
        <text:p text:style-name="P39">}</text:p>
        <text:p text:style-name="P39"/>
        <text:p text:style-name="P41">/*<text:tab/>This is the most important function here. How it works:</text:p>
        <text:p text:style-name="P41">*<text:tab/> first we allocate our n^1/3 ln n sized pools and other variables.</text:p>
        <text:p text:style-name="P41">*<text:tab/> Then we go ahead and sieve to get our primes up to n^1/3</text:p>
        <text:p text:style-name="P41">*<text:tab/> We also calculate, through one pass of sieving, values of d_k'(n) up to n^1/3</text:p>
        <text:p text:style-name="P41">*<text:tab/> Then we go ahead and calculate the loop S2 (check the description of the algorithm), which only requires</text:p>
        <text:p text:style-name="P41">*<text:tab/> values of d_k'(n) up to n^1/3, which we already have.</text:p>
        <text:p text:style-name="P41">*<text:tab/> Now we're ready for the main loop.</text:p>
        <text:p text:style-name="P41">*<text:tab/> We do the following roughly n^1/3 times.</text:p>
        <text:p text:style-name="P41">*<text:tab/> First we clear our sieving variables.</text:p>
        <text:p text:style-name="P41">*<text:tab/> Then we factor, entirely, all of the numbers in the current block sized n^1/3 that we're looking at.</text:p>
        <text:p text:style-name="P41">*<text:tab/> Using our factorization information, we calculate the values for d_k'(n) for the entire range we're looking,</text:p>
        <text:p text:style-name="P41">*<text:tab/> and then sum those together to have a rolling set of D_k'(n) values</text:p>
        <text:p text:style-name="P41">*<text:tab/> Now we have values for D_k'(n) for this block sized n^1/3</text:p>
        <text:p text:style-name="P41">*<text:tab/> First we see if any of the values of S1 that we need to compute are in this block. We can do this by</text:p>
        <text:p text:style-name="P41">*<text:tab/> (see the paper) walking through the two S1 loops backwards, which will use the D_k'(n)</text:p>
        <text:p text:style-name="P41"><text:soft-page-break/>*<text:tab/> values in order from smallest to greatest</text:p>
        <text:p text:style-name="P41">*<text:tab/> We then do the same thing will all of the S3 values</text:p>
        <text:p text:style-name="P41">*<text:tab/> Once we have completed this loop, we will have calculated the prime power function for n.</text:p>
        <text:p text:style-name="P41">*<text:tab/></text:p>
        <text:p text:style-name="P41">*<text:tab/>This loop is essentially calculating</text:p>
        <text:p text:style-name="P41">*<text:tab/>http://www.icecreambreakfast.com/primecount/primecounting.html#4_4</text:p>
        <text:p text:style-name="P41">*/</text:p>
        <text:p text:style-name="P39"/>
        <text:p text:style-name="P42"><text:span text:style-name="T14">static</text:span><text:span text:style-name="T11"> </text:span><text:span text:style-name="T14">double</text:span><text:span text:style-name="T11"> calcPrimePowerCount(BigInt nVal){</text:span></text:p>
        <text:p text:style-name="P39"><text:s text:c="4"/>n = nVal;</text:p>
        <text:p text:style-name="P39"><text:s text:c="4"/>allocPools(n);</text:p>
        <text:p text:style-name="P39"><text:s text:c="4"/>fillPrimes();</text:p>
        <text:p text:style-name="P39"><text:s text:c="4"/>find_dVals();</text:p>
        <text:p text:style-name="P39"><text:s text:c="4"/>calcS2();</text:p>
        <text:p text:style-name="P39"><text:s text:c="4"/>resetDPrimeVals();</text:p>
        <text:p text:style-name="P39"/>
        <text:p text:style-name="P42"><text:span text:style-name="T11"><text:s text:c="4"/></text:span><text:span text:style-name="T14">for</text:span><text:span text:style-name="T11"> (curBlockBase = 0; curBlockBase &lt;= maxSieveValue; curBlockBase += nToTheThird ){</text:span></text:p>
        <text:p text:style-name="P39"><text:s text:c="8"/>clearPools();</text:p>
        <text:p text:style-name="P39"><text:s text:c="8"/>factorRange();</text:p>
        <text:p text:style-name="P39"><text:s text:c="8"/>buildDivisorSums();</text:p>
        <text:p text:style-name="P39"/>
        <text:p text:style-name="P39"><text:s text:c="8"/>ceilval = curBlockBase + nToTheThird - 1;</text:p>
        <text:p text:style-name="P42"><text:span text:style-name="T11"><text:s text:c="8"/></text:span><text:span text:style-name="T14">if</text:span><text:span text:style-name="T11"> (ceilval &gt; maxSieveValue) {</text:span></text:p>
        <text:p text:style-name="P39"><text:s text:c="12"/>ceilval = maxSieveValue;</text:p>
        <text:p text:style-name="P42"><text:span text:style-name="T11"><text:s text:c="12"/>ended = </text:span><text:span text:style-name="T14">true</text:span><text:span text:style-name="T11">;</text:span></text:p>
        <text:p text:style-name="P39"><text:s text:c="8"/>}</text:p>
        <text:p text:style-name="P39"/>
        <text:p text:style-name="P39"><text:s text:c="8"/>calcS1();</text:p>
        <text:p text:style-name="P39"><text:s text:c="8"/>calcS3();</text:p>
        <text:p text:style-name="P42"><text:span text:style-name="T11"><text:s text:c="8"/></text:span><text:span text:style-name="T14">if</text:span><text:span text:style-name="T11"> (ended) </text:span><text:span text:style-name="T14">break</text:span><text:span text:style-name="T11">;</text:span></text:p>
        <text:p text:style-name="P39"><text:s text:c="4"/>}</text:p>
        <text:p text:style-name="P39"/>
        <text:p text:style-name="P39"><text:s text:c="4"/>deallocPools();</text:p>
        <text:p text:style-name="P39"/>
        <text:p text:style-name="P42"><text:span text:style-name="T11"><text:s text:c="4"/></text:span><text:span text:style-name="T14">return</text:span><text:span text:style-name="T11"> t;</text:span></text:p>
        <text:p text:style-name="P39">}</text:p>
        <text:p text:style-name="P39"/>
        <text:p text:style-name="P42"><text:span text:style-name="T14">static</text:span><text:span text:style-name="T11"> BigInt countprimes(BigInt num) {</text:span></text:p>
        <text:p text:style-name="P42"><text:span text:style-name="T11"><text:s text:c="4"/></text:span><text:span text:style-name="T14">double</text:span><text:span text:style-name="T11"> total = 0.0;</text:span></text:p>
        <text:p text:style-name="P42"><text:span text:style-name="T11"><text:s text:c="4"/></text:span><text:span text:style-name="T14">for</text:span><text:span text:style-name="T11"> (BigInt i = 1; i &lt; log((</text:span><text:span text:style-name="T14">double</text:span><text:span text:style-name="T11">)num) / log(2.0); i++) {</text:span></text:p>
        <text:p text:style-name="P42"><text:span text:style-name="T11"><text:s text:c="8"/></text:span><text:span text:style-name="T14">double</text:span><text:span text:style-name="T11"> val = calcPrimePowerCount( invpow(num, i)) / (</text:span><text:span text:style-name="T14">double</text:span><text:span text:style-name="T11">)i * mu[i];</text:span></text:p>
        <text:p text:style-name="P39"><text:s text:c="8"/>total += val;</text:p>
        <text:p text:style-name="P39"><text:s text:c="4"/>}</text:p>
        <text:p text:style-name="P42"><text:span text:style-name="T11"><text:s text:c="4"/></text:span><text:span text:style-name="T14">return</text:span><text:span text:style-name="T11"> total+.1;</text:span></text:p>
        <text:p text:style-name="P39">}</text:p>
        <text:p text:style-name="P39"/>
        <text:p text:style-name="P42"><text:span text:style-name="T14">int</text:span><text:span text:style-name="T11"> scaleNum = 10;</text:span></text:p>
        <text:p text:style-name="P42"><text:span text:style-name="T14">int</text:span><text:span text:style-name="T11"> main(</text:span><text:span text:style-name="T14">int</text:span><text:span text:style-name="T11"> argc, </text:span><text:span text:style-name="T14">char</text:span><text:span text:style-name="T11">* argv[]){</text:span></text:p>
        <text:p text:style-name="P42"><text:span text:style-name="T11"><text:s text:c="4"/></text:span><text:span text:style-name="T14">int</text:span><text:span text:style-name="T11"> oldClock = (</text:span><text:span text:style-name="T14">int</text:span><text:span text:style-name="T11">)clock();</text:span></text:p>
        <text:p text:style-name="P42"><text:span text:style-name="T11"><text:s text:c="4"/></text:span><text:span text:style-name="T14">int</text:span><text:span text:style-name="T11"> lastDif = 0;</text:span></text:p>
        <text:p text:style-name="P39"/>
        <text:p text:style-name="P42"><text:span text:style-name="T11"><text:s text:c="4"/>printf( </text:span><text:span text:style-name="T16">" <text:s text:c="67"/>Time\n"</text:span><text:span text:style-name="T11">);</text:span></text:p>
        <text:p text:style-name="P42"><text:span text:style-name="T11"><text:s text:c="4"/>printf( </text:span><text:span text:style-name="T16">" <text:s text:c="67"/>Increase\n"</text:span><text:span text:style-name="T11">);</text:span></text:p>
        <text:p text:style-name="P42"><text:span text:style-name="T11"><text:s text:c="4"/>printf( </text:span><text:span text:style-name="T16">" <text:s text:c="67"/>for x%d\n"</text:span><text:span text:style-name="T11">, scaleNum);</text:span></text:p>
        <text:p text:style-name="P42"><text:span text:style-name="T11"><text:s text:c="4"/>printf( </text:span><text:span text:style-name="T16">" <text:s text:c="8"/>__ Input Number __ <text:s text:c="2"/>__ Output Number __ _ MSec _ _ Sec _ <text:s/>Input\n"</text:span><text:span text:style-name="T11">);</text:span></text:p>
        <text:p text:style-name="P42"><text:span text:style-name="T11"><text:s text:c="4"/>printf( </text:span><text:span text:style-name="T16">" <text:s text:c="67"/>\n"</text:span><text:span text:style-name="T11">);</text:span></text:p>
        <text:p text:style-name="P42"><text:span text:style-name="T11"><text:s text:c="4"/></text:span><text:span text:style-name="T14">for</text:span><text:span text:style-name="T11">( BigInt i = scaleNum; i &lt;= 1000000000000000000; i *= scaleNum ){</text:span></text:p>
        <text:p text:style-name="P42"><text:span text:style-name="T11"><text:s text:c="8"/>printf( </text:span><text:span text:style-name="T16">"%17I64d(10^%4.1f): "</text:span><text:span text:style-name="T11">, i, log( (</text:span><text:span text:style-name="T14">double</text:span><text:span text:style-name="T11">)i )/log(10.0) );</text:span></text:p>
        <text:p text:style-name="P39"><text:s text:c="8"/>BigInt total = (BigInt)(countprimes( i )+.00001);</text:p>
        <text:p text:style-name="P42"><text:span text:style-name="T11"><text:s text:c="8"/></text:span><text:span text:style-name="T14">int</text:span><text:span text:style-name="T11"> newClock = (</text:span><text:span text:style-name="T14">int</text:span><text:span text:style-name="T11">)clock();</text:span></text:p>
        <text:p text:style-name="P42"><text:span text:style-name="T11"><text:s text:c="8"/>printf( </text:span><text:span text:style-name="T16">" %20I64d %8d : %4d: x%f\n"</text:span><text:span text:style-name="T11">,</text:span></text:p>
        <text:p text:style-name="P39"><text:s text:c="12"/>total, newClock - oldClock, ( newClock - oldClock ) / CLK_TCK,</text:p>
        <text:p text:style-name="P42"><text:span text:style-name="T11"><text:s text:c="12"/>( lastDif ) ? (</text:span><text:span text:style-name="T14">double</text:span><text:span text:style-name="T11">)( newClock - oldClock ) / (</text:span><text:span text:style-name="T14">double</text:span><text:span text:style-name="T11">)lastDif : 0.0 );</text:span></text:p>
        <text:p text:style-name="P39"><text:s text:c="8"/>lastDif = newClock - oldClock;</text:p>
        <text:p text:style-name="P39"><text:s text:c="8"/>oldClock = newClock;</text:p>
        <text:p text:style-name="P39"><text:s text:c="4"/>}</text:p>
        <text:p text:style-name="P39"/>
        <text:p text:style-name="P39"><text:s text:c="4"/>getch();</text:p>
        <text:p text:style-name="P39"/>
        <text:p text:style-name="P42"><text:span text:style-name="T11"><text:s text:c="4"/></text:span><text:span text:style-name="T14">return</text:span><text:span text:style-name="T11"> 0;</text:span></text:p>
        <text:p text:style-name="P40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/text:p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11-02-27T15:02:26</meta:creation-date>
    <dc:date>2016-05-08T13:04:56.425000000</dc:date>
    <meta:editing-cycles>235</meta:editing-cycles>
    <meta:editing-duration>P7DT21H35M56S</meta:editing-duration>
    <meta:document-statistic meta:table-count="0" meta:image-count="0" meta:object-count="153" meta:page-count="10" meta:paragraph-count="542" meta:word-count="3839" meta:character-count="23417" meta:non-whitespace-character-count="177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/>
            </mrow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n>1</mn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m</mi>
                        <mo stretchy="false">=</mo>
                        <mn>1</mn>
                      </mrow>
                      <mrow>
                        <mrow>
                          <mi>k</mi>
                          <mo stretchy="false">−</mo>
                          <mn>2</mn>
                        </mrow>
                      </mrow>
                    </munderover>
                    <msub>
                      <mi>d</mi>
                      <mi>m</mi>
                    </msub>
                  </mrow>
                </mrow>
              </mrow>
            </mrow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D_k'(n) = 
 "" newline "              " sum from j = {a+1} to n D_{k-1}'( n over j )
 "" newline "              "+ sum from j = 2 to a d_{k-1}'(j) D_1'( n over j )
 "" newline "              "+ sum from j = 2 to a sum from s = { { lfloor a over j rfloor}+1} to {lfloor n over j rfloor} sum from m = 1 to {k-2} d_m'(j) D_{k-m-1}'( n over js )
</annotation>
  </semantics>
</math>
</file>

<file path=Object 10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j</mi>
        </mrow>
        <mo stretchy="false">)</mo>
      </mrow>
      <mtext>where </mtext>
      <mrow>
        <mi>j</mi>
        <mo stretchy="false">&lt;</mo>
        <mi>a</mi>
      </mrow>
    </mrow>
    <annotation encoding="StarMath 5.0">d_k'(j) "where "j &lt; a</annotation>
  </semantics>
</math>
</file>

<file path=Object 100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101/content.xml><?xml version="1.0" encoding="utf-8"?>
<math xmlns="http://www.w3.org/1998/Math/MathML">
  <semantics>
    <mtable>
      <mtr>
        <mtd>
          <mrow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sup>
                      <mi>n</mi>
                      <mrow>
                        <mfrac>
                          <mn>1</mn>
                          <mn>2</mn>
                        </mfrac>
                      </mrow>
                    </msup>
                  </mrow>
                  <mo stretchy="false">⌋</mo>
                </mrow>
              </munderover>
              <mrow>
                <mrow>
                  <mo stretchy="false">−</mo>
                  <mrow>
                    <mfrac>
                      <mn>1</mn>
                      <mn>2</mn>
                    </mfrac>
                  </mrow>
                </mrow>
                <msub>
                  <mi>D</mi>
                  <mn>1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row>
                    <mfrac>
                      <mn>1</mn>
                      <mn>3</mn>
                    </mfrac>
                  </mrow>
                </mrow>
                <msub>
                  <mi>D</mi>
                  <mn>2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−</mo>
                  <mrow>
                    <mfrac>
                      <mn>1</mn>
                      <mn>4</mn>
                    </mfrac>
                  </mrow>
                </mrow>
                <msub>
                  <mi>D</mi>
                  <mn>3</mn>
                </msub>
                <mi>'</mi>
                <mrow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  <mo stretchy="false">+</mo>
                  <mn>...</mn>
                </mrow>
              </mrow>
            </mrow>
            <mtext>                      </mtext>
          </mrow>
        </mtd>
      </mtr>
      <mtr>
        <mtd>
          <mrow>
            <mrow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row>
                          <mfrac>
                            <mi>n</mi>
                            <mrow>
                              <mo stretchy="false">⌊</mo>
                              <mrow>
                                <msup>
                                  <mi>n</mi>
                                  <mrow>
                                    <mfrac>
                                      <mn>1</mn>
                                      <mn>2</mn>
                                    </mfrac>
                                  </mrow>
                                </msup>
                              </mrow>
                              <mo stretchy="false">⌋</mo>
                            </mrow>
                          </mfrac>
                          <mo stretchy="false">−</mo>
                          <mn>1</mn>
                        </mrow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o stretchy="false">⌊</mo>
                          <mrow>
                            <mfrac>
                              <mi>n</mi>
                              <mi>j</mi>
                            </mfrac>
                          </mrow>
                          <mo stretchy="false">⌋</mo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o stretchy="false">(</mo>
                                <mrow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o stretchy="false">−</mo>
                        <mrow>
                          <mfrac>
                            <mn>1</mn>
                            <mn>2</mn>
                          </mfrac>
                        </mrow>
                      </mrow>
                      <msub>
                        <mi>D</mi>
                        <mn>1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row>
                          <mfrac>
                            <mn>1</mn>
                            <mn>3</mn>
                          </mfrac>
                        </mrow>
                      </mrow>
                      <msub>
                        <mi>D</mi>
                        <mn>2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−</mo>
                        <mrow>
                          <mfrac>
                            <mn>1</mn>
                            <mn>4</mn>
                          </mfrac>
                        </mrow>
                      </mrow>
                      <msub>
                        <mi>D</mi>
                        <mn>3</mn>
                      </msub>
                      <mi>'</mi>
                      <mrow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  <mo stretchy="false">+</mo>
                        <mn>...</mn>
                      </mrow>
                    </mrow>
                    <mo stretchy="false">)</mo>
                  </mrow>
                </mrow>
              </mrow>
            </mrow>
          </mrow>
        </mtd>
      </mtr>
    </mtable>
    <annotation encoding="StarMath 5.0"> 	 sum from j = {lfloor n^{1 over 3} rfloor + 1} to lfloor n^{1 over 2} rfloor { 
 		-{1 over 2} D_1'( n over j ) 
 		+{1 over 3} D_2'( n over j ) 
 		- {1 over 4} D_3'( n over j ) 
 		+ ... }"                      "
 newline 
 	+ sum from j = 1 to lfloor {n over lfloor n^{1 over 2 } rfloor - 1}rfloor { 
 		( lfloor n over j rfloor - lfloor n over (j+1) rfloor )
 		(-{1 over 2} D_1'( j ) 
 		+{1 over 3} D_2'( j ) 
 		- {1 over 4} D_3'( j ) 
 		+ ...) }
</annotation>
  </semantics>
</math>
</file>

<file path=Object 10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3/content.xml><?xml version="1.0" encoding="utf-8"?>
<math xmlns="http://www.w3.org/1998/Math/MathML">
  <semantics>
    <msup>
      <mi>n</mi>
      <mfrac>
        <mn>1</mn>
        <mn>3</mn>
      </mfrac>
    </msup>
    <annotation encoding="StarMath 5.0">n^{1 over 3}</annotation>
  </semantics>
</math>
</file>

<file path=Object 104/content.xml><?xml version="1.0" encoding="utf-8"?>
<math xmlns="http://www.w3.org/1998/Math/MathML">
  <semantics>
    <msup>
      <mi>n</mi>
      <mfrac>
        <mn>1</mn>
        <mn>2</mn>
      </mfrac>
    </msup>
    <annotation encoding="StarMath 5.0">n^{1 over 2}</annotation>
  </semantics>
</math>
</file>

<file path=Object 105/content.xml><?xml version="1.0" encoding="utf-8"?>
<math xmlns="http://www.w3.org/1998/Math/MathML">
  <semantics>
    <mrow>
      <mrow>
        <mo stretchy="false">⌊</mo>
        <msup>
          <mi>n</mi>
          <mfrac>
            <mn>1</mn>
            <mn>3</mn>
          </mfrac>
        </msup>
        <mo stretchy="false">⌋</mo>
      </mrow>
      <mo stretchy="false">+</mo>
      <mn>1</mn>
    </mrow>
    <annotation encoding="StarMath 5.0">lfloor n^{1 over 3} rfloor + 1</annotation>
  </semantics>
</math>
</file>

<file path=Object 106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i>a</mi>
                      <mo stretchy="false">+</mo>
                      <mn>1</mn>
                    </mrow>
                  </mrow>
                </mrow>
                <mi>n</mi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a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+</mo>
                          <mn>1</mn>
                        </mrow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</mrow>
            <msub>
              <mi>D</mi>
              <mrow>
                <mrow>
                  <mrow>
                    <mi>k</mi>
                    <mo stretchy="false">−</mo>
                    <mi>m</mi>
                  </mrow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 mathvariant="italic">js</mi>
                </mfrac>
              </mrow>
              <mo stretchy="false">)</mo>
            </mrow>
          </mrow>
        </mtd>
      </mtr>
    </mtable>
    <annotation encoding="StarMath 5.0">%PI(n) =  "    " n - 1 + "                                                            "
 "" newline "              " sum from j = {a+1} to n {sum from k = 2 to { lfloor log_2 n rfloor}{ {{-1^{k+1}} over {k}} D_{k-1}'( n over j )}}
 "" newline "              "+ sum from j = 2 to a sum from k = 2 to { lfloor log_2 n rfloor}{ {{-1^{k+1}} over {k}}d_{k-1}'(j) D_1'( n over j )}
 "" newline "              "+ sum from j = 2 to a sum from s = { {lfloor a over j rfloor}+1} to { lfloor n over j rfloor } sum from k = 2 to { lfloor log_2 n rfloor }{ {{-1^{k+1}} over {k}}sum from m = 1 to {k-2} d_m'(j)} D_{k-m-1}'( n over js )
</annotation>
  </semantics>
</math>
</file>

<file path=Object 107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0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10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n^{1 over 3} log n)</annotation>
  </semantics>
</math>
</file>

<file path=Object 11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frac>
            <mi>n</mi>
            <mi>j</mi>
          </mfrac>
        </mrow>
        <mo stretchy="false">)</mo>
      </mrow>
      <mtext> where </mtext>
      <mrow>
        <mi>j</mi>
        <mo stretchy="false">≥</mo>
        <mi>a</mi>
      </mrow>
    </mrow>
    <annotation encoding="StarMath 5.0">D_k'(n over j ) " where " j &gt;= a</annotation>
  </semantics>
</math>
</file>

<file path=Object 110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111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12/content.xml><?xml version="1.0" encoding="utf-8"?>
<math xmlns="http://www.w3.org/1998/Math/MathML">
  <semantics>
    <mrow>
      <mi>M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o stretchy="false">μ</mo>
        </mrow>
      </mrow>
      <mrow>
        <mrow>
          <mo stretchy="false">(</mo>
          <mrow>
            <mi>j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i>k</mi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M(n) = sum from j = 1 to n %mu(j) = sum from k = 0 to { lfloor log_2 n rfloor } { -1^k D_k(n) }</annotation>
  </semantics>
</math>
</file>

<file path=Object 113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Π</mo>
      </mrow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n>1</mn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PI(n over j ) = sum from k = 1 to {lfloor log_2 n rfloor} { -1^{k+1} over k D_{k+1}(n) }</annotation>
  </semantics>
</math>
</file>

<file path=Object 114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frac>
                    <mi>n</mi>
                    <mi>j</mi>
                  </mfrac>
                </mrow>
                <mo stretchy="false">⌋</mo>
              </mrow>
            </mrow>
          </munderover>
          <mo stretchy="false">Π</mo>
        </mrow>
      </mrow>
      <mrow>
        <mrow>
          <mo stretchy="false">(</mo>
          <mrow>
            <mfrac>
              <mi>n</mi>
              <mrow>
                <mi mathvariant="italic">jk</mi>
              </mrow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n>2</mn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sum from k = 2 to {lfloor n over j rfloor}%PI(n over {jk} ) = sum from k = 1 to { lfloor log_2 n rfloor } { -1^{k+1} over k D_{k+2}(n) }</annotation>
  </semantics>
</math>
</file>

<file path=Object 115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i>b</mi>
        </msub>
      </mrow>
      <mi>'</mi>
      <mrow>
        <mo stretchy="false">(</mo>
        <mrow>
          <mi>j</mi>
        </mrow>
        <mo stretchy="false">)</mo>
      </mrow>
      <mo stretchy="false">Π</mo>
      <mrow>
        <mrow>
          <mo stretchy="false">(</mo>
          <mrow>
            <mfrac>
              <mi>n</mi>
              <mrow>
                <mi mathvariant="italic">jk</mi>
              </mrow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row>
                  <mi>k</mi>
                  <mo stretchy="false">+</mo>
                  <mi>b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d_b'(j) %PI(n over {jk} ) = sum from k = 1 to {lfloor log_2 n rfloor} { -1^{k+1} over k D_{k+b}(n) }</annotation>
  </semantics>
</math>
</file>

<file path=Object 116/content.xml><?xml version="1.0" encoding="utf-8"?>
<math xmlns="http://www.w3.org/1998/Math/MathML">
  <semantics>
    <mrow>
      <mi>M</mi>
      <mrow>
        <mo stretchy="false">(</mo>
        <mrow>
          <mi>n</mi>
        </mrow>
        <mo stretchy="false">)</mo>
      </mrow>
    </mrow>
    <annotation encoding="StarMath 5.0">M(n)</annotation>
  </semantics>
</math>
</file>

<file path=Object 117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o stretchy="false">(</mo>
        <mrow>
          <mi>j</mi>
        </mrow>
        <mo stretchy="false">)</mo>
      </mrow>
      <mrow>
        <mrow>
          <mo stretchy="false">(</mo>
          <mrow>
            <mi>M</mi>
            <mrow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i>k</mi>
            <msub>
              <mi>D</mi>
              <mrow>
                <mrow>
                  <mn>2</mn>
                  <mo stretchy="false">+</mo>
                  <mi>k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mu(j)(M(n over j)-1) = sum from k = 0 to { lfloor log_2 n rfloor} { -1^{k} k D_{2+k}(n) }</annotation>
  </semantics>
</math>
</file>

<file path=Object 118/content.xml><?xml version="1.0" encoding="utf-8"?>
<math xmlns="http://www.w3.org/1998/Math/MathML">
  <semantics>
    <mrow>
      <msub>
        <mi>M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i>M</mi>
      </mrow>
      <mrow>
        <mrow>
          <mo stretchy="false">(</mo>
          <mrow>
            <mi>n</mi>
          </mrow>
          <mo stretchy="false">)</mo>
        </mrow>
        <mo stretchy="false">−</mo>
        <mn>1</mn>
      </mrow>
    </mrow>
    <annotation encoding="StarMath 5.0">M_1'(n) = M(n)-1</annotation>
  </semantics>
</math>
</file>

<file path=Object 119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0/content.xml><?xml version="1.0" encoding="utf-8"?>
<math xmlns="http://www.w3.org/1998/Math/MathML">
  <semantics>
    <mrow>
      <msub>
        <mi>M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  <msub>
              <mi>M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M_k'(n) = sum from j = 2 to n { %mu(j) M_{k-1}'(n over j) }</annotation>
  </semantics>
</math>
</file>

<file path=Object 121/content.xml><?xml version="1.0" encoding="utf-8"?>
<math xmlns="http://www.w3.org/1998/Math/MathML">
  <semantics>
    <mrow>
      <msub>
        <mi>M</mi>
        <mi>b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i>b</mi>
                    <mo stretchy="false">+</mo>
                    <mi>k</mi>
                  </mrow>
                </mrow>
              </msup>
            </mrow>
            <mtext>(</mtext>
            <mrow>
              <mtable>
                <mtr>
                  <mtd>
                    <mrow>
                      <mrow>
                        <mrow>
                          <mi>b</mi>
                          <mo stretchy="false">+</mo>
                          <mi>k</mi>
                        </mrow>
                        <mo stretchy="false">−</mo>
                        <mn>1</mn>
                      </mrow>
                    </mrow>
                  </mtd>
                </mtr>
                <mtr>
                  <mtd>
                    <mrow>
                      <mrow>
                        <mi>b</mi>
                        <mo stretchy="false">−</mo>
                        <mn>1</mn>
                      </mrow>
                    </mrow>
                  </mtd>
                </mtr>
              </mtable>
            </mrow>
            <mtext>)</mtext>
            <msub>
              <mi>D</mi>
              <mrow>
                <mrow>
                  <mi>b</mi>
                  <mo stretchy="false">+</mo>
                  <mi>k</mi>
                </mrow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M_b'(n) = sum from k = 0 to { lfloor log_2 n rfloor } { -1^{b+k}"(" {binom{b+k-1}{b-1}} ")" D_{b+k}(n) }</annotation>
  </semantics>
</math>
</file>

<file path=Object 122/content.xml><?xml version="1.0" encoding="utf-8"?>
<math xmlns="http://www.w3.org/1998/Math/MathML">
  <semantics>
    <mrow>
      <mrow>
        <mfrac>
          <mrow>
            <msup>
              <mi>x</mi>
              <mrow>
                <mrow>
                  <mi>k</mi>
                  <mo stretchy="false">−</mo>
                  <mn>1</mn>
                </mrow>
              </mrow>
            </msup>
          </mrow>
          <mrow>
            <msup>
              <mrow>
                <mo stretchy="false">(</mo>
                <mrow>
                  <mrow>
                    <mn>1</mn>
                    <mo stretchy="false">+</mo>
                    <mi>x</mi>
                  </mrow>
                </mrow>
                <mo stretchy="false">)</mo>
              </mrow>
              <mi>k</mi>
            </msup>
          </mrow>
        </mfrac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{x^{k-1}} over {(1+x)^k} = sum from j=0 { a_j x^j }</annotation>
  </semantics>
</math>
</file>

<file path=Object 123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4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25/content.xml><?xml version="1.0" encoding="utf-8"?>
<math xmlns="http://www.w3.org/1998/Math/MathML">
  <semantics>
    <mrow>
      <mi>log</mi>
      <mrow>
        <mo stretchy="false">(</mo>
        <mrow>
          <mrow>
            <mn>1</mn>
            <mo stretchy="false">+</mo>
            <mi>x</mi>
          </mrow>
        </mrow>
        <mo stretchy="false">)</mo>
      </mrow>
      <mrow>
        <msup>
          <mi>x</mi>
          <mrow>
            <mi>b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log(1+x)x^{b} = sum from j=0 { a_j x^j }</annotation>
  </semantics>
</math>
</file>

<file path=Object 126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o stretchy="false">(</mo>
            <mrow>
              <mi>M</mi>
              <mrow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  <mo stretchy="false">−</mo>
                <mn>1</mn>
              </mrow>
            </mrow>
            <mo stretchy="false">)</mo>
          </mrow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i>k</mi>
                    <mo stretchy="false">+</mo>
                    <mn>1</mn>
                  </mrow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(M(n over j)-1) = sum from k = 1 to {lfloor log_2 n rfloor} { -1^{k+1} D_k(n) }</annotation>
  </semantics>
</math>
</file>

<file path=Object 127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o stretchy="false">(</mo>
              <mrow>
                <mi>M</mi>
                <mrow>
                  <mrow>
                    <mo stretchy="false">(</mo>
                    <mrow>
                      <mfrac>
                        <mi>n</mi>
                        <mrow>
                          <mi mathvariant="italic">jk</mi>
                        </mrow>
                      </mfrac>
                    </mrow>
                    <mo stretchy="false">)</mo>
                  </mrow>
                  <mo stretchy="false">−</mo>
                  <mn>1</mn>
                </mrow>
              </mrow>
              <mo stretchy="false">)</mo>
            </mrow>
          </mrow>
        </mrow>
        <mo stretchy="false">=</mo>
        <mrow>
          <munderover>
            <mo stretchy="false">∑</mo>
            <mrow>
              <mi>k</mi>
              <mo stretchy="false">=</mo>
              <mn>2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sum from k = 2 to { lfloor n over j rfloor } (M(n over {jk})-1) = sum from k = 2 to { lfloor log_2 n rfloor} { -1^{k} D_k(n) }</annotation>
  </semantics>
</math>
</file>

<file path=Object 128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i>b</mi>
        </msub>
      </mrow>
      <mi>'</mi>
      <mrow>
        <mo stretchy="false">(</mo>
        <mrow>
          <mi>j</mi>
        </mrow>
        <mo stretchy="false">)</mo>
      </mrow>
      <mrow>
        <mrow>
          <mo stretchy="false">(</mo>
          <mrow>
            <mi>M</mi>
            <mrow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  <mo stretchy="false">−</mo>
              <mn>1</mn>
            </mrow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i>b</mi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row>
              <mo stretchy="false">−</mo>
              <msup>
                <mn>1</mn>
                <mrow>
                  <mrow>
                    <mrow>
                      <mi>k</mi>
                      <mo stretchy="false">+</mo>
                      <mi>b</mi>
                    </mrow>
                    <mo stretchy="false">+</mo>
                    <mn>1</mn>
                  </mrow>
                </mrow>
              </msup>
            </mrow>
            <msub>
              <mi>D</mi>
              <mi>k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d_b'(j) (M(n over j)-1) = sum from k = b to { lfloor log_2 n rfloor } { -1^{k+b+1} D_k(n) }</annotation>
  </semantics>
</math>
</file>

<file path=Object 129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3/content.xml><?xml version="1.0" encoding="utf-8"?>
<math xmlns="http://www.w3.org/1998/Math/MathML">
  <semantics>
    <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1'(n)</annotation>
  </semantics>
</math>
</file>

<file path=Object 130/content.xml><?xml version="1.0" encoding="utf-8"?>
<math xmlns="http://www.w3.org/1998/Math/MathML">
  <semantics>
    <mrow>
      <mrow>
        <mrow>
          <mrow>
            <mfrac>
              <mn>1</mn>
              <mrow>
                <mrow>
                  <mn>1</mn>
                  <mo stretchy="false">+</mo>
                  <mi>x</mi>
                </mrow>
              </mrow>
            </mfrac>
            <mo stretchy="false">⋅</mo>
            <msup>
              <mi>x</mi>
              <mi>b</mi>
            </msup>
          </mrow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sub>
              <mi>a</mi>
              <mi>j</mi>
            </msub>
            <msup>
              <mi>x</mi>
              <mi>j</mi>
            </msup>
          </mrow>
        </mrow>
      </mrow>
    </mrow>
    <annotation encoding="StarMath 5.0">{1 over {1 + x } cdot x^b} = sum from j=0 { a_j x^j }</annotation>
  </semantics>
</math>
</file>

<file path=Object 131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i>n</mi>
        </munderover>
        <mo stretchy="false">μ</mo>
      </mrow>
      <mrow>
        <mo stretchy="false">(</mo>
        <mrow>
          <mi>j</mi>
        </mrow>
        <mo stretchy="false">)</mo>
      </mrow>
      <mo stretchy="false">Π</mo>
      <mrow>
        <mrow>
          <mo stretchy="false">(</mo>
          <mrow>
            <mfrac>
              <mi>n</mi>
              <mi>j</mi>
            </mfrac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sum from j = 2 to n %mu(j)%PI(n over j) = sum from k = 0 to { lfloor log_2 n rfloor} { a_k D_{k}(n) }</annotation>
  </semantics>
</math>
</file>

<file path=Object 132/content.xml><?xml version="1.0" encoding="utf-8"?>
<math xmlns="http://www.w3.org/1998/Math/MathML">
  <semantics>
    <mrow>
      <mrow>
        <msub>
          <mi>a</mi>
          <mi>k</mi>
        </msub>
        <mo stretchy="false">=</mo>
        <mrow>
          <mn>0,0,</mn>
          <mo stretchy="false">−</mo>
          <mn>1,</mn>
        </mrow>
      </mrow>
      <mrow>
        <mfrac>
          <mn>3</mn>
          <mn>2,</mn>
        </mfrac>
        <mo stretchy="false">−</mo>
        <mrow>
          <mfrac>
            <mn>11</mn>
            <mn>6</mn>
          </mfrac>
        </mrow>
      </mrow>
      <mi>,</mi>
      <mrow>
        <mfrac>
          <mn>25</mn>
          <mn>12</mn>
        </mfrac>
      </mrow>
      <mi>,</mi>
      <mn>...</mn>
    </mrow>
    <annotation encoding="StarMath 5.0">a_k = 0,0, -1, 3 over 2, -{11 over 6}, {25 over 12},...</annotation>
  </semantics>
</math>
</file>

<file path=Object 133/content.xml><?xml version="1.0" encoding="utf-8"?>
<math xmlns="http://www.w3.org/1998/Math/MathML">
  <semantics>
    <mrow>
      <mrow>
        <mfrac>
          <mrow>
            <mrow>
              <mi>x</mi>
              <mo stretchy="false">⋅</mo>
              <mi>log</mi>
            </mrow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</mrow>
          <mrow>
            <mrow>
              <mn>1</mn>
              <mo stretchy="false">+</mo>
              <mi>x</mi>
            </mrow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{x cdot log(1+x)} over {1+x} = sum from k=0 { a_k x^k }</annotation>
  </semantics>
</math>
</file>

<file path=Object 134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35/content.xml><?xml version="1.0" encoding="utf-8"?>
<math xmlns="http://www.w3.org/1998/Math/MathML">
  <semantics>
    <mrow>
      <msub>
        <mi>P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row>
              <mfrac>
                <mrow>
                  <mo stretchy="false">Λ</mo>
                  <mrow>
                    <mo stretchy="false">(</mo>
                    <mrow>
                      <mi>j</mi>
                    </mrow>
                    <mo stretchy="false">)</mo>
                  </mrow>
                </mrow>
                <mrow>
                  <mi>log</mi>
                  <mi>j</mi>
                </mrow>
              </mfrac>
            </mrow>
            <msub>
              <mi>P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P_k'(n) = sum from j = 2 to n { {{%LAMBDA(j)} over {log j}} P_{k-1}'(n over j) }</annotation>
  </semantics>
</math>
</file>

<file path=Object 136/content.xml><?xml version="1.0" encoding="utf-8"?>
<math xmlns="http://www.w3.org/1998/Math/MathML">
  <semantics>
    <mrow>
      <msub>
        <mi>P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P_1'(n) = %PI(n)</annotation>
  </semantics>
</math>
</file>

<file path=Object 137/content.xml><?xml version="1.0" encoding="utf-8"?>
<math xmlns="http://www.w3.org/1998/Math/MathML">
  <semantics>
    <mrow>
      <msub>
        <mi>P</mi>
        <mn>2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2'(n) = sum from k = 0 to { lfloor log_2 n rfloor } { a_k D_{k}(n) }</annotation>
  </semantics>
</math>
</file>

<file path=Object 138/content.xml><?xml version="1.0" encoding="utf-8"?>
<math xmlns="http://www.w3.org/1998/Math/MathML">
  <semantics>
    <mrow>
      <msup>
        <mi>log</mi>
        <mn>2</mn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2(1+x) = sum from k=0 { a_k x^k }</annotation>
  </semantics>
</math>
</file>

<file path=Object 139/content.xml><?xml version="1.0" encoding="utf-8"?>
<math xmlns="http://www.w3.org/1998/Math/MathML">
  <semantics>
    <mrow>
      <mrow>
        <msub>
          <mi>a</mi>
          <mi>k</mi>
        </msub>
        <mo stretchy="false">=</mo>
        <mn>0,0,</mn>
      </mrow>
      <mrow>
        <mn>1,</mn>
        <mo stretchy="false">−</mo>
        <mn>1,</mn>
      </mrow>
      <mrow>
        <mfrac>
          <mn>11</mn>
          <mn>12,</mn>
        </mfrac>
        <mo stretchy="false">−</mo>
        <mrow>
          <mfrac>
            <mn>5</mn>
            <mn>6</mn>
          </mfrac>
        </mrow>
      </mrow>
      <mi>,</mi>
      <mrow>
        <mfrac>
          <mn>137</mn>
          <mn>180</mn>
        </mfrac>
      </mrow>
      <mi>,</mi>
      <mn>...</mn>
    </mrow>
    <annotation encoding="StarMath 5.0">a_k = 0,0, 1, -1, 11 over 12, -{5 over 6}, {137 over 180},...</annotation>
  </semantics>
</math>
</file>

<file path=Object 14/content.xml><?xml version="1.0" encoding="utf-8"?>
<math xmlns="http://www.w3.org/1998/Math/MathML">
  <semantics>
    <mrow>
      <msub>
        <mi>D</mi>
        <mn>1</mn>
      </msub>
      <mi>'</mi>
      <mrow>
        <mo stretchy="false">(</mo>
        <mrow>
          <mi>n</mi>
        </mrow>
        <mo stretchy="false">)</mo>
      </mrow>
    </mrow>
    <annotation encoding="StarMath 5.0">D_1'(n)</annotation>
  </semantics>
</math>
</file>

<file path=Object 140/content.xml><?xml version="1.0" encoding="utf-8"?>
<math xmlns="http://www.w3.org/1998/Math/MathML">
  <semantics>
    <mrow>
      <msup>
        <mi>log</mi>
        <mn>3</mn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3(1+x) = sum from k=0 { a_k x^k }</annotation>
  </semantics>
</math>
</file>

<file path=Object 141/content.xml><?xml version="1.0" encoding="utf-8"?>
<math xmlns="http://www.w3.org/1998/Math/MathML">
  <semantics>
    <mrow>
      <msub>
        <mi>P</mi>
        <mn>3</mn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3'(n) = sum from k = 0 to { lfloor log_2 n rfloor } { a_k D_{k}(n) }</annotation>
  </semantics>
</math>
</file>

<file path=Object 142/content.xml><?xml version="1.0" encoding="utf-8"?>
<math xmlns="http://www.w3.org/1998/Math/MathML">
  <semantics>
    <mrow>
      <mrow>
        <msub>
          <mi>a</mi>
          <mi>k</mi>
        </msub>
        <mo stretchy="false">=</mo>
        <mn>0,0,</mn>
      </mrow>
      <mn>0,</mn>
      <mrow>
        <mn>1,</mn>
        <mo stretchy="false">−</mo>
        <mrow>
          <mfrac>
            <mn>3</mn>
            <mn>2</mn>
          </mfrac>
        </mrow>
      </mrow>
      <mi>,</mi>
      <mrow>
        <mfrac>
          <mn>7</mn>
          <mn>4,</mn>
        </mfrac>
        <mo stretchy="false">−</mo>
        <mrow>
          <mfrac>
            <mn>15</mn>
            <mn>8</mn>
          </mfrac>
        </mrow>
      </mrow>
      <mi>,</mi>
      <mrow>
        <mfrac>
          <mn>469</mn>
          <mn>240</mn>
        </mfrac>
      </mrow>
      <mi>,</mi>
      <mn>...</mn>
    </mrow>
    <annotation encoding="StarMath 5.0">a_k = 0,0, 0, 1, -{3 over 2}, 7 over 4, -{15 over 8}, {469 over 240},...</annotation>
  </semantics>
</math>
</file>

<file path=Object 143/content.xml><?xml version="1.0" encoding="utf-8"?>
<math xmlns="http://www.w3.org/1998/Math/MathML">
  <semantics>
    <mrow>
      <msup>
        <mi>log</mi>
        <mi>b</mi>
      </msup>
      <mrow>
        <mrow>
          <mo stretchy="false">(</mo>
          <mrow>
            <mrow>
              <mn>1</mn>
              <mo stretchy="false">+</mo>
              <mi>x</mi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log^b(1+x) = sum from k=0 { a_k x^k }</annotation>
  </semantics>
</math>
</file>

<file path=Object 144/content.xml><?xml version="1.0" encoding="utf-8"?>
<math xmlns="http://www.w3.org/1998/Math/MathML">
  <semantics>
    <mrow>
      <msub>
        <mi>P</mi>
        <mi>b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b'(n) = sum from k = 0 to { lfloor log_2 n rfloor} { a_k D_{k}(n) }</annotation>
  </semantics>
</math>
</file>

<file path=Object 145/content.xml><?xml version="1.0" encoding="utf-8"?>
<math xmlns="http://www.w3.org/1998/Math/MathML">
  <semantics>
    <mrow>
      <msub>
        <mi>a</mi>
        <mi>k</mi>
      </msub>
    </mrow>
    <annotation encoding="StarMath 5.0">a_k</annotation>
  </semantics>
</math>
</file>

<file path=Object 146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text>                                                                                     </mtext>
            <mtext/>
          </mrow>
        </mtd>
      </mtr>
      <mtr>
        <mtd>
          <mrow>
            <mtext>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sub>
                    <mi>D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sup>
                          <mi>n</mi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sub>
                    <mi>d</mi>
                    <mrow>
                      <mrow>
                        <mi>k</mi>
                        <mo stretchy="false">−</mo>
                        <mn>1</mn>
                      </mrow>
                    </mrow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n>1</mn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o stretchy="false">⌊</mo>
                        <mrow>
                          <mrow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  <mo stretchy="false">+</mo>
                              <mn>1</mn>
                            </mrow>
                          </mrow>
                        </mrow>
                        <mo stretchy="false">⌋</mo>
                      </mrow>
                    </mrow>
                    <mrow>
                      <mrow>
                        <mo stretchy="false">⌊</mo>
                        <mrow>
                          <mfrac>
                            <mi>n</mi>
                            <mi>j</mi>
                          </mfrac>
                        </mrow>
                        <mo stretchy="false">⌋</mo>
                      </mrow>
                    </mrow>
                  </munderover>
                  <mrow>
                    <mrow>
                      <munderover>
                        <mo stretchy="false">∑</mo>
                        <mrow>
                          <mi>m</mi>
                          <mo stretchy="false">=</mo>
                          <mn>1</mn>
                        </mrow>
                        <mrow>
                          <mrow>
                            <mi>k</mi>
                            <mo stretchy="false">−</mo>
                            <mn>2</mn>
                          </mrow>
                        </mrow>
                      </munderover>
                      <msub>
                        <mi>d</mi>
                        <mi>m</mi>
                      </msub>
                    </mrow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row>
                        <mrow>
                          <mrow>
                            <mi>k</mi>
                            <mo stretchy="false">−</mo>
                            <mi>m</mi>
                          </mrow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 mathvariant="italic">js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  <mrow>
              <mrow>
                <munderover>
                  <mo stretchy="false">∑</mo>
                  <mrow>
                    <mi>m</mi>
                    <mo stretchy="false">=</mo>
                    <mn>1</mn>
                  </mrow>
                  <mrow>
                    <mrow>
                      <mi>k</mi>
                      <mo stretchy="false">−</mo>
                      <mn>2</mn>
                    </mrow>
                  </mrow>
                </munderover>
                <msub>
                  <mi>d</mi>
                  <mi>m</mi>
                </msub>
              </mrow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row>
                      <mi>k</mi>
                      <mo stretchy="false">−</mo>
                      <mi>m</mi>
                    </mrow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i>s</mi>
                </mrow>
                <mo stretchy="false">)</mo>
              </mrow>
            </mrow>
          </mrow>
        </mtd>
      </mtr>
    </mtable>
    <annotation encoding="StarMath 5.0">D_k'(n) =  "    " "                                                                                     "
 "" newline "       " sum from j = {lfloor n^{1 over 3} rfloor + 1} to lfloor {n^{1 over 2}}rfloor {{ D_{k-1}'( n over j )}}
 "" newline "       " +sum from j = 1 to lfloor{n^{1 over 2}}rfloor {({lfloor n over j rfloor} - lfloor n over {j+1}rfloor){  D_{k-1}'( j )}}

 "" newline "       "+ sum from j = 2 to lfloor n^{1 over 3}rfloor { d_{k-1}'(j) D_1'( n over j )}

 "" newline "       "+ sum from j = 2 to lfloor n^{1 over 3}rfloor sum from s = lfloor{ { lfloor n ^{1 over 3} rfloor over j}+1}rfloor to {lfloor n over j rfloor} { sum from m = 1 to {k-2} d_m'(j) D_{k-m-1}'( n over js )}
 
 "" newline "       "+ sum from j = 2 to lfloor n^{1 over 3} rfloor sum from s = 1 to {{lfloor n over j rfloor}^{1 over 2 } - 1}(lfloor n over {js} rfloor - lfloor n over {j(s+1)} rfloor) cdot "" { sum from m = 1 to {k-2} d_m'(j) D_{k-m-1}'( s )}
</annotation>
  </semantics>
</math>
</file>

<file path=Object 147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48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n)} over {log n}</annotation>
  </semantics>
</math>
</file>

<file path=Object 149/content.xml><?xml version="1.0" encoding="utf-8"?>
<math xmlns="http://www.w3.org/1998/Math/MathML">
  <semantics>
    <mrow>
      <mi>R</mi>
      <mrow>
        <mo stretchy="false">(</mo>
        <mrow>
          <mi>n</mi>
        </mrow>
        <mo stretchy="false">)</mo>
      </mrow>
    </mrow>
    <annotation encoding="StarMath 5.0">R(n)</annotation>
  </semantics>
</math>
</file>

<file path=Object 1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j</mi>
        </mrow>
        <mo stretchy="false">)</mo>
      </mrow>
      <mtext> where </mtext>
      <mrow>
        <mi>j</mi>
        <mo stretchy="false">&lt;</mo>
        <mi>a</mi>
      </mrow>
      <mi>,</mi>
      <mtext/>
    </mrow>
    <annotation encoding="StarMath 5.0">d_k'(j)" where "j &lt; a,"</annotation>
  </semantics>
</math>
</file>

<file path=Object 150/content.xml><?xml version="1.0" encoding="utf-8"?>
<math xmlns="http://www.w3.org/1998/Math/MathML">
  <semantics>
    <mrow>
      <mi>R</mi>
      <mrow>
        <mrow>
          <mo stretchy="false">(</mo>
          <mrow>
            <mi>n</mi>
          </mrow>
          <mo stretchy="false">)</mo>
        </mrow>
        <mo stretchy="false">=</mo>
        <mrow>
          <mo stretchy="false">−</mo>
          <mo stretchy="false">Π</mo>
        </mrow>
      </mrow>
      <mrow>
        <mrow>
          <mo stretchy="false">(</mo>
          <mrow>
            <mi>n</mi>
          </mrow>
          <mo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row>
            <mfrac>
              <mrow>
                <mo stretchy="false">Λ</mo>
                <mrow>
                  <mo stretchy="false">(</mo>
                  <mrow>
                    <mi>j</mi>
                  </mrow>
                  <mo stretchy="false">)</mo>
                </mrow>
              </mrow>
              <mrow>
                <mi>log</mi>
                <mi>j</mi>
              </mrow>
            </mfrac>
          </mrow>
        </mrow>
      </mrow>
      <mi>R</mi>
      <mrow>
        <mo stretchy="false">(</mo>
        <mrow>
          <mfrac>
            <mi>n</mi>
            <mi>j</mi>
          </mfrac>
        </mrow>
        <mo stretchy="false">)</mo>
      </mrow>
    </mrow>
    <annotation encoding="StarMath 5.0">R(n) = -%PI(n) - sum from j = 2 to lfloor n rfloor {{%LAMBDA(j)} over {log j}}R(n over j)</annotation>
  </semantics>
</math>
</file>

<file path=Object 151/content.xml><?xml version="1.0" encoding="utf-8"?>
<math xmlns="http://www.w3.org/1998/Math/MathML">
  <semantics>
    <mrow>
      <mrow>
        <mfrac>
          <mn>1</mn>
          <mrow>
            <mrow>
              <mn>1</mn>
              <mo stretchy="false">+</mo>
              <mi>log</mi>
            </mrow>
            <mrow>
              <mo stretchy="false">(</mo>
              <mrow>
                <mrow>
                  <mn>1</mn>
                  <mo stretchy="false">+</mo>
                  <mi>x</mi>
                </mrow>
              </mrow>
              <mo stretchy="false">)</mo>
            </mrow>
          </mrow>
        </mfrac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sub>
              <mi>a</mi>
              <mi>k</mi>
            </msub>
            <msup>
              <mi>x</mi>
              <mi>k</mi>
            </msup>
          </mrow>
        </mrow>
      </mrow>
    </mrow>
    <annotation encoding="StarMath 5.0">1 over {1 + log( 1+x) } = sum from k=0 { a_k x^k }</annotation>
  </semantics>
</math>
</file>

<file path=Object 152/content.xml><?xml version="1.0" encoding="utf-8"?>
<math xmlns="http://www.w3.org/1998/Math/MathML">
  <semantics>
    <mrow>
      <mi>R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sub>
              <mi>a</mi>
              <mi>k</mi>
            </msub>
            <msub>
              <mi>D</mi>
              <mrow>
                <mi>k</mi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R(n) = sum from k = 0 to { lfloor log_2 n rfloor } { a_k D_{k}(n) }</annotation>
  </semantics>
</math>
</file>

<file path=Object 153/content.xml><?xml version="1.0" encoding="utf-8"?>
<math xmlns="http://www.w3.org/1998/Math/MathML">
  <semantics>
    <mrow>
      <mrow>
        <msub>
          <mi>a</mi>
          <mi>k</mi>
        </msub>
        <mo stretchy="false">=</mo>
        <mrow>
          <mn>1,</mn>
          <mo stretchy="false">−</mo>
          <mn>1,</mn>
        </mrow>
      </mrow>
      <mrow>
        <mfrac>
          <mn>3</mn>
          <mn>2</mn>
        </mfrac>
      </mrow>
      <mrow>
        <mi>,</mi>
        <mo stretchy="false">−</mo>
        <mrow>
          <mfrac>
            <mn>7</mn>
            <mn>3</mn>
          </mfrac>
        </mrow>
      </mrow>
      <mi>,</mi>
      <mrow>
        <mfrac>
          <mn>11</mn>
          <mn>3</mn>
        </mfrac>
      </mrow>
      <mrow>
        <mi>,</mi>
        <mo stretchy="false">−</mo>
        <mrow>
          <mfrac>
            <mn>347</mn>
            <mn>60</mn>
          </mfrac>
        </mrow>
      </mrow>
      <mi>,</mi>
      <mn>...</mn>
    </mrow>
    <annotation encoding="StarMath 5.0">a_k = 1,-1, {3 over 2}, -{7 over 3}, {11 over 3}, -{347 over 60},...</annotation>
  </semantics>
</math>
</file>

<file path=Object 1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frac>
            <mi>n</mi>
            <mi>j</mi>
          </mfrac>
        </mrow>
        <mo stretchy="false">)</mo>
      </mrow>
      <mtext> where </mtext>
      <mrow>
        <mi>j</mi>
        <mo stretchy="false">≥</mo>
        <mi>a</mi>
      </mrow>
    </mrow>
    <annotation encoding="StarMath 5.0">D_k'(n over j)" where "j &gt;= a</annotation>
  </semantics>
</math>
</file>

<file path=Object 17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row>
                  <mi>a</mi>
                  <mo stretchy="false">+</mo>
                  <mn>1</mn>
                </mrow>
              </mrow>
              <mi>n</mi>
            </munderover>
            <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</mrow>
    <annotation encoding="StarMath 5.0">A(n) = sum from j = 2 to a { D_{k-1}'( n over j )} + sum from j = a+1 to n { D_{k-1}'( n over j )}</annotation>
  </semantics>
</math>
</file>

<file path=Object 1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1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  <mi>log</mi>
      <mi>n</mi>
    </mrow>
    <annotation encoding="StarMath 5.0">n^{1 over 3} log n</annotation>
  </semantics>
</math>
</file>

<file path=Object 2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D_1'(n) = n-1</annotation>
  </semantics>
</math>
</file>

<file path=Object 20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frac>
          <mn>1</mn>
          <mi>a</mi>
        </mfrac>
      </mrow>
      <mi mathvariant="italic">if</mi>
      <mrow>
        <mi>n</mi>
        <mo stretchy="false">=</mo>
        <msup>
          <mi>p</mi>
          <mi>a</mi>
        </msup>
      </mrow>
      <mi>,</mi>
      <mn>0</mn>
      <mi mathvariant="italic">otherwise</mi>
    </mrow>
    <annotation encoding="StarMath 5.0">sum from k = 1 to {lfloor log_2(n) rfloor }{ -1^{k+1} over k d_k'(n)} = 1 over a if n = p^a, 0 otherwise</annotation>
  </semantics>
</math>
</file>

<file path=Object 21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{k-1}'( n over j )}</annotation>
  </semantics>
</math>
</file>

<file path=Object 2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sub>
                    <mi>d</mi>
                    <mi>m</mi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i>k</mi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  <mo stretchy="false">=</mo>
              <mtext/>
            </mrow>
          </mrow>
        </mtd>
      </mtr>
      <mtr>
        <mtd>
          <mrow>
            <mtext>     </mtext>
            <mrow>
              <munderover>
                <mo stretchy="false">∑</mo>
                <mrow>
                  <mi>j</mi>
                  <mo stretchy="false">=</mo>
                  <mn>2</mn>
                </mrow>
                <mi>a</mi>
              </munderover>
              <mrow>
                <msub>
                  <mi>d</mi>
                  <mrow>
                    <mrow>
                      <mi>m</mi>
                      <mo stretchy="false">+</mo>
                      <mn>1</mn>
                    </mrow>
                  </mrow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  <mrow>
              <mtext>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row>
                    <munderover>
                      <mo stretchy="false">∑</mo>
                      <mrow>
                        <mi>s</mi>
                        <mo stretchy="false">=</mo>
                        <mrow>
                          <mrow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+</mo>
                            <mn>1</mn>
                          </mrow>
                        </mrow>
                      </mrow>
                      <mi>j</mi>
                    </munderover>
                    <mrow>
                      <msub>
                        <mi>d</mi>
                        <mi>m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i mathvariant="italic">js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</mrow>
        </mtd>
      </mtr>
    </mtable>
    <annotation encoding="StarMath 5.0">sum from j = 2 to a { d_m'(j)D_k'( n over j )} = 
"" newline
"     "sum from j = 2 to a { d_{m+1}'(j)D_{k-1}'(n over j ) } "  " + 
sum from j = 2 to a { sum from s = {{ a over j } + 1 } to j { d_m'(j)D_{k-1}'( n over { js } )}}</annotation>
  </semantics>
</math>
</file>

<file path=Object 23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</mrow>
    <annotation encoding="StarMath 5.0">F(n) = sum from j = 2 to a { sum from s = 2 to {lfloor n over j rfloor} {d_m'(j) D_{k-1}'( n over js )} }
</annotation>
  </semantics>
</math>
</file>

<file path=Object 2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2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</mn>
              </mrow>
            </mrow>
          </msub>
        </mrow>
      </mrow>
      <mi>'</mi>
      <mrow>
        <mo stretchy="false">(</mo>
        <mrow>
          <mfrac>
            <mi>n</mi>
            <mi>j</mi>
          </mfrac>
        </mrow>
        <mo stretchy="false">)</mo>
      </mrow>
    </mrow>
    <annotation encoding="StarMath 5.0">D_k'(n) = sum from j = 2 to lfloor n rfloor D_{k-1}'( n over j )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i>m</mi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i>k</mi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F(n) = sum from j = 2 to a { d_m'(j)D_k'( n over j )}</annotation>
  </semantics>
</math>
</file>

<file path=Object 28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29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i>f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m</mi>
                  <mo stretchy="false">+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i>f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sum from j = 2 to a { sum from s = 2 to { lfloor a over j rfloor } {d_m'(j) f( n over js )} } = sum from j = 2 to a { d_{m+1}'(j)f(n over j ) }
</annotation>
  </semantics>
</math>
</file>

<file path=Object 3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n>2</mn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2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2(n) = sum from j = 2 to a { d_{2}'(j)D_{k-2}'(n over j ) }</annotation>
  </semantics>
</math>
</file>

<file path=Object 30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1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underover>
                <mo stretchy="false">∑</mo>
                <mrow>
                  <mi>s</mi>
                  <mo stretchy="false">=</mo>
                  <mn>2</mn>
                </mrow>
                <mrow>
                  <mrow>
                    <mo stretchy="false">⌊</mo>
                    <mrow>
                      <mfrac>
                        <mi>a</mi>
                        <mi>j</mi>
                      </mfrac>
                    </mrow>
                    <mo stretchy="false">⌋</mo>
                  </mrow>
                </mrow>
              </munderover>
              <mrow>
                <msub>
                  <mi>d</mi>
                  <mi>m</mi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 mathvariant="italic">js</mi>
                    </mfrac>
                  </mrow>
                  <mo stretchy="false">)</mo>
                </mrow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frac>
                      <mi>a</mi>
                      <mi>j</mi>
                    </mfrac>
                  </mrow>
                  <mo stretchy="false">+</mo>
                  <mn>1</mn>
                </mrow>
              </mrow>
              <mrow>
                <mfrac>
                  <mi>n</mi>
                  <mi>j</mi>
                </mfrac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sum from s = 2 to {lfloor a over j rfloor} {d_m'(j) D_{k-1}'( n over js )} } "" + "" sum from j = 2 to a { sum from s = {a over j} + 1 to {n over j} {d_m'(j) D_{k-1}'( n over js )} }
</annotation>
  </semantics>
</math>
</file>

<file path=Object 32/content.xml><?xml version="1.0" encoding="utf-8"?>
<math xmlns="http://www.w3.org/1998/Math/MathML">
  <semantics>
    <mtable>
      <mtr>
        <mtd>
          <mrow>
            <mrow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sub>
                    <mi>d</mi>
                    <mi>m</mi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i>k</mi>
                  </msub>
                  <mi>'</mi>
                  <mrow>
                    <mo stretchy="false">(</mo>
                    <mrow>
                      <mfrac>
                        <mi>n</mi>
                        <mi>j</mi>
                      </mfrac>
                    </mrow>
                    <mo stretchy="false">)</mo>
                  </mrow>
                </mrow>
              </mrow>
              <mo stretchy="false">=</mo>
              <mtext/>
            </mrow>
          </mrow>
        </mtd>
      </mtr>
      <mtr>
        <mtd>
          <mrow>
            <mtext>     </mtext>
            <mrow>
              <munderover>
                <mo stretchy="false">∑</mo>
                <mrow>
                  <mi>j</mi>
                  <mo stretchy="false">=</mo>
                  <mn>2</mn>
                </mrow>
                <mi>a</mi>
              </munderover>
              <mrow>
                <msub>
                  <mi>d</mi>
                  <mrow>
                    <mrow>
                      <mi>m</mi>
                      <mo stretchy="false">+</mo>
                      <mn>1</mn>
                    </mrow>
                  </mrow>
                </msub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frac>
                      <mi>n</mi>
                      <mi>j</mi>
                    </mfrac>
                  </mrow>
                  <mo stretchy="false">)</mo>
                </mrow>
              </mrow>
            </mrow>
            <mrow>
              <mtext>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i>a</mi>
                </munderover>
                <mrow>
                  <mrow>
                    <munderover>
                      <mo stretchy="false">∑</mo>
                      <mrow>
                        <mi>s</mi>
                        <mo stretchy="false">=</mo>
                        <mrow>
                          <mrow>
                            <mrow>
                              <mrow>
                                <mo stretchy="false">⌊</mo>
                                <mrow>
                                  <mfrac>
                                    <mi>a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o stretchy="false">+</mo>
                            <mn>1</mn>
                          </mrow>
                        </mrow>
                      </mrow>
                      <mi>j</mi>
                    </munderover>
                    <mrow>
                      <msub>
                        <mi>d</mi>
                        <mi>m</mi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row>
                              <mi mathvariant="italic">js</mi>
                            </mrow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</mrow>
        </mtd>
      </mtr>
    </mtable>
    <annotation encoding="StarMath 5.0">sum from j = 2 to a { d_m'(j)D_k'( n over j )} = 
"" newline
"     "sum from j = 2 to a { d_{m+1}'(j)D_{k-1}'(n over j ) } "  " + 
sum from j = 2 to a { sum from s = {{ lfloor a over j rfloor } + 1 } to j { d_m'(j)D_{k-1}'( n over { js } )}}</annotation>
  </semantics>
</math>
</file>

<file path=Object 33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2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2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1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2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1(n)= sum from j = 2 to a { d_{2}'(j)D_{k-2}'(n over j ) } + sum from j = 2 to a { sum from s = {{ lfloor a over j rfloor } + 1 } to j { d_1'(j)D_{k-2}'( n over { js } )}} </annotation>
  </semantics>
</math>
</file>

<file path=Object 34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'(n) = sum from { j divides n }{ d_1'(j) d_{k-1}'(n over j) }</annotation>
  </semantics>
</math>
</file>

<file path=Object 35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3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0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1</mn>
                    <mtext>otherwise</mtext>
                  </mrow>
                </mtd>
              </mtr>
            </mtable>
          </mrow>
        </mrow>
      </mrow>
    </mrow>
    <annotation encoding="StarMath 5.0">d_1'(n) = left lbrace
  stack {
    0 "if "n = 1 #
    1 "otherwise"
  }
right none</annotation>
  </semantics>
</math>
</file>

<file path=Object 38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39/content.xml><?xml version="1.0" encoding="utf-8"?>
<!DOCTYPE math  PUBLIC '-//OpenOffice.org//DTD Modified W3C MathML 1.01//EN'  'math.dtd'>
<math:math xmlns:math="http://www.w3.org/1998/Math/MathML">
  <math:semantics>
    <math:msub>
      <math:mi>d</math:mi>
      <math:mi>k</math:mi>
    </math:msub>
    <math:annotation math:encoding="StarMath 5.0">d_k</math:annotation>
  </math:semantics>
</math:math>
</file>

<file path=Object 4/content.xml><?xml version="1.0" encoding="utf-8"?>
<math xmlns="http://www.w3.org/1998/Math/MathML">
  <semantics>
    <mrow>
      <msub>
        <mi>A</mi>
        <mi mathvariant="italic">r1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n>1</mn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r1(n) = sum from j = 2 to a { d_1'(j) D_{k-1}'( n over j )}</annotation>
  </semantics>
</math>
</file>

<file path=Object 40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row>
                <mi>j</mi>
                <mo stretchy="false">∣</mo>
                <mi>n</mi>
              </mrow>
            </mrow>
          </munder>
          <mrow>
            <msub>
              <mi>d</mi>
              <mn>1</mn>
            </msub>
            <mrow>
              <mo stretchy="false">(</mo>
              <mrow>
                <mi>j</mi>
              </mrow>
              <mo stretchy="false">)</mo>
            </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d_k(n) = sum from { j divides n }{ d_1(j)d_{k-1}(n over j) }</annotation>
  </semantics>
</math>
</file>

<file path=Object 41/content.xml><?xml version="1.0" encoding="utf-8"?>
<math xmlns="http://www.w3.org/1998/Math/MathML">
  <semantics>
    <mrow>
      <msub>
        <mi>d</mi>
        <mn>1</mn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(n) = 1</annotation>
  </semantics>
</math>
</file>

<file path=Object 42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43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i>d</mi>
            <mi>k</mi>
          </msub>
        </mrow>
      </mrow>
      <mi>'</mi>
      <mrow>
        <mo stretchy="false">(</mo>
        <mrow>
          <mi>j</mi>
        </mrow>
        <mo stretchy="false">)</mo>
      </mrow>
    </mrow>
    <annotation encoding="StarMath 5.0">D_k'(n) = sum from j = 2 to n d_k'(j)</annotation>
  </semantics>
</math>
</file>

<file path=Object 44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lfloor log_2(n) rfloor }{ -1^{k+1} over k D_k'(n)} = %PI(n)</annotation>
  </semantics>
</math>
</file>

<file path=Object 45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frac>
              <mn>1</mn>
              <mi>j</mi>
            </mfrac>
            <mo stretchy="false">μ</mo>
            <mrow>
              <mo stretchy="false">(</mo>
              <mrow>
                <mi>j</mi>
              </mrow>
              <mo stretchy="false">)</mo>
            </mrow>
            <mo stretchy="false">Π</mo>
            <mrow>
              <mo stretchy="false">(</mo>
              <mrow>
                <msup>
                  <mi>n</mi>
                  <mrow>
                    <mfrac>
                      <mn>1</mn>
                      <mi>j</mi>
                    </mfrac>
                  </mrow>
                </msup>
              </mrow>
              <mo stretchy="false">)</mo>
            </mrow>
          </mrow>
        </mrow>
      </mrow>
    </mrow>
    <annotation encoding="StarMath 5.0">%pi(n) = sum from j = 1 { 1 over j %mu(j) %PI( n^{1 over j} ) }</annotation>
  </semantics>
</math>
</file>

<file path=Object 4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o math:stretchy="false">μ</math:mo>
      <math:mrow>
        <math:mo math:stretchy="false">(</math:mo>
        <math:mi>n</math:mi>
        <math:mo math:stretchy="false">)</math:mo>
      </math:mrow>
    </math:mrow>
    <math:annotation math:encoding="StarMath 5.0">%mu(n)</math:annotation>
  </math:semantics>
</math:math>
</file>

<file path=Object 4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>
            <mo stretchy="false">∑</mo>
            <mrow>
              <mi>j</mi>
              <mo stretchy="false">=</mo>
              <mn>1</mn>
            </mrow>
          </munder>
          <mrow>
            <munder>
              <mo stretchy="false">∑</mo>
              <mrow>
                <mi>k</mi>
                <mo stretchy="false">=</mo>
                <mn>1</mn>
              </mrow>
            </munder>
            <mrow>
              <mfrac>
                <mrow>
                  <mo stretchy="false">−</mo>
                  <msup>
                    <mn>1</mn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i mathvariant="italic">jk</mi>
              </mfrac>
              <mo stretchy="false">μ</mo>
              <mrow>
                <mo stretchy="false">(</mo>
                <mrow>
                  <mi>j</mi>
                </mrow>
                <mo stretchy="false">)</mo>
              </mrow>
              <msub>
                <mi>D</mi>
                <mi>k</mi>
              </msub>
              <mi>'</mi>
              <mrow>
                <mo stretchy="false">(</mo>
                <mrow>
                  <msup>
                    <mi>n</mi>
                    <mrow>
                      <mfrac>
                        <mn>1</mn>
                        <mi>j</mi>
                      </mfrac>
                    </mrow>
                  </msup>
                </mrow>
                <mo stretchy="false">)</mo>
              </mrow>
            </mrow>
          </mrow>
        </mrow>
      </mrow>
    </mrow>
    <annotation encoding="StarMath 5.0">%pi(n) = sum from j = 1 sum from k = 1 { -1^{k+1} over jk %mu(j) D_k'(n^{1 over j})}</annotation>
  </semantics>
</math>
</file>

<file path=Object 49/content.xml><?xml version="1.0" encoding="utf-8"?>
<math xmlns="http://www.w3.org/1998/Math/MathML">
  <semantics>
    <mtable>
      <mtr>
        <mtd>
          <mrow>
            <msub>
              <mi>D</mi>
              <mi>k</mi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i>n</mi>
                    </mrow>
                    <mo stretchy="false">⌋</mo>
                  </mrow>
                </munderover>
                <msub>
                  <mi>D</mi>
                  <mrow>
                    <mrow>
                      <mi>k</mi>
                      <mo stretchy="false">−</mo>
                      <mn>1</mn>
                    </mrow>
                  </mrow>
                </msub>
              </mrow>
            </mrow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  <mtext/>
          </mrow>
        </mtd>
      </mtr>
      <mtr>
        <mtd>
          <mrow>
            <msub>
              <mi>D</mi>
              <mn>1</mn>
            </msub>
            <mi>'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o stretchy="false">⌊</mo>
                  <mrow>
                    <mi>n</mi>
                  </mrow>
                  <mo stretchy="false">⌋</mo>
                </mrow>
                <mo stretchy="false">−</mo>
                <mn>1</mn>
              </mrow>
            </mrow>
          </mrow>
        </mtd>
      </mtr>
    </mtable>
    <annotation encoding="StarMath 5.0">D_k'(n) = sum from j = 2 to lfloor n rfloor D_{k-1}'(n over j )
 "" newline D_1'(n) = lfloor n rfloor -1</annotation>
  </semantics>
</math>
</file>

<file path=Object 5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50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n>0</mn>
      </mrow>
    </mrow>
    <annotation encoding="StarMath 5.0">d_k'(n) = 0</annotation>
  </semantics>
</math>
</file>

<file path=Object 51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k = 1 to { lfloor log_2(n) rfloor }{ -1^{k+1} over k D_k'(n)} = %PI(n)</annotation>
  </semantics>
</math>
</file>

<file path=Object 52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row>
          <mrow>
            <mo stretchy="false">⌊</mo>
            <mrow>
              <mi>n</mi>
            </mrow>
            <mo stretchy="false">⌋</mo>
          </mrow>
          <mo stretchy="false">−</mo>
          <mn>1</mn>
        </mrow>
      </mrow>
    </mrow>
    <annotation encoding="StarMath 5.0">D_1'(n) = lfloor n rfloor - 1</annotation>
  </semantics>
</math>
</file>

<file path=Object 53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text>    </mtext>
            </mrow>
            <mrow>
              <mrow>
                <mi>n</mi>
                <mo stretchy="false">−</mo>
                <mn>1</mn>
              </mrow>
              <mo stretchy="false">+</mo>
              <mtext>                                                                                     </mtext>
            </mrow>
            <mtext/>
          </mrow>
        </mtd>
      </mtr>
      <mtr>
        <mtd>
          <mrow>
            <mtext>              </mtext>
            <mrow>
              <munderover>
                <mo stretchy="false">∑</mo>
                <mrow>
                  <mi>j</mi>
                  <mo stretchy="false">=</mo>
                  <mrow>
                    <mrow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3</mn>
                              </mfrac>
                            </mrow>
                          </msup>
                        </mrow>
                        <mo stretchy="false">⌋</mo>
                      </mrow>
                      <mo stretchy="false">+</mo>
                      <mn>1</mn>
                    </mrow>
                  </mrow>
                </mrow>
                <mrow>
                  <mo stretchy="false">⌊</mo>
                  <mrow>
                    <mrow>
                      <msup>
                        <mi>n</mi>
                        <mrow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  <mo stretchy="false">⌋</mo>
                </mrow>
              </munderover>
              <mrow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row>
                    <mo stretchy="false">⌊</mo>
                    <mrow>
                      <mrow>
                        <msup>
                          <mi>n</mi>
                          <mrow>
                            <mfrac>
                              <mn>1</mn>
                              <mn>2</mn>
                            </mfrac>
                          </mrow>
                        </msup>
                      </mrow>
                    </mrow>
                    <mo stretchy="false">⌋</mo>
                  </mrow>
                </munderover>
                <mrow>
                  <mrow>
                    <mo stretchy="false">(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−</mo>
                        <mrow>
                          <mo stretchy="false">⌊</mo>
                          <mrow>
                            <mfrac>
                              <mi>n</mi>
                              <mrow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frac>
                          </mrow>
                          <mo stretchy="false">⌋</mo>
                        </mrow>
                      </mrow>
                    </mrow>
                    <mo stretchy="false">)</mo>
                  </mrow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2</mn>
                    </mrow>
                    <mrow>
                      <mrow>
                        <mo stretchy="false">⌊</mo>
                        <mrow>
                          <msub>
                            <mi>log</mi>
                            <mn>2</mn>
                          </msub>
                          <mi>n</mi>
                        </mrow>
                        <mo stretchy="false">⌋</mo>
                      </mrow>
                    </mrow>
                  </munderover>
                  <mrow>
                    <mrow>
                      <mfrac>
                        <mrow>
                          <mrow>
                            <mo stretchy="false">−</mo>
                            <msup>
                              <mn>1</mn>
                              <mrow>
                                <mrow>
                                  <mi>k</mi>
                                  <mo stretchy="false">+</mo>
                                  <mn>1</mn>
                                </mrow>
                              </mrow>
                            </msup>
                          </mrow>
                        </mrow>
                        <mrow>
                          <mi>k</mi>
                        </mrow>
                      </mfrac>
                    </mrow>
                    <msub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b>
                    <mi>'</mi>
                    <mrow>
                      <mo stretchy="false">(</mo>
                      <mrow>
                        <mi>j</mi>
                      </mrow>
                      <mo stretchy="false">)</mo>
                    </mrow>
                    <msub>
                      <mi>D</mi>
                      <mn>1</mn>
                    </msub>
                    <mi>'</mi>
                    <mrow>
                      <mo stretchy="false">(</mo>
                      <mrow>
                        <mfrac>
                          <mi>n</mi>
                          <mi>j</mi>
                        </mfrac>
                      </mrow>
                      <mo stretchy="false">)</mo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o stretchy="false">⌊</mo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</mrow>
                            <mo stretchy="false">⌋</mo>
                          </mrow>
                          <mo stretchy="false">+</mo>
                          <mn>1</mn>
                        </mrow>
                      </mrow>
                    </mrow>
                    <mrow>
                      <mo stretchy="false">⌊</mo>
                      <mrow>
                        <mrow>
                          <mfrac>
                            <mi>n</mi>
                            <mi>j</mi>
                          </mfrac>
                        </mrow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i>m</mi>
                        </msub>
                      </mrow>
                      <mi>'</mi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row>
                              <mi>k</mi>
                              <mo stretchy="false">−</mo>
                              <mi>m</mi>
                            </mrow>
                            <mo stretchy="false">−</mo>
                            <mn>1</mn>
                          </mrow>
                        </mrow>
                      </msub>
                      <mi>'</mi>
                      <mrow>
                        <mo stretchy="false">(</mo>
                        <mrow>
                          <mfrac>
                            <mi>n</mi>
                            <mi mathvariant="italic">js</mi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</mrow>
        </mtd>
      </mtr>
      <mtr>
        <mtd>
          <mrow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sub>
                        <mi>log</mi>
                        <mn>2</mn>
                      </msub>
                      <mi>n</mi>
                    </mrow>
                    <mo stretchy="false">⌋</mo>
                  </mrow>
                </mrow>
              </munderover>
              <mrow>
                <mrow>
                  <mfrac>
                    <mrow>
                      <mrow>
                        <mo stretchy="false">−</mo>
                        <msup>
                          <mn>1</mn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  <mrow>
                      <mi>k</mi>
                    </mrow>
                  </mfrac>
                </mrow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row>
                        <mi>k</mi>
                        <mo stretchy="false">−</mo>
                        <mn>2</mn>
                      </mrow>
                    </mrow>
                  </munderover>
                  <msub>
                    <mi>d</mi>
                    <mi>m</mi>
                  </msub>
                </mrow>
                <mi>'</mi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row>
                        <mi>k</mi>
                        <mo stretchy="false">−</mo>
                        <mi>m</mi>
                      </mrow>
                      <mo stretchy="false">−</mo>
                      <mn>1</mn>
                    </mrow>
                  </mrow>
                </msub>
                <mi>'</mi>
                <mrow>
                  <mo stretchy="false">(</mo>
                  <mrow>
                    <mi>s</mi>
                  </mrow>
                  <mo stretchy="false">)</mo>
                </mrow>
              </mrow>
            </mrow>
          </mrow>
        </mtd>
      </mtr>
    </mtable>
    <annotation encoding="StarMath 5.0">%PI(n) =  "    " n - 1 + "                                                                                     "
 "" newline "              " sum from j = {lfloor n^{1 over 3} rfloor + 1} to lfloor {n^{1 over 2}} rfloor {sum from k = 2 to { lfloor log_2 n rfloor }{ {{-1^{k+1}} over {k}} D_{k-1}'( n over j )}}
 "" newline "              " + sum from j = 1 to lfloor {n^{1 over 2}} rfloor {({lfloor n over j rfloor} - lfloor n over {j+1}rfloor)sum from k = 2 to { lfloor log_2 n rfloor }{ {{-1^{k+1}} over {k}} D_{k-1}'( j )}}

 "" newline "              "+ sum from j = 2 to lfloor n^{1 over 3} rfloor sum from k = 2 to {lfloor log_2 n rfloor}{ {{-1^{k+1}} over {k}}d_{k-1}'(j) D_1'( n over j )}

 "" newline "              "+ sum from j = 2 to lfloor n^{1 over 3} rfloor sum from s = { lfloor { lfloor n ^{1 over 3} rfloor over j}rfloor +1} to lfloor {n over j} rfloor sum from k = 2 to {lfloor log_2 n rfloor}{ {{-1^{k+1}} over {k}}sum from m = 1 to {k-2} d_m'(j) D_{k-m-1}'( n over js )}
 
 "" newline "              "+ sum from j = 2 to lfloor n^{1 over 3} rfloor sum from s = 1 to {{lfloor n over j rfloor}^{1 over 2 } - 1}(lfloor n over {js} rfloor - lfloor n over {j(s+1)} rfloor) cdot "" newline sum from k = 2 to { lfloor log_2 n rfloor}{ {{-1^{k+1}} over {k}}sum from m = 1 to {k-2} d_m'(j) D_{k-m-1}'( s )}
</annotation>
  </semantics>
</math>
</file>

<file path=Object 54/content.xml><?xml version="1.0" encoding="utf-8"?>
<math xmlns="http://www.w3.org/1998/Math/MathML">
  <semantics>
    <mrow>
      <mrow>
        <mi>n</mi>
        <mo stretchy="false">&lt;</mo>
        <msup>
          <mn>2</mn>
          <mi>k</mi>
        </msup>
      </mrow>
    </mrow>
    <annotation encoding="StarMath 5.0">n &lt; 2^k</annotation>
  </semantics>
</math>
</file>

<file path=Object 55/content.xml><?xml version="1.0" encoding="utf-8"?>
<math xmlns="http://www.w3.org/1998/Math/MathML">
  <semantics>
    <mrow>
      <msub>
        <mi>d</mi>
        <mi>k</mi>
      </msub>
      <mi>'</mi>
      <mrow>
        <mo stretchy="false">(</mo>
        <mi>n</mi>
        <mo stretchy="false">)</mo>
      </mrow>
    </mrow>
    <annotation encoding="StarMath 5.0">d_k'(n)</annotation>
  </semantics>
</math>
</file>

<file path=Object 56/content.xml><?xml version="1.0" encoding="utf-8"?>
<math xmlns="http://www.w3.org/1998/Math/MathML">
  <semantics>
    <mrow>
      <msub>
        <mi>D</mi>
        <mi>k</mi>
      </msub>
      <mi>'</mi>
      <mrow>
        <mo stretchy="false">(</mo>
        <mrow>
          <mi>n</mi>
        </mrow>
        <mo stretchy="false">)</mo>
      </mrow>
    </mrow>
    <annotation encoding="StarMath 5.0">D_k'(n)</annotation>
  </semantics>
</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∑</math:mo>
          <math:mrow>
            <math:mi>j</math:mi>
            <math:mo math:stretchy="false">=</math:mo>
            <math:mn>2</math:mn>
          </math:mrow>
          <math:mi>n</math:mi>
        </math:munderover>
        <math:mi>f</math:mi>
      </math:mrow>
      <math:mrow>
        <math:mo math:stretchy="false">(</math:mo>
        <math:mrow>
          <math:mo math:stretchy="false">⌊</math:mo>
          <math:mfrac>
            <math:mi>n</math:mi>
            <math:mi>j</math:mi>
          </math:mfrac>
          <math:mo math:stretchy="false">⌋</math:mo>
        </math:mrow>
        <math:mo math:stretchy="false">)</math:mo>
      </math:mrow>
    </math:mrow>
    <math:annotation math:encoding="StarMath 5.0">sum from j = 2 to n f( lfloor n over j rfloor )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n>2</math:mn>
      <math:msup>
        <math:mi>n</math:mi>
        <math:mfrac>
          <math:mn>1</math:mn>
          <math:mn>2</math:mn>
        </math:mfrac>
      </math:msup>
    </math:mrow>
    <math:annotation math:encoding="StarMath 5.0">2 n^{1 over 2}</math:annotation>
  </math:semantics>
</math:math>
</file>

<file path=Object 59/content.xml><?xml version="1.0" encoding="utf-8"?>
<math xmlns="http://www.w3.org/1998/Math/MathML">
  <semantics>
    <mrow>
      <mrow>
        <munderover>
          <mo stretchy="false">∑</mo>
          <mrow>
            <mi>j</mi>
            <mo stretchy="false">=</mo>
            <mn>2</mn>
          </mrow>
          <mrow>
            <mo stretchy="false">⌊</mo>
            <mrow>
              <msup>
                <mi>n</mi>
                <mrow>
                  <mfrac>
                    <mn>1</mn>
                    <mn>2</mn>
                  </mfrac>
                </mrow>
              </msup>
            </mrow>
            <mo stretchy="false">⌋</mo>
          </mrow>
        </munderover>
        <mi>f</mi>
      </mrow>
      <mrow>
        <mrow>
          <mo stretchy="false">(</mo>
          <mrow>
            <mrow>
              <mo stretchy="false">⌊</mo>
              <mrow>
                <mfrac>
                  <mi>n</mi>
                  <mi>j</mi>
                </mfrac>
              </mrow>
              <mo stretchy="false">⌋</mo>
            </mrow>
          </mrow>
          <mo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row>
              <mo stretchy="false">⌊</mo>
              <mrow>
                <mrow>
                  <mrow>
                    <mfrac>
                      <mi>n</mi>
                      <mrow>
                        <mo stretchy="false">⌊</mo>
                        <mrow>
                          <msup>
                            <mi>n</mi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</mrow>
                        <mo stretchy="false">⌋</mo>
                      </mrow>
                    </mfrac>
                    <mo stretchy="false">−</mo>
                    <mn>1</mn>
                  </mrow>
                </mrow>
              </mrow>
              <mo stretchy="false">⌋</mo>
            </mrow>
          </munderover>
          <mrow>
            <mrow>
              <mo stretchy="false">(</mo>
              <mrow>
                <mrow>
                  <mrow>
                    <mo stretchy="false">⌊</mo>
                    <mrow>
                      <mfrac>
                        <mi>n</mi>
                        <mi>j</mi>
                      </mfrac>
                    </mrow>
                    <mo stretchy="false">⌋</mo>
                  </mrow>
                  <mo stretchy="false">−</mo>
                  <mrow>
                    <mo stretchy="false">⌊</mo>
                    <mrow>
                      <mfrac>
                        <mi>n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frac>
                    </mrow>
                    <mo stretchy="false">⌋</mo>
                  </mrow>
                </mrow>
              </mrow>
              <mo stretchy="false">)</mo>
            </mrow>
            <mi>f</mi>
            <mrow>
              <mo stretchy="false">(</mo>
              <mrow>
                <mi>j</mi>
              </mrow>
              <mo stretchy="false">)</mo>
            </mrow>
          </mrow>
        </mrow>
      </mrow>
    </mrow>
    <annotation encoding="StarMath 5.0">sum from j = 2 to lfloor n^{1 over 2 } rfloor f( lfloor n over j rfloor ) + sum from j = 1 to lfloor {n over lfloor n^{1 over 2} rfloor - 1} rfloor { (lfloor n over j rfloor - lfloor n over {j + 1} rfloor) f(j) }</annotation>
  </semantics>
</math>
</file>

<file path=Object 6/content.xml><?xml version="1.0" encoding="utf-8"?>
<math xmlns="http://www.w3.org/1998/Math/MathML">
  <semantics>
    <mrow>
      <msub>
        <mi>A</mi>
        <mi mathvariant="italic">r2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sub>
                <mi>d</mi>
                <mrow>
                  <mn>3</mn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3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a</mi>
            </munderover>
            <mrow>
              <mrow>
                <munderover>
                  <mo stretchy="false">∑</mo>
                  <mrow>
                    <mi>s</mi>
                    <mo stretchy="false">=</mo>
                    <mrow>
                      <mrow>
                        <mrow>
                          <mrow>
                            <mo stretchy="false">⌊</mo>
                            <mrow>
                              <mfrac>
                                <mi>a</mi>
                                <mi>j</mi>
                              </mfrac>
                            </mrow>
                            <mo stretchy="false">⌋</mo>
                          </mrow>
                        </mrow>
                        <mo stretchy="false">+</mo>
                        <mn>1</mn>
                      </mrow>
                    </mrow>
                  </mrow>
                  <mi>j</mi>
                </munderover>
                <mrow>
                  <msub>
                    <mi>d</mi>
                    <mn>2</mn>
                  </msub>
                  <mi>'</mi>
                  <mrow>
                    <mo stretchy="false">(</mo>
                    <mrow>
                      <mi>j</mi>
                    </mrow>
                    <mo stretchy="false">)</mo>
                  </mrow>
                  <msub>
                    <mi>D</mi>
                    <mrow>
                      <mrow>
                        <mi>k</mi>
                        <mo stretchy="false">−</mo>
                        <mn>3</mn>
                      </mrow>
                    </mrow>
                  </msub>
                  <mi>'</mi>
                  <mrow>
                    <mo stretchy="false">(</mo>
                    <mrow>
                      <mfrac>
                        <mi>n</mi>
                        <mrow>
                          <mi mathvariant="italic">js</mi>
                        </mrow>
                      </mfrac>
                    </mrow>
                    <mo stretchy="false">)</mo>
                  </mrow>
                </mrow>
              </mrow>
            </mrow>
          </mrow>
        </mrow>
      </mrow>
    </mrow>
    <annotation encoding="StarMath 5.0">A_r2(n) = sum from j = 2 to a { d_{3}'(j)D_{k-3}'(n over j ) } + sum from j = 2 to a { sum from s = {{ lfloor a over j rfloor } + 1 } to j { d_2'(j)D_{k-3}'( n over { js } )}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65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row>
              <msub>
                <mi>d</mi>
                <mrow>
                  <mrow>
                    <mi>m</mi>
                    <mo stretchy="false">+</mo>
                    <mn>1</mn>
                  </mrow>
                </mrow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>j</mi>
                  </mfrac>
                </mrow>
                <mo stretchy="false">)</mo>
              </mrow>
            </mrow>
          </mrow>
        </mrow>
      </mrow>
      <mrow>
        <mtext/>
        <mo stretchy="false">+</mo>
        <mtext/>
      </mrow>
      <mrow>
        <munderover>
          <mo stretchy="false">∑</mo>
          <mrow>
            <mi>j</mi>
            <mo stretchy="false">=</mo>
            <mn>2</mn>
          </mrow>
          <mi>a</mi>
        </munderover>
        <mrow>
          <mrow>
            <munderover>
              <mo stretchy="false">∑</mo>
              <mrow>
                <mi>s</mi>
                <mo stretchy="false">=</mo>
                <mrow>
                  <mrow>
                    <mrow>
                      <mo stretchy="false">⌊</mo>
                      <mrow>
                        <mfrac>
                          <mi>a</mi>
                          <mi>j</mi>
                        </mfrac>
                      </mrow>
                      <mo stretchy="false">⌋</mo>
                    </mrow>
                  </mrow>
                  <mo stretchy="false">+</mo>
                  <mn>1</mn>
                </mrow>
              </mrow>
              <mrow>
                <mrow>
                  <mo stretchy="false">⌊</mo>
                  <mrow>
                    <mfrac>
                      <mi>n</mi>
                      <mi>j</mi>
                    </mfrac>
                  </mrow>
                  <mo stretchy="false">⌋</mo>
                </mrow>
              </mrow>
            </munderover>
            <mrow>
              <msub>
                <mi>d</mi>
                <mi>m</mi>
              </msub>
              <mi>'</mi>
              <mrow>
                <mo stretchy="false">(</mo>
                <mrow>
                  <mi>j</mi>
                </mrow>
                <mo stretchy="false">)</mo>
              </mrow>
              <msub>
                <mi>D</mi>
                <mrow>
                  <mrow>
                    <mi>k</mi>
                    <mo stretchy="false">−</mo>
                    <mn>1</mn>
                  </mrow>
                </mrow>
              </msub>
              <mi>'</mi>
              <mrow>
                <mo stretchy="false">(</mo>
                <mrow>
                  <mfrac>
                    <mi>n</mi>
                    <mi mathvariant="italic">js</mi>
                  </mfrac>
                </mrow>
                <mo stretchy="false">)</mo>
              </mrow>
            </mrow>
          </mrow>
        </mrow>
      </mrow>
    </mrow>
    <annotation encoding="StarMath 5.0">F(n) = sum from j = 2 to a { {d_{m+1}'(j) D_{k-1}'( n over j )} } "" + "" sum from j = 2 to a { sum from s = {lfloor a over j rfloor } + 1 to { lfloor n over j rfloor } {d_m'(j) D_{k-1}'( n over js )} }
</annotation>
  </semantics>
</math>
</file>

<file path=Object 66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(n) = sum from j = 2 to n { D_{k-1}'( n over j )}</annotation>
  </semantics>
</math>
</file>

<file path=Object 67/content.xml><?xml version="1.0" encoding="utf-8"?>
<math xmlns="http://www.w3.org/1998/Math/MathML">
  <semantics>
    <mrow>
      <msub>
        <mi>d</mi>
        <mn>1</mn>
      </msub>
      <mi>'</mi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1'(n) = 1</annotation>
  </semantics>
</math>
</file>

<file path=Object 68/content.xml><?xml version="1.0" encoding="utf-8"?>
<math xmlns="http://www.w3.org/1998/Math/MathML">
  <semantics>
    <mrow>
      <msub>
        <mi>d</mi>
        <mi>k</mi>
      </msub>
      <mi>'</mi>
    </mrow>
    <annotation encoding="StarMath 5.0">d_k'</annotation>
  </semantics>
</math>
</file>

<file path=Object 69/content.xml><?xml version="1.0" encoding="utf-8"?>
<math xmlns="http://www.w3.org/1998/Math/MathML">
  <semantics>
    <mrow>
      <mrow>
        <mrow>
          <mn>2</mn>
          <mo stretchy="false">≤</mo>
          <mi>a</mi>
        </mrow>
        <mo stretchy="false">≤</mo>
        <mi>n</mi>
      </mrow>
    </mrow>
    <annotation encoding="StarMath 5.0">2 &lt;= a &lt;= n</annotation>
  </semantics>
</math>
</file>

<file path=Object 7/content.xml><?xml version="1.0" encoding="utf-8"?>
<math xmlns="http://www.w3.org/1998/Math/MathML">
  <semantics>
    <mrow>
      <msub>
        <mi>A</mi>
        <mrow>
          <mrow>
            <mi mathvariant="italic">rk</mi>
            <mo stretchy="false">−</mo>
            <mn>1</mn>
          </mrow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i>a</mi>
          </munderover>
          <mrow>
            <msub>
              <mi>d</mi>
              <mrow>
                <mrow>
                  <mi>k</mi>
                  <mo stretchy="false">−</mo>
                  <mn>1</mn>
                </mrow>
              </mrow>
            </msub>
            <mi>'</mi>
            <mrow>
              <mo stretchy="false">(</mo>
              <mrow>
                <mi>j</mi>
              </mrow>
              <mo stretchy="false">)</mo>
            </mrow>
            <msub>
              <mi>D</mi>
              <mrow>
                <mn>1</mn>
              </mrow>
            </msub>
            <mi>'</mi>
            <mrow>
              <mo stretchy="false">(</mo>
              <mrow>
                <mfrac>
                  <mi>n</mi>
                  <mi>j</mi>
                </mfrac>
              </mrow>
              <mo stretchy="false">)</mo>
            </mrow>
          </mrow>
        </mrow>
      </mrow>
    </mrow>
    <annotation encoding="StarMath 5.0">A_{rk-1}(n) = sum from j = 2 to a { d_{k-1}'(j)D_{1}'(n over j ) }</annotation>
  </semantics>
</math>
</file>

<file path=Object 70/content.xml><?xml version="1.0" encoding="utf-8"?>
<math xmlns="http://www.w3.org/1998/Math/MathML">
  <semantics>
    <mrow>
      <msub>
        <mi>d</mi>
        <mn>0</mn>
      </msub>
      <mi>'</mi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otherwise</mtext>
                  </mrow>
                </mtd>
              </mtr>
            </mtable>
          </mrow>
        </mrow>
      </mrow>
    </mrow>
    <annotation encoding="StarMath 5.0">d_0'(n) = left lbrace
  stack {
    1 "if "n = 1 #
    0 "otherwise"
  }
right none</annotation>
  </semantics>
</math>
</file>

<file path=Object 71/content.xml><?xml version="1.0" encoding="utf-8"?>
<math xmlns="http://www.w3.org/1998/Math/MathML">
  <semantics>
    <mrow>
      <msub>
        <mi>d</mi>
        <mn>0</mn>
      </msub>
      <mrow>
        <mrow>
          <mo stretchy="false">(</mo>
          <mrow>
            <mi>n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text>if 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otherwise</mtext>
                  </mrow>
                </mtd>
              </mtr>
            </mtable>
          </mrow>
        </mrow>
      </mrow>
    </mrow>
    <annotation encoding="StarMath 5.0">d_0(n) = left lbrace
  stack {
    1 "if "n = 1 #
    0 "otherwise"
  }
right none</annotation>
  </semantics>
</math>
</file>

<file path=Object 7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n^{2 over 3} log n)</annotation>
  </semantics>
</math>
</file>

<file path=Object 73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>D</math:mi>
      <math:mi>'</math:mi>
      <math:mrow>
        <math:mo math:stretchy="false">(</math:mo>
        <math:mi>n</math:mi>
        <math:mo math:stretchy="false">)</math:mo>
      </math:mrow>
    </math:mrow>
    <math:annotation math:encoding="StarMath 5.0">D'(n)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i>O</math:mi>
      <math:mrow>
        <math:mo math:stretchy="false">(</math:mo>
        <math:msup>
          <math:mi>n</math:mi>
          <math:mfrac>
            <math:mn>2</math:mn>
            <math:mn>3</math:mn>
          </math:mfrac>
        </math:msup>
        <math:mo math:stretchy="false">)</math:mo>
      </math:mrow>
    </math:mrow>
    <math:annotation math:encoding="StarMath 5.0">O( n^{2 over 3} )</math:annotation>
  </math:semantics>
</math:math>
</file>

<file path=Object 7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  <mi>log</mi>
      <mi>n</mi>
    </mrow>
    <annotation encoding="StarMath 5.0">n^{2 over 3} log n</annotation>
  </semantics>
</math>
</file>

<file path=Object 80/content.xml><?xml version="1.0" encoding="utf-8"?>
<math xmlns="http://www.w3.org/1998/Math/MathML">
  <semantics>
    <mrow>
      <msup>
        <mn>10</mn>
        <mn>11</mn>
      </msup>
    </mrow>
    <annotation encoding="StarMath 5.0">10^11</annotation>
  </semantics>
</math>
</file>

<file path=Object 81/content.xml><?xml version="1.0" encoding="utf-8"?>
<math xmlns="http://www.w3.org/1998/Math/MathML">
  <semantics>
    <mrow>
      <mfrac>
        <mrow>
          <mo stretchy="false">Λ</mo>
          <mrow>
            <mo stretchy="false">(</mo>
            <mrow>
              <mi>n</mi>
            </mrow>
            <mo stretchy="false">)</mo>
          </mrow>
        </mrow>
        <mrow>
          <mi>log</mi>
          <mi>n</mi>
        </mrow>
      </mfrac>
    </mrow>
    <annotation encoding="StarMath 5.0">{%LAMBDA(n)} over {log n}</annotation>
  </semantics>
</math>
</file>

<file path=Object 82/content.xml><?xml version="1.0" encoding="utf-8"?>
<math xmlns="http://www.w3.org/1998/Math/MathML">
  <semantics>
    <mrow>
      <mrow>
        <mrow>
          <munderover>
            <mo stretchy="false">∑</mo>
            <mrow>
              <mi>k</mi>
              <mo stretchy="false">=</mo>
              <mn>0</mn>
            </mrow>
            <mrow>
              <mo stretchy="false">⌊</mo>
              <mrow>
                <mrow>
                  <msub>
                    <mi>log</mi>
                    <mn>2</mn>
                  </msub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  <mo stretchy="false">⌋</mo>
            </mrow>
          </munderover>
          <mrow>
            <mrow>
              <mo stretchy="false">−</mo>
              <msup>
                <mn>1</mn>
                <mrow>
                  <mi>k</mi>
                </mrow>
              </msup>
            </mrow>
            <msub>
              <mi>d</mi>
              <mi>k</mi>
            </msub>
            <mi>'</mi>
            <mrow>
              <mo stretchy="false">(</mo>
              <mrow>
                <mi>n</mi>
              </mrow>
              <mo stretchy="false">)</mo>
            </mrow>
          </mrow>
        </mrow>
        <mo stretchy="false">=</mo>
        <mo stretchy="false">μ</mo>
      </mrow>
      <mrow>
        <mo stretchy="false">(</mo>
        <mrow>
          <mi>n</mi>
        </mrow>
        <mo stretchy="false">)</mo>
      </mrow>
    </mrow>
    <annotation encoding="StarMath 5.0">sum from k = 0 to lfloor{log_2(n) }rfloor{ -1^{k} d_k'(n)} = %mu(n)</annotation>
  </semantics>
</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2</math:mn>
        <math:mn>3</math:mn>
      </math:mfrac>
    </math:msup>
    <math:annotation math:encoding="StarMath 5.0">n^{2 over 3}</math:annotation>
  </math:semantics>
</math:math>
</file>

<file path=Object 8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

<file path=Object 8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  <mi>log</mi>
          <mi>n</mi>
        </mrow>
        <mo stretchy="false">)</mo>
      </mrow>
    </mrow>
    <annotation encoding="StarMath 5.0">O( n^{1 over 3} log n )</annotation>
  </semantics>
</math>
</file>

<file path=Object 89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9/content.xml><?xml version="1.0" encoding="utf-8"?>
<math xmlns="http://www.w3.org/1998/Math/MathML">
  <semantics>
    <mrow>
      <mi>A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row>
        <mo stretchy="false">(</mo>
        <mrow>
          <mi>n</mi>
        </mrow>
        <mo stretchy="false">)</mo>
      </mrow>
    </mrow>
    <annotation encoding="StarMath 5.0">A(n) = D_k(n)</annotation>
  </semantics>
</math>
</file>

<file path=Object 90/content.xml><?xml version="1.0" encoding="utf-8"?>
<math xmlns="http://www.w3.org/1998/Math/MathML">
  <semantics>
    <mrow>
      <mrow>
        <mtext/>
        <mo stretchy="false">≤</mo>
        <mtext> </mtext>
      </mrow>
      <msup>
        <mi>n</mi>
        <mrow>
          <mfrac>
            <mn>2</mn>
            <mn>3</mn>
          </mfrac>
        </mrow>
      </msup>
    </mrow>
    <annotation encoding="StarMath 5.0">"" &lt;= " "n^{2 over 3}</annotation>
  </semantics>
</math>
</file>

<file path=Object 91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2/content.xml><?xml version="1.0" encoding="utf-8"?>
<!DOCTYPE math  PUBLIC '-//OpenOffice.org//DTD Modified W3C MathML 1.01//EN'  'math.dtd'>
<math:math xmlns:math="http://www.w3.org/1998/Math/MathML">
  <math:semantics>
    <math:msup>
      <math:mi>n</math:mi>
      <math:mfrac>
        <math:mn>1</math:mn>
        <math:mn>3</math:mn>
      </math:mfrac>
    </math:msup>
    <math:annotation math:encoding="StarMath 5.0">n^{1 over 3}</math:annotation>
  </math:semantics>
</math:math>
</file>

<file path=Object 93/content.xml><?xml version="1.0" encoding="utf-8"?>
<math xmlns="http://www.w3.org/1998/Math/MathML">
  <semantics>
    <mrow>
      <mrow>
        <mi>n</mi>
        <mo stretchy="false">=</mo>
        <mrow>
          <msup>
            <mrow>
              <msub>
                <mi>p</mi>
                <mn>1</mn>
              </msub>
            </mrow>
            <mrow>
              <msub>
                <mi>a</mi>
                <mn>1</mn>
              </msub>
            </mrow>
          </msup>
        </mrow>
      </mrow>
      <mrow>
        <msup>
          <mrow>
            <msub>
              <mi>p</mi>
              <mn>2</mn>
            </msub>
          </mrow>
          <mrow>
            <msub>
              <mi>a</mi>
              <mn>2</mn>
            </msub>
          </mrow>
        </msup>
      </mrow>
      <mtext>...</mtext>
      <mrow>
        <msup>
          <mrow>
            <msub>
              <mi>p</mi>
              <mi>k</mi>
            </msub>
          </mrow>
          <mrow>
            <msub>
              <mi>a</mi>
              <mi>k</mi>
            </msub>
          </mrow>
        </msup>
      </mrow>
    </mrow>
    <annotation encoding="StarMath 5.0">n = {{p_1}^{a_1}} {{p_2}^{a_2}} "..." {{p_k}^{a_k}}</annotation>
  </semantics>
</math>
</file>

<file path=Object 94/content.xml><?xml version="1.0" encoding="utf-8"?>
<math xmlns="http://www.w3.org/1998/Math/MathML">
  <semantics>
    <mrow>
      <msub>
        <mi>d</mi>
        <mi>k</mi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1</mn>
                          </msub>
                        </mrow>
                      </mtd>
                    </mtr>
                  </mtable>
                </mrow>
                <mo stretchy="false">)</mo>
              </mrow>
              <mo stretchy="false">⋅</mo>
              <mrow>
                <mo stretchy="false">(</mo>
                <mrow>
                  <mtable>
                    <mtr>
                      <mtd>
                        <mrow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+</mo>
                              <mi>k</mi>
                            </mrow>
                            <mo stretchy="false">−</mo>
                            <mn>1</mn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n>2</mn>
                          </msub>
                        </mrow>
                      </mtd>
                    </mtr>
                  </mtable>
                </mrow>
                <mo stretchy="false">)</mo>
              </mrow>
            </mrow>
            <mo stretchy="false">⋅</mo>
            <mrow>
              <mo stretchy="false">(</mo>
              <mrow>
                <mtable>
                  <mtr>
                    <mtd>
                      <mrow>
                        <mrow>
                          <mrow>
                            <msub>
                              <mi>a</mi>
                              <mn>3</mn>
                            </msub>
                            <mo stretchy="false">+</mo>
                            <mi>k</mi>
                          </mrow>
                          <mo stretchy="false">−</mo>
                          <mn>1</mn>
                        </mrow>
                      </mrow>
                    </mtd>
                  </mtr>
                  <mtr>
                    <mtd>
                      <mrow>
                        <msub>
                          <mi>a</mi>
                          <mn>3</mn>
                        </msub>
                      </mrow>
                    </mtd>
                  </mtr>
                </mtable>
              </mrow>
              <mo stretchy="false">)</mo>
            </mrow>
          </mrow>
          <mo stretchy="false">⋅</mo>
          <mtext>...</mtext>
        </mrow>
      </mrow>
    </mrow>
    <annotation encoding="StarMath 5.0">d_k(n) = (binom {a_1+k-1} {a_1}) cdot ( binom {a_2 + k - 1} {a_2} ) cdot ( binom {a_3 + k - 1} {a_3} ) cdot "..."</annotation>
  </semantics>
</math>
</file>

<file path=Object 95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row>
              <mo stretchy="false">−</mo>
              <msup>
                <mn>1</mn>
                <mrow>
                  <mrow>
                    <mi>k</mi>
                    <mo stretchy="false">−</mo>
                    <mi>j</mi>
                  </mrow>
                </mrow>
              </msup>
            </mrow>
            <mrow>
              <mo stretchy="false">(</mo>
              <mrow>
                <mtable>
                  <mtr>
                    <mtd>
                      <mrow>
                        <mi>k</mi>
                      </mrow>
                    </mtd>
                  </mtr>
                  <mtr>
                    <mtd>
                      <mrow>
                        <mi>j</mi>
                      </mrow>
                    </mtd>
                  </mtr>
                </mtable>
              </mrow>
              <mo stretchy="false">)</mo>
            </mrow>
            <msub>
              <mi>d</mi>
              <mi>j</mi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d_k'(n) = sum from j=0 to k { -1^{k-j} ( binom {k} {j} ) d_j(n) }</annotation>
  </semantics>
</math>
</file>

<file path=Object 96/content.xml><?xml version="1.0" encoding="utf-8"?>
<math xmlns="http://www.w3.org/1998/Math/MathML">
  <semantics>
    <mrow>
      <msub>
        <mi>D</mi>
        <mi>k</mi>
      </msub>
      <mi>'</mi>
      <mrow>
        <mrow>
          <mo stretchy="false">(</mo>
          <mrow>
            <mi>n</mi>
          </mrow>
          <mo stretchy="false">)</mo>
        </mrow>
        <mo stretchy="false">=</mo>
        <msub>
          <mi>D</mi>
          <mi>k</mi>
        </msub>
      </mrow>
      <mi>'</mi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+</mo>
        <msub>
          <mi>d</mi>
          <mi>k</mi>
        </msub>
      </mrow>
      <mi>'</mi>
      <mrow>
        <mo stretchy="false">(</mo>
        <mrow>
          <mi>n</mi>
        </mrow>
        <mo stretchy="false">)</mo>
      </mrow>
    </mrow>
    <annotation encoding="StarMath 5.0">D_k'(n) = D_k'(n-1) + d_k'(n)</annotation>
  </semantics>
</math>
</file>

<file path=Object 97/content.xml><?xml version="1.0" encoding="utf-8"?>
<math xmlns="http://www.w3.org/1998/Math/MathML">
  <semantics>
    <mrow>
      <msub>
        <mi>D</mi>
        <mi>k</mi>
      </msub>
      <mi>'</mi>
      <mrow>
        <mo stretchy="false">(</mo>
        <mi>n</mi>
        <mo stretchy="false">)</mo>
      </mrow>
    </mrow>
    <annotation encoding="StarMath 5.0">D_k'(n)</annotation>
  </semantics>
</math>
</file>

<file path=Object 98/content.xml><?xml version="1.0" encoding="utf-8"?>
<!DOCTYPE math  PUBLIC '-//OpenOffice.org//DTD Modified W3C MathML 1.01//EN'  'math.dtd'>
<math:math xmlns:math="http://www.w3.org/1998/Math/MathML">
  <math:semantics>
    <math:mrow>
      <math:msub>
        <math:mi>D</math:mi>
        <math:mi>k</math:mi>
      </math:msub>
      <math:mi>'</math:mi>
      <math:mrow>
        <math:mo math:stretchy="false">(</math:mo>
        <math:mi>n</math:mi>
        <math:mo math:stretchy="false">)</math:mo>
      </math:mrow>
    </math:mrow>
    <math:annotation math:encoding="StarMath 5.0">D_k'(n)</math:annotation>
  </math:semantics>
</math:math>
</file>

<file path=Object 9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  <mi>log</mi>
          <mi>n</mi>
        </mrow>
        <mo stretchy="false">)</mo>
      </mrow>
    </mrow>
    <annotation encoding="StarMath 5.0">O( n^{2 over 3} log n )</annotation>
  </semantics>
</math>
</file>